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Courier New', monospace"/>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Standard">
      <style:text-properties officeooo:rsid="01ee10a2" officeooo:paragraph-rsid="02c3990b"/>
    </style:style>
    <style:style style:name="P11" style:family="paragraph" style:parent-style-name="Standard">
      <style:text-properties officeooo:rsid="01ee10a2" officeooo:paragraph-rsid="02c3fdcf"/>
    </style:style>
    <style:style style:name="P12" style:family="paragraph" style:parent-style-name="Standard">
      <style:text-properties officeooo:rsid="01ee10a2" officeooo:paragraph-rsid="02c473df"/>
    </style:style>
    <style:style style:name="P13" style:family="paragraph" style:parent-style-name="Text_20_body">
      <style:text-properties officeooo:paragraph-rsid="00eca79a"/>
    </style:style>
    <style:style style:name="P14" style:family="paragraph" style:parent-style-name="Text_20_body">
      <style:text-properties officeooo:rsid="00eed520" officeooo:paragraph-rsid="00eed520"/>
    </style:style>
    <style:style style:name="P15" style:family="paragraph" style:parent-style-name="Text_20_body">
      <style:text-properties officeooo:paragraph-rsid="00f06eb6"/>
    </style:style>
    <style:style style:name="P16" style:family="paragraph" style:parent-style-name="Text_20_body">
      <style:text-properties officeooo:rsid="00f06eb6" officeooo:paragraph-rsid="00f06eb6"/>
    </style:style>
    <style:style style:name="P17" style:family="paragraph" style:parent-style-name="Text_20_body">
      <style:text-properties officeooo:rsid="00f15617" officeooo:paragraph-rsid="00f15617"/>
    </style:style>
    <style:style style:name="P18" style:family="paragraph" style:parent-style-name="Text_20_body">
      <style:text-properties officeooo:paragraph-rsid="00f51af4"/>
    </style:style>
    <style:style style:name="P19" style:family="paragraph" style:parent-style-name="Text_20_body">
      <style:text-properties officeooo:rsid="00fa8790" officeooo:paragraph-rsid="00fa8790"/>
    </style:style>
    <style:style style:name="P20" style:family="paragraph" style:parent-style-name="Text_20_body">
      <style:text-properties officeooo:paragraph-rsid="00fc9829"/>
    </style:style>
    <style:style style:name="P21" style:family="paragraph" style:parent-style-name="Text_20_body">
      <style:text-properties officeooo:paragraph-rsid="00fe4cd8"/>
    </style:style>
    <style:style style:name="P22" style:family="paragraph" style:parent-style-name="Text_20_body">
      <style:text-properties officeooo:rsid="01021d20" officeooo:paragraph-rsid="01021d20"/>
    </style:style>
    <style:style style:name="P23" style:family="paragraph" style:parent-style-name="Text_20_body">
      <style:text-properties officeooo:rsid="0103df91" officeooo:paragraph-rsid="0103df91"/>
    </style:style>
    <style:style style:name="P24" style:family="paragraph" style:parent-style-name="Text_20_body">
      <style:text-properties officeooo:rsid="0103df91" officeooo:paragraph-rsid="01bc539a"/>
    </style:style>
    <style:style style:name="P25" style:family="paragraph" style:parent-style-name="Text_20_body">
      <style:text-properties officeooo:rsid="010658e6" officeooo:paragraph-rsid="010658e6"/>
    </style:style>
    <style:style style:name="P26" style:family="paragraph" style:parent-style-name="Text_20_body">
      <style:text-properties officeooo:rsid="01080329" officeooo:paragraph-rsid="01080329"/>
    </style:style>
    <style:style style:name="P27" style:family="paragraph" style:parent-style-name="Text_20_body">
      <style:text-properties officeooo:rsid="010d4bc3" officeooo:paragraph-rsid="010d4bc3"/>
    </style:style>
    <style:style style:name="P28" style:family="paragraph" style:parent-style-name="Text_20_body">
      <style:text-properties officeooo:rsid="0120be8e" officeooo:paragraph-rsid="0120be8e"/>
    </style:style>
    <style:style style:name="P29" style:family="paragraph" style:parent-style-name="Text_20_body">
      <style:text-properties officeooo:paragraph-rsid="0120be8e"/>
    </style:style>
    <style:style style:name="P30" style:family="paragraph" style:parent-style-name="Text_20_body">
      <style:text-properties officeooo:rsid="01224400" officeooo:paragraph-rsid="01224400"/>
    </style:style>
    <style:style style:name="P31" style:family="paragraph" style:parent-style-name="Text_20_body">
      <style:text-properties officeooo:paragraph-rsid="01224400"/>
    </style:style>
    <style:style style:name="P32" style:family="paragraph" style:parent-style-name="Text_20_body">
      <style:text-properties officeooo:rsid="0123cc56" officeooo:paragraph-rsid="0123cc56"/>
    </style:style>
    <style:style style:name="P33" style:family="paragraph" style:parent-style-name="Text_20_body">
      <style:text-properties officeooo:rsid="0123cc56" officeooo:paragraph-rsid="0122881c"/>
    </style:style>
    <style:style style:name="P34" style:family="paragraph" style:parent-style-name="Text_20_body">
      <style:text-properties officeooo:rsid="01357b20" officeooo:paragraph-rsid="01357b20"/>
    </style:style>
    <style:style style:name="P35" style:family="paragraph" style:parent-style-name="Text_20_body">
      <style:text-properties officeooo:rsid="01357b20" officeooo:paragraph-rsid="013f8dba"/>
    </style:style>
    <style:style style:name="P36" style:family="paragraph" style:parent-style-name="Text_20_body">
      <style:text-properties officeooo:rsid="01357b20" officeooo:paragraph-rsid="016e53e4"/>
    </style:style>
    <style:style style:name="P37" style:family="paragraph" style:parent-style-name="Text_20_body">
      <style:text-properties officeooo:rsid="01357b20" officeooo:paragraph-rsid="013cfb5f"/>
    </style:style>
    <style:style style:name="P38" style:family="paragraph" style:parent-style-name="Text_20_body">
      <style:text-properties officeooo:rsid="01357b20" officeooo:paragraph-rsid="0251127e"/>
    </style:style>
    <style:style style:name="P39" style:family="paragraph" style:parent-style-name="Text_20_body">
      <style:text-properties officeooo:rsid="01357b20" officeooo:paragraph-rsid="0254a9aa"/>
    </style:style>
    <style:style style:name="P40" style:family="paragraph" style:parent-style-name="Text_20_body">
      <style:text-properties officeooo:rsid="01357b20" officeooo:paragraph-rsid="0264f7ab"/>
    </style:style>
    <style:style style:name="P41" style:family="paragraph" style:parent-style-name="Text_20_body">
      <style:text-properties officeooo:paragraph-rsid="01357b20"/>
    </style:style>
    <style:style style:name="P42" style:family="paragraph" style:parent-style-name="Text_20_body">
      <style:text-properties officeooo:rsid="013f5202" officeooo:paragraph-rsid="013f5202"/>
    </style:style>
    <style:style style:name="P43" style:family="paragraph" style:parent-style-name="Text_20_body">
      <style:text-properties officeooo:rsid="01412e4b" officeooo:paragraph-rsid="0141cab9"/>
    </style:style>
    <style:style style:name="P44" style:family="paragraph" style:parent-style-name="Text_20_body">
      <style:text-properties officeooo:rsid="0141cab9" officeooo:paragraph-rsid="0141cab9"/>
    </style:style>
    <style:style style:name="P45" style:family="paragraph" style:parent-style-name="Text_20_body">
      <style:text-properties officeooo:paragraph-rsid="015077b0"/>
    </style:style>
    <style:style style:name="P46" style:family="paragraph" style:parent-style-name="Text_20_body">
      <style:text-properties officeooo:rsid="015adb38" officeooo:paragraph-rsid="015adb38"/>
    </style:style>
    <style:style style:name="P47" style:family="paragraph" style:parent-style-name="Text_20_body">
      <style:text-properties officeooo:paragraph-rsid="015d88ec"/>
    </style:style>
    <style:style style:name="P48" style:family="paragraph" style:parent-style-name="Text_20_body">
      <style:text-properties officeooo:paragraph-rsid="015efa9d"/>
    </style:style>
    <style:style style:name="P49" style:family="paragraph" style:parent-style-name="Text_20_body">
      <style:text-properties officeooo:rsid="015f818c" officeooo:paragraph-rsid="015f818c"/>
    </style:style>
    <style:style style:name="P50" style:family="paragraph" style:parent-style-name="Text_20_body">
      <style:text-properties officeooo:paragraph-rsid="015f818c"/>
    </style:style>
    <style:style style:name="P51" style:family="paragraph" style:parent-style-name="Text_20_body">
      <style:text-properties officeooo:rsid="0160416e" officeooo:paragraph-rsid="0160416e"/>
    </style:style>
    <style:style style:name="P52" style:family="paragraph" style:parent-style-name="Text_20_body">
      <style:text-properties officeooo:rsid="0160416e" officeooo:paragraph-rsid="01a15886"/>
    </style:style>
    <style:style style:name="P53" style:family="paragraph" style:parent-style-name="Text_20_body">
      <style:text-properties officeooo:rsid="0160416e" officeooo:paragraph-rsid="01a29bb1"/>
    </style:style>
    <style:style style:name="P54" style:family="paragraph" style:parent-style-name="Text_20_body">
      <style:text-properties officeooo:rsid="0165be08" officeooo:paragraph-rsid="0165be08"/>
    </style:style>
    <style:style style:name="P55" style:family="paragraph" style:parent-style-name="Text_20_body">
      <style:text-properties officeooo:rsid="0165be08" officeooo:paragraph-rsid="0166c4f3"/>
    </style:style>
    <style:style style:name="P56" style:family="paragraph" style:parent-style-name="Text_20_body">
      <style:text-properties officeooo:rsid="016c85ff" officeooo:paragraph-rsid="016e53e4"/>
    </style:style>
    <style:style style:name="P57" style:family="paragraph" style:parent-style-name="Text_20_body">
      <style:text-properties officeooo:rsid="016e53e4" officeooo:paragraph-rsid="016e53e4"/>
    </style:style>
    <style:style style:name="P58" style:family="paragraph" style:parent-style-name="Text_20_body">
      <style:text-properties officeooo:paragraph-rsid="0179bf7c"/>
    </style:style>
    <style:style style:name="P59" style:family="paragraph" style:parent-style-name="Text_20_body">
      <style:text-properties officeooo:rsid="01829d13" officeooo:paragraph-rsid="01829d13"/>
    </style:style>
    <style:style style:name="P60" style:family="paragraph" style:parent-style-name="Text_20_body">
      <style:text-properties officeooo:paragraph-rsid="01829d13"/>
    </style:style>
    <style:style style:name="P61" style:family="paragraph" style:parent-style-name="Text_20_body">
      <style:text-properties officeooo:paragraph-rsid="019bbdb1"/>
    </style:style>
    <style:style style:name="P62" style:family="paragraph" style:parent-style-name="Text_20_body">
      <style:text-properties officeooo:paragraph-rsid="01280ede"/>
    </style:style>
    <style:style style:name="P63" style:family="paragraph" style:parent-style-name="Text_20_body">
      <style:text-properties officeooo:paragraph-rsid="01a15886"/>
    </style:style>
    <style:style style:name="P64" style:family="paragraph" style:parent-style-name="Text_20_body">
      <style:text-properties officeooo:rsid="010f5514" officeooo:paragraph-rsid="01b79f9e"/>
    </style:style>
    <style:style style:name="P65" style:family="paragraph" style:parent-style-name="Text_20_body">
      <style:text-properties officeooo:paragraph-rsid="01bc539a"/>
    </style:style>
    <style:style style:name="P66"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7" style:family="paragraph" style:parent-style-name="Text_20_body">
      <style:text-properties fo:color="#000000" loext:opacity="100%" style:font-name="Bahnschrift Light" fo:font-size="11pt" fo:font-weight="250" officeooo:rsid="01ee10a2" officeooo:paragraph-rsid="01ee10a2" style:font-size-asian="10.5pt"/>
    </style:style>
    <style:style style:name="P68" style:family="paragraph" style:parent-style-name="Text_20_body">
      <style:text-properties fo:color="#000000" loext:opacity="100%" style:font-name="Bahnschrift Light" fo:font-size="11pt" fo:font-weight="250" officeooo:rsid="022bd6e0" officeooo:paragraph-rsid="022bd6e0" style:font-size-asian="10.5pt"/>
    </style:style>
    <style:style style:name="P69" style:family="paragraph" style:parent-style-name="Text_20_body">
      <style:text-properties fo:color="#000000" loext:opacity="100%" style:font-name="Bahnschrift Light" fo:font-size="11pt" fo:font-weight="250" officeooo:rsid="0235efe2" officeooo:paragraph-rsid="0235efe2" style:font-size-asian="10.5pt"/>
    </style:style>
    <style:style style:name="P70" style:family="paragraph" style:parent-style-name="Text_20_body">
      <style:text-properties fo:color="#000000" loext:opacity="100%" style:font-name="Bahnschrift Light" fo:font-size="11pt" fo:font-weight="250" officeooo:rsid="0264f7ab" officeooo:paragraph-rsid="0264f7ab" style:font-size-asian="10.5pt"/>
    </style:style>
    <style:style style:name="P71" style:family="paragraph" style:parent-style-name="Text_20_body">
      <style:text-properties fo:color="#000000" loext:opacity="100%" style:font-name="Bahnschrift Light" fo:font-size="11pt" fo:font-weight="250" officeooo:rsid="0264f7ab" officeooo:paragraph-rsid="02657aaa" style:font-size-asian="10.5pt"/>
    </style:style>
    <style:style style:name="P72" style:family="paragraph" style:parent-style-name="Text_20_body">
      <style:text-properties fo:color="#000000" loext:opacity="100%" style:font-name="Bahnschrift Light" fo:font-size="11pt" fo:font-weight="250" officeooo:rsid="027247b4" officeooo:paragraph-rsid="027247b4" style:font-size-asian="10.5pt"/>
    </style:style>
    <style:style style:name="P73" style:family="paragraph" style:parent-style-name="Text_20_body">
      <style:text-properties fo:color="#000000" loext:opacity="100%" style:font-name="Bahnschrift Light" fo:font-size="11pt" fo:font-weight="250" officeooo:rsid="0283a87b" officeooo:paragraph-rsid="0283a87b" style:font-size-asian="10.5pt"/>
    </style:style>
    <style:style style:name="P74" style:family="paragraph" style:parent-style-name="Text_20_body">
      <style:text-properties fo:color="#000000" loext:opacity="100%" style:font-name="Bahnschrift Light" fo:font-size="11pt" fo:font-weight="250" officeooo:rsid="02896fe0" officeooo:paragraph-rsid="02896fe0" style:font-size-asian="10.5pt"/>
    </style:style>
    <style:style style:name="P75" style:family="paragraph" style:parent-style-name="Text_20_body">
      <style:text-properties fo:color="#000000" loext:opacity="100%" style:font-name="Bahnschrift Light" fo:font-size="11pt" fo:font-weight="250" officeooo:rsid="02896fe0" officeooo:paragraph-rsid="028a4407" style:font-size-asian="10.5pt"/>
    </style:style>
    <style:style style:name="P76" style:family="paragraph" style:parent-style-name="Text_20_body">
      <style:text-properties fo:color="#000000" loext:opacity="100%" style:font-name="Bahnschrift Light" fo:font-size="11pt" fo:font-weight="250" officeooo:rsid="028b64a8" officeooo:paragraph-rsid="028b64a8" style:font-size-asian="10.5pt"/>
    </style:style>
    <style:style style:name="P77" style:family="paragraph" style:parent-style-name="Text_20_body">
      <style:text-properties fo:color="#000000" loext:opacity="100%" style:font-name="Bahnschrift Light" fo:font-size="11pt" fo:font-weight="250" officeooo:rsid="0290a074" officeooo:paragraph-rsid="029298b1" style:font-size-asian="10.5pt"/>
    </style:style>
    <style:style style:name="P78" style:family="paragraph" style:parent-style-name="Text_20_body">
      <style:text-properties fo:color="#000000" loext:opacity="100%" style:font-name="Bahnschrift Light" fo:font-size="11pt" fo:font-weight="250" officeooo:rsid="0290a074" officeooo:paragraph-rsid="0299552f" style:font-size-asian="10.5pt"/>
    </style:style>
    <style:style style:name="P79" style:family="paragraph" style:parent-style-name="Text_20_body">
      <style:text-properties fo:color="#000000" loext:opacity="100%" style:font-name="Bahnschrift Light" fo:font-size="11pt" fo:font-weight="250" officeooo:rsid="02ac5bce" officeooo:paragraph-rsid="02ac5bce" style:font-size-asian="10.5pt"/>
    </style:style>
    <style:style style:name="P80" style:family="paragraph" style:parent-style-name="Text_20_body">
      <style:text-properties fo:color="#000000" loext:opacity="100%" style:font-name="Bahnschrift Light" fo:font-size="11pt" fo:font-weight="250" officeooo:rsid="02a08f18" officeooo:paragraph-rsid="02a08f18" style:font-size-asian="10.5pt"/>
    </style:style>
    <style:style style:name="P81" style:family="paragraph" style:parent-style-name="Text_20_body">
      <style:text-properties fo:color="#000000" loext:opacity="100%" style:font-name="Bahnschrift Light" fo:font-size="11pt" fo:font-weight="250" officeooo:rsid="02b76b24" officeooo:paragraph-rsid="02b76b24" style:font-size-asian="10.5pt"/>
    </style:style>
    <style:style style:name="P82" style:family="paragraph" style:parent-style-name="Text_20_body">
      <style:text-properties fo:color="#000000" loext:opacity="100%" style:font-name="Bahnschrift Light" fo:font-size="11pt" fo:font-weight="250" officeooo:rsid="02b90b8e" officeooo:paragraph-rsid="02b90b8e" style:font-size-asian="10.5pt"/>
    </style:style>
    <style:style style:name="P83" style:family="paragraph" style:parent-style-name="Text_20_body">
      <style:text-properties fo:color="#000000" loext:opacity="100%" style:font-name="Bahnschrift Light" fo:font-size="11pt" fo:font-weight="250" officeooo:rsid="02bca8a7" officeooo:paragraph-rsid="02943e10" style:font-size-asian="10.5pt"/>
    </style:style>
    <style:style style:name="P84" style:family="paragraph" style:parent-style-name="Text_20_body">
      <style:text-properties fo:color="#000000" loext:opacity="100%" style:font-name="Bahnschrift Light" fo:font-size="11pt" officeooo:rsid="024f5a58" officeooo:paragraph-rsid="01f189a7" style:font-size-asian="10.5pt"/>
    </style:style>
    <style:style style:name="P85" style:family="paragraph" style:parent-style-name="Text_20_body">
      <style:text-properties officeooo:rsid="01e1e4a8" officeooo:paragraph-rsid="01e1e4a8"/>
    </style:style>
    <style:style style:name="P86" style:family="paragraph" style:parent-style-name="Text_20_body">
      <style:text-properties officeooo:rsid="016fb4f4" officeooo:paragraph-rsid="016fb4f4"/>
    </style:style>
    <style:style style:name="P87" style:family="paragraph" style:parent-style-name="Text_20_body">
      <style:text-properties officeooo:rsid="01ee10a2" officeooo:paragraph-rsid="01ee10a2"/>
    </style:style>
    <style:style style:name="P88" style:family="paragraph" style:parent-style-name="Text_20_body">
      <style:text-properties officeooo:rsid="01ee10a2" officeooo:paragraph-rsid="01f189a7"/>
    </style:style>
    <style:style style:name="P89" style:family="paragraph" style:parent-style-name="Text_20_body">
      <style:text-properties officeooo:rsid="01ee10a2" officeooo:paragraph-rsid="02c3990b"/>
    </style:style>
    <style:style style:name="P90" style:family="paragraph" style:parent-style-name="Text_20_body">
      <style:text-properties officeooo:rsid="01ee10a2" officeooo:paragraph-rsid="02d21774"/>
    </style:style>
    <style:style style:name="P91" style:family="paragraph" style:parent-style-name="Text_20_body">
      <style:text-properties officeooo:rsid="01ee10a2" officeooo:paragraph-rsid="02d38eca"/>
    </style:style>
    <style:style style:name="P92" style:family="paragraph" style:parent-style-name="Text_20_body">
      <style:text-properties officeooo:rsid="01efa95a" officeooo:paragraph-rsid="01efa95a"/>
    </style:style>
    <style:style style:name="P93" style:family="paragraph" style:parent-style-name="Text_20_body">
      <style:text-properties officeooo:rsid="01f5abd6" officeooo:paragraph-rsid="01f5abd6"/>
    </style:style>
    <style:style style:name="P94" style:family="paragraph" style:parent-style-name="Text_20_body">
      <style:text-properties officeooo:rsid="01fb2007" officeooo:paragraph-rsid="01fb2007"/>
    </style:style>
    <style:style style:name="P95" style:family="paragraph" style:parent-style-name="Text_20_body">
      <style:text-properties officeooo:rsid="01fee00a" officeooo:paragraph-rsid="01fee00a"/>
    </style:style>
    <style:style style:name="P96" style:family="paragraph" style:parent-style-name="Text_20_body">
      <style:text-properties officeooo:rsid="01ff105c" officeooo:paragraph-rsid="01ff105c"/>
    </style:style>
    <style:style style:name="P97" style:family="paragraph" style:parent-style-name="Text_20_body">
      <style:text-properties officeooo:rsid="02012f6b" officeooo:paragraph-rsid="02012f6b"/>
    </style:style>
    <style:style style:name="P98" style:family="paragraph" style:parent-style-name="Text_20_body">
      <style:text-properties officeooo:paragraph-rsid="0123cc56"/>
    </style:style>
    <style:style style:name="P99" style:family="paragraph" style:parent-style-name="Text_20_body">
      <style:text-properties officeooo:rsid="012692a1" officeooo:paragraph-rsid="012692a1"/>
    </style:style>
    <style:style style:name="P100" style:family="paragraph" style:parent-style-name="Text_20_body">
      <style:text-properties officeooo:paragraph-rsid="013f8dba"/>
    </style:style>
    <style:style style:name="P101" style:family="paragraph" style:parent-style-name="Text_20_body">
      <style:text-properties officeooo:rsid="022bd6e0" officeooo:paragraph-rsid="022bd6e0"/>
    </style:style>
    <style:style style:name="P102" style:family="paragraph" style:parent-style-name="Text_20_body">
      <style:text-properties officeooo:rsid="022bd6e0" officeooo:paragraph-rsid="0235efe2"/>
    </style:style>
    <style:style style:name="P103" style:family="paragraph" style:parent-style-name="Text_20_body">
      <style:text-properties officeooo:rsid="022bd6e0" officeooo:paragraph-rsid="023b1ae7"/>
    </style:style>
    <style:style style:name="P104" style:family="paragraph" style:parent-style-name="Text_20_body">
      <style:text-properties officeooo:paragraph-rsid="022bd6e0"/>
    </style:style>
    <style:style style:name="P105" style:family="paragraph" style:parent-style-name="Text_20_body">
      <style:text-properties officeooo:rsid="0231e90c" officeooo:paragraph-rsid="0235efe2"/>
    </style:style>
    <style:style style:name="P106" style:family="paragraph" style:parent-style-name="Text_20_body">
      <style:text-properties officeooo:rsid="0235efe2" officeooo:paragraph-rsid="0235efe2"/>
    </style:style>
    <style:style style:name="P107" style:family="paragraph" style:parent-style-name="Text_20_body">
      <style:text-properties officeooo:rsid="0235efe2" officeooo:paragraph-rsid="023689ae"/>
    </style:style>
    <style:style style:name="P108" style:family="paragraph" style:parent-style-name="Text_20_body">
      <style:text-properties officeooo:paragraph-rsid="0235efe2"/>
    </style:style>
    <style:style style:name="P109" style:family="paragraph" style:parent-style-name="Text_20_body">
      <style:text-properties officeooo:paragraph-rsid="0238e717"/>
    </style:style>
    <style:style style:name="P110" style:family="paragraph" style:parent-style-name="Text_20_body">
      <style:text-properties officeooo:rsid="0238e717" officeooo:paragraph-rsid="0238e717"/>
    </style:style>
    <style:style style:name="P111" style:family="paragraph" style:parent-style-name="Text_20_body">
      <style:text-properties officeooo:rsid="0238e717" officeooo:paragraph-rsid="023b1ae7"/>
    </style:style>
    <style:style style:name="P112" style:family="paragraph" style:parent-style-name="Text_20_body">
      <style:text-properties officeooo:rsid="0238e717" officeooo:paragraph-rsid="023c6916"/>
    </style:style>
    <style:style style:name="P113" style:family="paragraph" style:parent-style-name="Text_20_body">
      <style:text-properties officeooo:rsid="023b1ae7" officeooo:paragraph-rsid="023b1ae7"/>
    </style:style>
    <style:style style:name="P114" style:family="paragraph" style:parent-style-name="Text_20_body">
      <style:text-properties officeooo:paragraph-rsid="023b1ae7"/>
    </style:style>
    <style:style style:name="P115" style:family="paragraph" style:parent-style-name="Text_20_body">
      <style:text-properties officeooo:rsid="013924f1" officeooo:paragraph-rsid="013924f1"/>
    </style:style>
    <style:style style:name="P116" style:family="paragraph" style:parent-style-name="Text_20_body">
      <style:text-properties officeooo:rsid="01e969d3" officeooo:paragraph-rsid="0251127e"/>
    </style:style>
    <style:style style:name="P117" style:family="paragraph" style:parent-style-name="Text_20_body">
      <style:text-properties officeooo:paragraph-rsid="01f5abd6"/>
    </style:style>
    <style:style style:name="P118" style:family="paragraph" style:parent-style-name="Text_20_body">
      <style:text-properties officeooo:rsid="0254a9aa" officeooo:paragraph-rsid="0254a9aa"/>
    </style:style>
    <style:style style:name="P119" style:family="paragraph" style:parent-style-name="Text_20_body">
      <style:text-properties officeooo:rsid="0254a9aa" officeooo:paragraph-rsid="025a8e94"/>
    </style:style>
    <style:style style:name="P120" style:family="paragraph" style:parent-style-name="Text_20_body">
      <style:text-properties officeooo:rsid="0254a9aa" officeooo:paragraph-rsid="025cb11b"/>
    </style:style>
    <style:style style:name="P121" style:family="paragraph" style:parent-style-name="Text_20_body">
      <style:text-properties officeooo:rsid="0254a9aa" officeooo:paragraph-rsid="025ec028"/>
    </style:style>
    <style:style style:name="P122" style:family="paragraph" style:parent-style-name="Text_20_body">
      <style:text-properties officeooo:rsid="0254a9aa" officeooo:paragraph-rsid="02674030"/>
    </style:style>
    <style:style style:name="P123" style:family="paragraph" style:parent-style-name="Text_20_body">
      <style:text-properties officeooo:rsid="0254a9aa" officeooo:paragraph-rsid="02d65609"/>
    </style:style>
    <style:style style:name="P124" style:family="paragraph" style:parent-style-name="Text_20_body">
      <style:text-properties officeooo:rsid="025cb11b" officeooo:paragraph-rsid="025cb11b"/>
    </style:style>
    <style:style style:name="P125" style:family="paragraph" style:parent-style-name="Text_20_body">
      <style:text-properties officeooo:rsid="025cd294" officeooo:paragraph-rsid="025cd294"/>
    </style:style>
    <style:style style:name="P126" style:family="paragraph" style:parent-style-name="Text_20_body">
      <style:text-properties officeooo:rsid="026483fd" officeooo:paragraph-rsid="026483fd"/>
    </style:style>
    <style:style style:name="P127" style:family="paragraph" style:parent-style-name="Text_20_body">
      <style:text-properties officeooo:rsid="02674030" officeooo:paragraph-rsid="02674030"/>
    </style:style>
    <style:style style:name="P128" style:family="paragraph" style:parent-style-name="Text_20_body">
      <style:text-properties officeooo:rsid="02709962" officeooo:paragraph-rsid="02709962"/>
    </style:style>
    <style:style style:name="P129" style:family="paragraph" style:parent-style-name="Text_20_body">
      <style:text-properties officeooo:rsid="027247b4" officeooo:paragraph-rsid="027247b4"/>
    </style:style>
    <style:style style:name="P130" style:family="paragraph" style:parent-style-name="Text_20_body">
      <style:text-properties officeooo:rsid="0272d13d" officeooo:paragraph-rsid="0272d13d"/>
    </style:style>
    <style:style style:name="P131" style:family="paragraph" style:parent-style-name="Text_20_body">
      <style:text-properties officeooo:rsid="0277b497" officeooo:paragraph-rsid="0277b497"/>
    </style:style>
    <style:style style:name="P132" style:family="paragraph" style:parent-style-name="Text_20_body">
      <style:text-properties officeooo:rsid="0290a074" officeooo:paragraph-rsid="0290a074"/>
    </style:style>
    <style:style style:name="P133" style:family="paragraph" style:parent-style-name="Text_20_body">
      <style:text-properties officeooo:rsid="0290a074" officeooo:paragraph-rsid="029298b1"/>
    </style:style>
    <style:style style:name="P134" style:family="paragraph" style:parent-style-name="Text_20_body">
      <style:text-properties officeooo:rsid="0290a074" officeooo:paragraph-rsid="02943e10"/>
    </style:style>
    <style:style style:name="P135" style:family="paragraph" style:parent-style-name="Text_20_body">
      <style:text-properties officeooo:rsid="0290a074" officeooo:paragraph-rsid="02963207"/>
    </style:style>
    <style:style style:name="P136" style:family="paragraph" style:parent-style-name="Text_20_body">
      <style:text-properties officeooo:rsid="0290a074" officeooo:paragraph-rsid="0299552f"/>
    </style:style>
    <style:style style:name="P137" style:family="paragraph" style:parent-style-name="Text_20_body">
      <style:text-properties officeooo:rsid="0290a074" officeooo:paragraph-rsid="029d6929"/>
    </style:style>
    <style:style style:name="P138" style:family="paragraph" style:parent-style-name="Text_20_body">
      <style:text-properties officeooo:rsid="0290a074" officeooo:paragraph-rsid="029f0934"/>
    </style:style>
    <style:style style:name="P139" style:family="paragraph" style:parent-style-name="Text_20_body">
      <style:text-properties officeooo:rsid="02a08f18" officeooo:paragraph-rsid="02a08f18"/>
    </style:style>
    <style:style style:name="P140" style:family="paragraph" style:parent-style-name="Text_20_body">
      <style:text-properties officeooo:paragraph-rsid="02a08f18"/>
    </style:style>
    <style:style style:name="P141" style:family="paragraph" style:parent-style-name="Text_20_body">
      <style:text-properties fo:font-weight="250" officeooo:rsid="02a08f18" officeooo:paragraph-rsid="02a08f18"/>
    </style:style>
    <style:style style:name="P142" style:family="paragraph" style:parent-style-name="Text_20_body">
      <style:text-properties officeooo:paragraph-rsid="02b3a0be"/>
    </style:style>
    <style:style style:name="P143" style:family="paragraph" style:parent-style-name="Text_20_body">
      <style:text-properties officeooo:rsid="02b3a0be" officeooo:paragraph-rsid="02b3a0be"/>
    </style:style>
    <style:style style:name="P144" style:family="paragraph" style:parent-style-name="Text_20_body">
      <style:text-properties officeooo:rsid="0168db11" officeooo:paragraph-rsid="02b3a0be"/>
    </style:style>
    <style:style style:name="P145" style:family="paragraph" style:parent-style-name="Text_20_body">
      <style:text-properties officeooo:rsid="0168db11" officeooo:paragraph-rsid="0168db11"/>
    </style:style>
    <style:style style:name="P146" style:family="paragraph" style:parent-style-name="Text_20_body">
      <style:text-properties officeooo:paragraph-rsid="02b76b24"/>
    </style:style>
    <style:style style:name="P147" style:family="paragraph" style:parent-style-name="Text_20_body">
      <style:text-properties officeooo:paragraph-rsid="01ffe47d"/>
    </style:style>
    <style:style style:name="P148" style:family="paragraph" style:parent-style-name="Heading_20_4">
      <style:text-properties officeooo:paragraph-rsid="0120be8e"/>
    </style:style>
    <style:style style:name="P149" style:family="paragraph" style:parent-style-name="Heading_20_4">
      <style:text-properties fo:font-style="normal" officeooo:paragraph-rsid="0126f0b3" style:font-style-asian="normal" style:font-style-complex="normal"/>
    </style:style>
    <style:style style:name="P150" style:family="paragraph" style:parent-style-name="Heading_20_4">
      <style:text-properties fo:font-style="normal" officeooo:rsid="0126f0b3" officeooo:paragraph-rsid="020f4c88" style:font-style-asian="normal" style:font-style-complex="normal"/>
    </style:style>
    <style:style style:name="P151" style:family="paragraph" style:parent-style-name="Heading_20_4">
      <style:text-properties officeooo:paragraph-rsid="0123cc56"/>
    </style:style>
    <style:style style:name="P152" style:family="paragraph" style:parent-style-name="Heading_20_4">
      <style:text-properties officeooo:paragraph-rsid="01246ac7"/>
    </style:style>
    <style:style style:name="P153" style:family="paragraph" style:parent-style-name="Heading_20_4">
      <style:text-properties officeooo:paragraph-rsid="01255644"/>
    </style:style>
    <style:style style:name="P154" style:family="paragraph" style:parent-style-name="Heading_20_4">
      <style:text-properties officeooo:rsid="0126f0b3" officeooo:paragraph-rsid="0126f0b3"/>
    </style:style>
    <style:style style:name="P155" style:family="paragraph" style:parent-style-name="Heading_20_4">
      <style:text-properties officeooo:paragraph-rsid="01280ede"/>
    </style:style>
    <style:style style:name="P156" style:family="paragraph" style:parent-style-name="Heading_20_4">
      <style:text-properties officeooo:paragraph-rsid="0129ba2b"/>
    </style:style>
    <style:style style:name="P157" style:family="paragraph" style:parent-style-name="Heading_20_4">
      <style:text-properties officeooo:paragraph-rsid="012acbe8"/>
    </style:style>
    <style:style style:name="P158" style:family="paragraph" style:parent-style-name="Heading_20_4">
      <style:text-properties officeooo:paragraph-rsid="012e8245"/>
    </style:style>
    <style:style style:name="P159" style:family="paragraph" style:parent-style-name="Heading_20_4">
      <style:text-properties officeooo:paragraph-rsid="013378dd"/>
    </style:style>
    <style:style style:name="P160" style:family="paragraph" style:parent-style-name="Heading_20_4">
      <style:text-properties officeooo:paragraph-rsid="014ce14e"/>
    </style:style>
    <style:style style:name="P161" style:family="paragraph" style:parent-style-name="Heading_20_4">
      <style:text-properties officeooo:paragraph-rsid="014f2f72"/>
    </style:style>
    <style:style style:name="P162" style:family="paragraph" style:parent-style-name="Heading_20_4">
      <style:text-properties officeooo:paragraph-rsid="014fa0b2"/>
    </style:style>
    <style:style style:name="P163" style:family="paragraph" style:parent-style-name="Heading_20_4">
      <style:text-properties officeooo:paragraph-rsid="015e095e"/>
    </style:style>
    <style:style style:name="P164" style:family="paragraph" style:parent-style-name="Heading_20_4">
      <style:text-properties officeooo:paragraph-rsid="0165be08"/>
    </style:style>
    <style:style style:name="P165" style:family="paragraph" style:parent-style-name="Heading_20_4">
      <style:text-properties officeooo:rsid="0165be08" officeooo:paragraph-rsid="01665892"/>
    </style:style>
    <style:style style:name="P166" style:family="paragraph" style:parent-style-name="Heading_20_4">
      <style:text-properties officeooo:rsid="0165be08" officeooo:paragraph-rsid="0166c4f3"/>
    </style:style>
    <style:style style:name="P167" style:family="paragraph" style:parent-style-name="Heading_20_4">
      <style:text-properties officeooo:rsid="0168db11" officeooo:paragraph-rsid="0168db11"/>
    </style:style>
    <style:style style:name="P168" style:family="paragraph" style:parent-style-name="Heading_20_4">
      <style:text-properties officeooo:paragraph-rsid="016c4e1a"/>
    </style:style>
    <style:style style:name="P169" style:family="paragraph" style:parent-style-name="Heading_20_4">
      <style:text-properties officeooo:rsid="01700a45" officeooo:paragraph-rsid="01700a45"/>
    </style:style>
    <style:style style:name="P170" style:family="paragraph" style:parent-style-name="Heading_20_4">
      <style:text-properties officeooo:rsid="01700a45" officeooo:paragraph-rsid="01715bb1"/>
    </style:style>
    <style:style style:name="P171" style:family="paragraph" style:parent-style-name="Heading_20_4">
      <style:text-properties officeooo:paragraph-rsid="017b2dea"/>
    </style:style>
    <style:style style:name="P172" style:family="paragraph" style:parent-style-name="Heading_20_4">
      <style:text-properties officeooo:paragraph-rsid="017d16b0"/>
    </style:style>
    <style:style style:name="P173" style:family="paragraph" style:parent-style-name="Heading_20_4">
      <style:text-properties officeooo:paragraph-rsid="01a15886"/>
    </style:style>
    <style:style style:name="P174" style:family="paragraph" style:parent-style-name="Heading_20_4">
      <style:text-properties officeooo:paragraph-rsid="01a1a1d4"/>
    </style:style>
    <style:style style:name="P175" style:family="paragraph" style:parent-style-name="Heading_20_4">
      <style:text-properties officeooo:paragraph-rsid="01a29bb1"/>
    </style:style>
    <style:style style:name="P176" style:family="paragraph" style:parent-style-name="Heading_20_4">
      <style:text-properties officeooo:paragraph-rsid="01a5aba6"/>
    </style:style>
    <style:style style:name="P177" style:family="paragraph" style:parent-style-name="Heading_20_4">
      <style:text-properties officeooo:paragraph-rsid="0122881c"/>
    </style:style>
    <style:style style:name="P178" style:family="paragraph" style:parent-style-name="Heading_20_4">
      <style:text-properties officeooo:rsid="01280ede" officeooo:paragraph-rsid="01a6e080"/>
    </style:style>
    <style:style style:name="P179" style:family="paragraph" style:parent-style-name="Heading_20_4">
      <style:text-properties officeooo:paragraph-rsid="01a81dae"/>
    </style:style>
    <style:style style:name="P180" style:family="paragraph" style:parent-style-name="Heading_20_4">
      <style:text-properties fo:font-weight="bold" officeooo:paragraph-rsid="01b79f9e" style:font-weight-asian="bold" style:font-weight-complex="bold"/>
    </style:style>
    <style:style style:name="P181" style:family="paragraph" style:parent-style-name="Heading_20_4">
      <style:text-properties officeooo:paragraph-rsid="020be6c1"/>
    </style:style>
    <style:style style:name="P182" style:family="paragraph" style:parent-style-name="Heading_20_4">
      <style:text-properties officeooo:paragraph-rsid="020c6337"/>
    </style:style>
    <style:style style:name="P183" style:family="paragraph" style:parent-style-name="Heading_20_4">
      <style:text-properties officeooo:paragraph-rsid="02125fa7"/>
    </style:style>
    <style:style style:name="P184" style:family="paragraph" style:parent-style-name="Heading_20_4">
      <style:text-properties officeooo:paragraph-rsid="0215f658"/>
    </style:style>
    <style:style style:name="P185" style:family="paragraph" style:parent-style-name="Heading_20_4">
      <style:text-properties officeooo:paragraph-rsid="0173373f"/>
    </style:style>
    <style:style style:name="P186" style:family="paragraph" style:parent-style-name="Heading_20_4">
      <style:text-properties officeooo:paragraph-rsid="0235efe2"/>
    </style:style>
    <style:style style:name="P187" style:family="paragraph" style:parent-style-name="Heading_20_4">
      <style:text-properties officeooo:rsid="01357b20" officeooo:paragraph-rsid="026483fd"/>
    </style:style>
    <style:style style:name="P188" style:family="paragraph" style:parent-style-name="Standard">
      <style:paragraph-properties fo:break-before="page"/>
      <style:text-properties style:font-name="Verdana" fo:font-size="9.5pt" officeooo:rsid="001b098b" style:font-size-asian="9.5pt" style:font-size-complex="9.5pt"/>
    </style:style>
    <style:style style:name="P189" style:family="paragraph" style:parent-style-name="Contents_20_1">
      <style:paragraph-properties>
        <style:tab-stops>
          <style:tab-stop style:position="24.702cm" style:type="right" style:leader-style="dotted" style:leader-text="."/>
        </style:tab-stops>
      </style:paragraph-properties>
    </style:style>
    <style:style style:name="P190" style:family="paragraph" style:parent-style-name="Contents_20_3">
      <style:paragraph-properties>
        <style:tab-stops>
          <style:tab-stop style:position="24.702cm" style:type="right" style:leader-style="dotted" style:leader-text="."/>
        </style:tab-stops>
      </style:paragraph-properties>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1" style:list-style-name="">
      <style:paragraph-properties fo:line-height="120%"/>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0eca79a" officeooo:paragraph-rsid="00eca79a"/>
    </style:style>
    <style:style style:name="P196" style:family="paragraph" style:parent-style-name="Heading_20_1">
      <style:paragraph-properties fo:break-before="page"/>
      <style:text-properties officeooo:rsid="00e54ed7" officeooo:paragraph-rsid="00eca79a"/>
    </style:style>
    <style:style style:name="P197" style:family="paragraph" style:parent-style-name="Heading_20_1">
      <style:paragraph-properties fo:break-before="page"/>
      <style:text-properties officeooo:rsid="01357b20" officeooo:paragraph-rsid="01357b20"/>
    </style:style>
    <style:style style:name="P198" style:family="paragraph" style:parent-style-name="Heading_20_1">
      <style:paragraph-properties fo:break-before="page"/>
      <style:text-properties officeooo:rsid="015adb38" officeooo:paragraph-rsid="015adb38"/>
    </style:style>
    <style:style style:name="P199" style:family="paragraph" style:parent-style-name="Heading_20_3">
      <style:text-properties officeooo:rsid="00f06eb6" officeooo:paragraph-rsid="00f06eb6"/>
    </style:style>
    <style:style style:name="P200" style:family="paragraph" style:parent-style-name="Heading_20_3">
      <style:text-properties officeooo:rsid="00f51af4" officeooo:paragraph-rsid="00f51af4"/>
    </style:style>
    <style:style style:name="P201" style:family="paragraph" style:parent-style-name="Heading_20_3">
      <style:text-properties officeooo:rsid="00eca79a" officeooo:paragraph-rsid="00eca79a"/>
    </style:style>
    <style:style style:name="P202" style:family="paragraph" style:parent-style-name="Heading_20_3">
      <style:text-properties officeooo:rsid="00ff9255" officeooo:paragraph-rsid="00ff9255"/>
    </style:style>
    <style:style style:name="P203" style:family="paragraph" style:parent-style-name="Heading_20_3">
      <style:text-properties officeooo:rsid="00eed520" officeooo:paragraph-rsid="00eed520"/>
    </style:style>
    <style:style style:name="P204" style:family="paragraph" style:parent-style-name="Heading_20_3">
      <style:text-properties officeooo:rsid="00fa732b" officeooo:paragraph-rsid="00fa732b"/>
    </style:style>
    <style:style style:name="P205" style:family="paragraph" style:parent-style-name="Heading_20_3">
      <style:text-properties officeooo:rsid="010d4bc3" officeooo:paragraph-rsid="010d4bc3"/>
    </style:style>
    <style:style style:name="P206" style:family="paragraph" style:parent-style-name="Heading_20_3">
      <style:text-properties officeooo:rsid="00fc9829" officeooo:paragraph-rsid="00fc9829"/>
    </style:style>
    <style:style style:name="P207" style:family="paragraph" style:parent-style-name="Heading_20_3">
      <style:text-properties officeooo:rsid="0108e42b" officeooo:paragraph-rsid="0108e42b"/>
    </style:style>
    <style:style style:name="P208" style:family="paragraph" style:parent-style-name="Heading_20_3">
      <style:text-properties officeooo:paragraph-rsid="0251127e"/>
    </style:style>
    <style:style style:name="P209" style:family="paragraph" style:parent-style-name="Heading_20_3">
      <style:text-properties officeooo:rsid="0251127e"/>
    </style:style>
    <style:style style:name="P210" style:family="paragraph" style:parent-style-name="Heading_20_3">
      <style:text-properties officeooo:rsid="013f8dba" officeooo:paragraph-rsid="013f8dba"/>
    </style:style>
    <style:style style:name="P211" style:family="paragraph" style:parent-style-name="Heading_20_3">
      <style:text-properties officeooo:paragraph-rsid="022a3f49"/>
    </style:style>
    <style:style style:name="P212" style:family="paragraph" style:parent-style-name="Heading_20_3">
      <style:text-properties officeooo:rsid="0165be08" officeooo:paragraph-rsid="0165be08"/>
    </style:style>
    <style:style style:name="P213" style:family="paragraph" style:parent-style-name="Heading_20_3">
      <style:text-properties officeooo:rsid="0122881c" officeooo:paragraph-rsid="0122881c"/>
    </style:style>
    <style:style style:name="P214" style:family="paragraph" style:parent-style-name="Heading_20_3">
      <style:text-properties officeooo:rsid="0123cc56" officeooo:paragraph-rsid="0123cc56"/>
    </style:style>
    <style:style style:name="P215" style:family="paragraph" style:parent-style-name="Heading_20_3" style:list-style-name="">
      <style:paragraph-properties fo:line-height="120%"/>
    </style:style>
    <style:style style:name="P216" style:family="paragraph" style:parent-style-name="Heading_20_3">
      <style:text-properties officeooo:paragraph-rsid="0122881c"/>
    </style:style>
    <style:style style:name="P217" style:family="paragraph" style:parent-style-name="Heading_20_3">
      <style:text-properties officeooo:rsid="0129ba2b" officeooo:paragraph-rsid="0129ba2b"/>
    </style:style>
    <style:style style:name="P218" style:family="paragraph" style:parent-style-name="Heading_20_3">
      <style:text-properties officeooo:rsid="012e8245" officeooo:paragraph-rsid="012e8245"/>
    </style:style>
    <style:style style:name="P219" style:family="paragraph" style:parent-style-name="Heading_20_3">
      <style:text-properties officeooo:rsid="01526004" officeooo:paragraph-rsid="01526004"/>
    </style:style>
    <style:style style:name="P220"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1" style:family="paragraph" style:parent-style-name="Heading_20_3">
      <style:text-properties officeooo:rsid="0173e7bf" officeooo:paragraph-rsid="0173e7bf"/>
    </style:style>
    <style:style style:name="P222" style:family="paragraph" style:parent-style-name="Heading_20_3">
      <style:text-properties officeooo:paragraph-rsid="015f818c"/>
    </style:style>
    <style:style style:name="P223" style:family="paragraph" style:parent-style-name="Heading_20_3">
      <style:paragraph-properties fo:break-before="page"/>
    </style:style>
    <style:style style:name="P224" style:family="paragraph" style:parent-style-name="Heading_20_4">
      <style:text-properties officeooo:paragraph-rsid="02e360ea"/>
    </style:style>
    <style:style style:name="P225"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26" style:family="paragraph" style:parent-style-name="Text_20_body" style:list-style-name="L1">
      <style:text-properties officeooo:rsid="00f1bf42" officeooo:paragraph-rsid="00f1bf42"/>
    </style:style>
    <style:style style:name="P227" style:family="paragraph" style:parent-style-name="Text_20_body" style:list-style-name="L2">
      <style:text-properties officeooo:rsid="00f51af4" officeooo:paragraph-rsid="00f51af4"/>
    </style:style>
    <style:style style:name="P228" style:family="paragraph" style:parent-style-name="Text_20_body" style:list-style-name="L2">
      <style:text-properties officeooo:rsid="01b2ecef" officeooo:paragraph-rsid="01b2ecef"/>
    </style:style>
    <style:style style:name="P229" style:family="paragraph" style:parent-style-name="Text_20_body" style:list-style-name="L2">
      <style:text-properties officeooo:rsid="010110d1" officeooo:paragraph-rsid="010110d1"/>
    </style:style>
    <style:style style:name="P230" style:family="paragraph" style:parent-style-name="Text_20_body" style:list-style-name="L2">
      <style:text-properties officeooo:rsid="00f67902" officeooo:paragraph-rsid="00f67902"/>
    </style:style>
    <style:style style:name="P231" style:family="paragraph" style:parent-style-name="Text_20_body" style:list-style-name="L2">
      <style:text-properties officeooo:rsid="00f7332c" officeooo:paragraph-rsid="00f7332c"/>
    </style:style>
    <style:style style:name="P232" style:family="paragraph" style:parent-style-name="Text_20_body" style:list-style-name="L3">
      <style:text-properties officeooo:rsid="00e7d361" officeooo:paragraph-rsid="00e7d361"/>
    </style:style>
    <style:style style:name="P233" style:family="paragraph" style:parent-style-name="Text_20_body" style:list-style-name="L3">
      <style:text-properties officeooo:rsid="00e9623f" officeooo:paragraph-rsid="00e9623f"/>
    </style:style>
    <style:style style:name="P234" style:family="paragraph" style:parent-style-name="Text_20_body" style:list-style-name="L3">
      <style:text-properties officeooo:rsid="00eaf0e9" officeooo:paragraph-rsid="00eaf0e9"/>
    </style:style>
    <style:style style:name="P235" style:family="paragraph" style:parent-style-name="Text_20_body" style:list-style-name="L3">
      <style:text-properties officeooo:rsid="00eaf0e9" officeooo:paragraph-rsid="01ae1746"/>
    </style:style>
    <style:style style:name="P236" style:family="paragraph" style:parent-style-name="Text_20_body" style:list-style-name="L4">
      <style:text-properties officeooo:rsid="00eca79a" officeooo:paragraph-rsid="00eca79a"/>
    </style:style>
    <style:style style:name="P237" style:family="paragraph" style:parent-style-name="Text_20_body" style:list-style-name="L5">
      <style:text-properties officeooo:rsid="00eed520" officeooo:paragraph-rsid="00eed520"/>
    </style:style>
    <style:style style:name="P238" style:family="paragraph" style:parent-style-name="Text_20_body" style:list-style-name="L7">
      <style:text-properties officeooo:rsid="00eed520" officeooo:paragraph-rsid="00eed520"/>
    </style:style>
    <style:style style:name="P239" style:family="paragraph" style:parent-style-name="Text_20_body" style:list-style-name="L6">
      <style:text-properties officeooo:rsid="00ff9255" officeooo:paragraph-rsid="00ff9255"/>
    </style:style>
    <style:style style:name="P240" style:family="paragraph" style:parent-style-name="Text_20_body" style:list-style-name="L6">
      <style:text-properties officeooo:rsid="01ac987e" officeooo:paragraph-rsid="01ac987e"/>
    </style:style>
    <style:style style:name="P241" style:family="paragraph" style:parent-style-name="Text_20_body" style:list-style-name="L6">
      <style:text-properties officeooo:rsid="0100e53f" officeooo:paragraph-rsid="0100e53f"/>
    </style:style>
    <style:style style:name="P242" style:family="paragraph" style:parent-style-name="Text_20_body" style:list-style-name="L8">
      <style:text-properties officeooo:rsid="00fa732b" officeooo:paragraph-rsid="00fa732b"/>
    </style:style>
    <style:style style:name="P243" style:family="paragraph" style:parent-style-name="Text_20_body" style:list-style-name="L8">
      <style:text-properties officeooo:rsid="00fa8790" officeooo:paragraph-rsid="00fa8790"/>
    </style:style>
    <style:style style:name="P244" style:family="paragraph" style:parent-style-name="Text_20_body" style:list-style-name="L9">
      <style:text-properties officeooo:rsid="010658e6" officeooo:paragraph-rsid="010658e6"/>
    </style:style>
    <style:style style:name="P245" style:family="paragraph" style:parent-style-name="Text_20_body" style:list-style-name="L9">
      <style:text-properties officeooo:rsid="01080329" officeooo:paragraph-rsid="01080329"/>
    </style:style>
    <style:style style:name="P246" style:family="paragraph" style:parent-style-name="Text_20_body" style:list-style-name="L10">
      <style:text-properties officeooo:paragraph-rsid="01b79f9e"/>
    </style:style>
    <style:style style:name="P247" style:family="paragraph" style:parent-style-name="Text_20_body" style:list-style-name="L10">
      <style:text-properties officeooo:paragraph-rsid="01bc539a"/>
    </style:style>
    <style:style style:name="P248" style:family="paragraph" style:parent-style-name="Text_20_body" style:list-style-name="L11"/>
    <style:style style:name="P249" style:family="paragraph" style:parent-style-name="Text_20_body" style:list-style-name="L12">
      <style:text-properties officeooo:paragraph-rsid="01bd21db"/>
    </style:style>
    <style:style style:name="P250" style:family="paragraph" style:parent-style-name="Text_20_body" style:list-style-name="L12">
      <style:text-properties officeooo:rsid="01bc539a" officeooo:paragraph-rsid="01bc539a"/>
    </style:style>
    <style:style style:name="P251" style:family="paragraph" style:parent-style-name="Text_20_body" style:list-style-name="L13">
      <style:text-properties officeooo:paragraph-rsid="01bc539a"/>
    </style:style>
    <style:style style:name="P252" style:family="paragraph" style:parent-style-name="Text_20_body" style:list-style-name="L14">
      <style:text-properties officeooo:paragraph-rsid="01bc539a"/>
    </style:style>
    <style:style style:name="P253" style:family="paragraph" style:parent-style-name="Text_20_body" style:list-style-name="L15">
      <style:text-properties officeooo:paragraph-rsid="01c0b808"/>
    </style:style>
    <style:style style:name="P254" style:family="paragraph" style:parent-style-name="Text_20_body" style:list-style-name="L16">
      <style:text-properties officeooo:paragraph-rsid="01bc539a"/>
    </style:style>
    <style:style style:name="P255" style:family="paragraph" style:parent-style-name="Text_20_body" style:list-style-name="L17">
      <style:text-properties officeooo:paragraph-rsid="01bc539a"/>
    </style:style>
    <style:style style:name="P256" style:family="paragraph" style:parent-style-name="Text_20_body" style:list-style-name="L18">
      <style:text-properties officeooo:rsid="0135efb3" officeooo:paragraph-rsid="0135efb3"/>
    </style:style>
    <style:style style:name="P257" style:family="paragraph" style:parent-style-name="Text_20_body" style:list-style-name="L19">
      <style:text-properties officeooo:rsid="0135efb3" officeooo:paragraph-rsid="0135efb3"/>
    </style:style>
    <style:style style:name="P258" style:family="paragraph" style:parent-style-name="Text_20_body" style:list-style-name="L18">
      <style:text-properties officeooo:rsid="013924f1" officeooo:paragraph-rsid="013924f1"/>
    </style:style>
    <style:style style:name="P259" style:family="paragraph" style:parent-style-name="Text_20_body" style:list-style-name="L20">
      <style:text-properties officeooo:rsid="01e969d3" officeooo:paragraph-rsid="0251127e"/>
    </style:style>
    <style:style style:name="P260" style:family="paragraph" style:parent-style-name="Text_20_body" style:list-style-name="L21">
      <style:text-properties officeooo:rsid="01e969d3" officeooo:paragraph-rsid="0251127e"/>
    </style:style>
    <style:style style:name="P261" style:family="paragraph" style:parent-style-name="Text_20_body" style:list-style-name="L21">
      <style:text-properties officeooo:paragraph-rsid="0251127e"/>
    </style:style>
    <style:style style:name="P262" style:family="paragraph" style:parent-style-name="Text_20_body" style:list-style-name="L22">
      <style:text-properties officeooo:paragraph-rsid="013b0f59"/>
    </style:style>
    <style:style style:name="P263" style:family="paragraph" style:parent-style-name="Text_20_body" style:list-style-name="L23">
      <style:text-properties officeooo:paragraph-rsid="02b3a0be"/>
    </style:style>
    <style:style style:name="P264" style:family="paragraph" style:parent-style-name="Text_20_body" style:list-style-name="L23">
      <style:text-properties officeooo:rsid="02b3a0be" officeooo:paragraph-rsid="02b3a0be"/>
    </style:style>
    <style:style style:name="P265" style:family="paragraph" style:parent-style-name="Text_20_body" style:list-style-name="L24">
      <style:text-properties officeooo:rsid="02709962" officeooo:paragraph-rsid="02709962"/>
    </style:style>
    <style:style style:name="P266" style:family="paragraph" style:parent-style-name="Text_20_body" style:list-style-name="L24">
      <style:text-properties officeooo:rsid="027247b4" officeooo:paragraph-rsid="027247b4"/>
    </style:style>
    <style:style style:name="P267" style:family="paragraph" style:parent-style-name="Text_20_body" style:list-style-name="L25">
      <style:text-properties officeooo:paragraph-rsid="02b76b24"/>
    </style:style>
    <style:style style:name="P268" style:family="paragraph" style:parent-style-name="Text_20_body" style:list-style-name="L26">
      <style:text-properties officeooo:paragraph-rsid="02b76b24"/>
    </style:style>
    <style:style style:name="P269" style:family="paragraph" style:parent-style-name="Text_20_body" style:list-style-name="L27">
      <style:text-properties officeooo:paragraph-rsid="02b90b8e"/>
    </style:style>
    <style:style style:name="P270" style:family="paragraph" style:parent-style-name="Text_20_body" style:list-style-name="L28">
      <style:text-properties officeooo:paragraph-rsid="028b64a8"/>
    </style:style>
    <style:style style:name="P271" style:family="paragraph" style:parent-style-name="Text_20_body" style:list-style-name="L29">
      <style:text-properties officeooo:rsid="029298b1" officeooo:paragraph-rsid="029298b1"/>
    </style:style>
    <style:style style:name="P272" style:family="paragraph" style:parent-style-name="Text_20_body" style:list-style-name="L29">
      <style:text-properties officeooo:rsid="029298b1" officeooo:paragraph-rsid="02bca8a7"/>
    </style:style>
    <style:style style:name="P273"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4"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5"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76" style:family="paragraph" style:parent-style-name="Text_20_body" style:list-style-name="L71">
      <style:text-properties fo:color="#000000" loext:opacity="100%" style:font-name="Bahnschrift Light" fo:font-size="11pt" fo:font-weight="250" officeooo:rsid="01d35dd3" officeooo:paragraph-rsid="01d35dd3" style:font-size-asian="10.5pt"/>
    </style:style>
    <style:style style:name="P277" style:family="paragraph" style:parent-style-name="Text_20_body" style:list-style-name="L71">
      <style:text-properties fo:color="#000000" loext:opacity="100%" style:font-name="Bahnschrift Light" fo:font-size="11pt" fo:font-weight="250" officeooo:rsid="01d9f299" officeooo:paragraph-rsid="01d9f299" style:font-size-asian="10.5pt"/>
    </style:style>
    <style:style style:name="P278" style:family="paragraph" style:parent-style-name="Text_20_body" style:list-style-name="L80">
      <style:text-properties fo:color="#000000" loext:opacity="100%" style:font-name="Bahnschrift Light" fo:font-size="11pt" fo:font-weight="250" officeooo:rsid="02e360ea" officeooo:paragraph-rsid="02e360ea" style:font-size-asian="10.5pt"/>
    </style:style>
    <style:style style:name="P279" style:family="paragraph" style:parent-style-name="Text_20_body" style:list-style-name="L30">
      <style:text-properties officeooo:rsid="01fee00a" officeooo:paragraph-rsid="01fee00a"/>
    </style:style>
    <style:style style:name="P280" style:family="paragraph" style:parent-style-name="Text_20_body" style:list-style-name="L31">
      <style:text-properties officeooo:paragraph-rsid="01ff105c"/>
    </style:style>
    <style:style style:name="P281" style:family="paragraph" style:parent-style-name="Text_20_body" style:list-style-name="L31">
      <style:text-properties officeooo:rsid="01ffe47d" officeooo:paragraph-rsid="01ffe47d"/>
    </style:style>
    <style:style style:name="P282" style:family="paragraph" style:parent-style-name="Text_20_body" style:list-style-name="L32">
      <style:text-properties officeooo:paragraph-rsid="013b0f59"/>
    </style:style>
    <style:style style:name="P283" style:family="paragraph" style:parent-style-name="Text_20_body" style:list-style-name="L32">
      <style:text-properties officeooo:rsid="01357b20" officeooo:paragraph-rsid="013b0f59"/>
    </style:style>
    <style:style style:name="P284" style:family="paragraph" style:parent-style-name="Text_20_body" style:list-style-name="L32">
      <style:text-properties officeooo:rsid="01357b20" officeooo:paragraph-rsid="026facb9"/>
    </style:style>
    <style:style style:name="P285" style:family="paragraph" style:parent-style-name="Text_20_body" style:list-style-name="L33">
      <style:text-properties officeooo:rsid="01357b20" officeooo:paragraph-rsid="013cfb5f"/>
    </style:style>
    <style:style style:name="P286" style:family="paragraph" style:parent-style-name="Text_20_body" style:list-style-name="L34">
      <style:text-properties officeooo:rsid="01357b20" officeooo:paragraph-rsid="013cfb5f"/>
    </style:style>
    <style:style style:name="P287" style:family="paragraph" style:parent-style-name="Text_20_body" style:list-style-name="L32">
      <style:text-properties officeooo:rsid="026facb9" officeooo:paragraph-rsid="026facb9"/>
    </style:style>
    <style:style style:name="P288" style:family="paragraph" style:parent-style-name="Text_20_body" style:list-style-name="L35">
      <style:text-properties officeooo:paragraph-rsid="022bd6e0"/>
    </style:style>
    <style:style style:name="P289" style:family="paragraph" style:parent-style-name="Text_20_body" style:list-style-name="L36">
      <style:text-properties officeooo:rsid="0141cab9" officeooo:paragraph-rsid="019da49f"/>
    </style:style>
    <style:style style:name="P290" style:family="paragraph" style:parent-style-name="Text_20_body" style:list-style-name="L36">
      <style:text-properties officeooo:rsid="0141cab9" officeooo:paragraph-rsid="0141cab9"/>
    </style:style>
    <style:style style:name="P291" style:family="paragraph" style:parent-style-name="Text_20_body" style:list-style-name="L37">
      <style:text-properties officeooo:paragraph-rsid="01860a65"/>
    </style:style>
    <style:style style:name="P292" style:family="paragraph" style:parent-style-name="Text_20_body" style:list-style-name="L37">
      <style:text-properties officeooo:paragraph-rsid="01829d13"/>
    </style:style>
    <style:style style:name="P293" style:family="paragraph" style:parent-style-name="Text_20_body" style:list-style-name="L37">
      <style:text-properties officeooo:paragraph-rsid="01863a55"/>
    </style:style>
    <style:style style:name="P294" style:family="paragraph" style:parent-style-name="Text_20_body" style:list-style-name="L37">
      <style:text-properties officeooo:paragraph-rsid="0187fcfe"/>
    </style:style>
    <style:style style:name="P295" style:family="paragraph" style:parent-style-name="Text_20_body" style:list-style-name="L37">
      <style:text-properties officeooo:rsid="01829d13" officeooo:paragraph-rsid="01829d13"/>
    </style:style>
    <style:style style:name="P296" style:family="paragraph" style:parent-style-name="Text_20_body" style:list-style-name="L38"/>
    <style:style style:name="P297" style:family="paragraph" style:parent-style-name="Text_20_body" style:list-style-name="L38">
      <style:text-properties officeooo:paragraph-rsid="0165be08"/>
    </style:style>
    <style:style style:name="P298" style:family="paragraph" style:parent-style-name="Text_20_body" style:list-style-name="L38">
      <style:text-properties officeooo:paragraph-rsid="0178ffdf"/>
    </style:style>
    <style:style style:name="P299" style:family="paragraph" style:parent-style-name="Text_20_body" style:list-style-name="L38">
      <style:text-properties officeooo:paragraph-rsid="01893b23"/>
    </style:style>
    <style:style style:name="P300" style:family="paragraph" style:parent-style-name="Text_20_body" style:list-style-name="L38">
      <style:text-properties officeooo:paragraph-rsid="02055e83"/>
    </style:style>
    <style:style style:name="P301" style:family="paragraph" style:parent-style-name="Text_20_body" style:list-style-name="L38">
      <style:text-properties officeooo:rsid="0165be08" officeooo:paragraph-rsid="0165be08"/>
    </style:style>
    <style:style style:name="P302" style:family="paragraph" style:parent-style-name="Text_20_body" style:list-style-name="L38">
      <style:text-properties officeooo:rsid="01665892" officeooo:paragraph-rsid="01665892"/>
    </style:style>
    <style:style style:name="P303" style:family="paragraph" style:parent-style-name="Text_20_body" style:list-style-name="L38">
      <style:text-properties officeooo:rsid="0178ffdf" officeooo:paragraph-rsid="0178ffdf"/>
    </style:style>
    <style:style style:name="P304" style:family="paragraph" style:parent-style-name="Text_20_body" style:list-style-name="L38">
      <style:text-properties officeooo:rsid="016c4e1a" officeooo:paragraph-rsid="016c4e1a"/>
    </style:style>
    <style:style style:name="P305" style:family="paragraph" style:parent-style-name="Text_20_body" style:list-style-name="L39">
      <style:text-properties officeooo:rsid="016c4e1a" officeooo:paragraph-rsid="016c4e1a"/>
    </style:style>
    <style:style style:name="P306" style:family="paragraph" style:parent-style-name="Text_20_body" style:list-style-name="L38">
      <style:text-properties officeooo:rsid="0166c4f3" officeooo:paragraph-rsid="0166c4f3"/>
    </style:style>
    <style:style style:name="P307" style:family="paragraph" style:parent-style-name="Text_20_body" style:list-style-name="L38">
      <style:text-properties officeooo:rsid="02e09b1f" officeooo:paragraph-rsid="02e09b1f"/>
    </style:style>
    <style:style style:name="P308" style:family="paragraph" style:parent-style-name="Text_20_body" style:list-style-name="L38">
      <style:text-properties officeooo:rsid="0208025e" officeooo:paragraph-rsid="0208025e"/>
    </style:style>
    <style:style style:name="P309" style:family="paragraph" style:parent-style-name="Text_20_body" style:list-style-name="L38">
      <style:text-properties officeooo:rsid="0209f5db" officeooo:paragraph-rsid="0209f5db"/>
    </style:style>
    <style:style style:name="P310" style:family="paragraph" style:parent-style-name="Text_20_body" style:list-style-name="L40">
      <style:text-properties officeooo:rsid="0120be8e" officeooo:paragraph-rsid="0120be8e"/>
    </style:style>
    <style:style style:name="P311" style:family="paragraph" style:parent-style-name="Text_20_body" style:list-style-name="L41">
      <style:text-properties officeooo:rsid="01224400" officeooo:paragraph-rsid="01224400"/>
    </style:style>
    <style:style style:name="P312" style:family="paragraph" style:parent-style-name="Text_20_body" style:list-style-name="L42">
      <style:text-properties officeooo:rsid="0122881c" officeooo:paragraph-rsid="0122881c"/>
    </style:style>
    <style:style style:name="P313" style:family="paragraph" style:parent-style-name="Text_20_body" style:list-style-name="L43">
      <style:text-properties officeooo:rsid="0123cc56" officeooo:paragraph-rsid="0123cc56"/>
    </style:style>
    <style:style style:name="P314" style:family="paragraph" style:parent-style-name="Text_20_body" style:list-style-name="L44">
      <style:text-properties officeooo:rsid="0123cc56" officeooo:paragraph-rsid="0123cc56"/>
    </style:style>
    <style:style style:name="P315" style:family="paragraph" style:parent-style-name="Text_20_body" style:list-style-name="L45">
      <style:text-properties officeooo:rsid="01255644" officeooo:paragraph-rsid="01255644"/>
    </style:style>
    <style:style style:name="P316" style:family="paragraph" style:parent-style-name="Text_20_body" style:list-style-name="L46">
      <style:text-properties officeooo:rsid="01255644" officeooo:paragraph-rsid="01255644"/>
    </style:style>
    <style:style style:name="P317" style:family="paragraph" style:parent-style-name="Text_20_body" style:list-style-name="L46">
      <style:text-properties officeooo:rsid="012692a1" officeooo:paragraph-rsid="012692a1"/>
    </style:style>
    <style:style style:name="P318" style:family="paragraph" style:parent-style-name="Text_20_body" style:list-style-name="L47"/>
    <style:style style:name="P319" style:family="paragraph" style:parent-style-name="Text_20_body" style:list-style-name="L47">
      <style:text-properties officeooo:paragraph-rsid="012acbe8"/>
    </style:style>
    <style:style style:name="P320" style:family="paragraph" style:parent-style-name="Text_20_body" style:list-style-name="L47">
      <style:text-properties officeooo:paragraph-rsid="01280ede"/>
    </style:style>
    <style:style style:name="P321" style:family="paragraph" style:parent-style-name="Text_20_body" style:list-style-name="L48">
      <style:text-properties officeooo:rsid="01a75fd8" officeooo:paragraph-rsid="01a75fd8"/>
    </style:style>
    <style:style style:name="P322" style:family="paragraph" style:parent-style-name="Text_20_body" style:list-style-name="L48">
      <style:text-properties officeooo:rsid="01a75fd8" officeooo:paragraph-rsid="01a81dae"/>
    </style:style>
    <style:style style:name="P323" style:family="paragraph" style:parent-style-name="Text_20_body" style:list-style-name="L47">
      <style:text-properties officeooo:rsid="01280ede" officeooo:paragraph-rsid="01280ede"/>
    </style:style>
    <style:style style:name="P324" style:family="paragraph" style:parent-style-name="Text_20_body" style:list-style-name="L49"/>
    <style:style style:name="P325" style:family="paragraph" style:parent-style-name="Text_20_body" style:list-style-name="L49">
      <style:text-properties officeooo:rsid="01246ac7" officeooo:paragraph-rsid="01246ac7"/>
    </style:style>
    <style:style style:name="P326" style:family="paragraph" style:parent-style-name="Text_20_body" style:list-style-name="L57">
      <style:text-properties officeooo:rsid="01246ac7" officeooo:paragraph-rsid="01246ac7"/>
    </style:style>
    <style:style style:name="P327" style:family="paragraph" style:parent-style-name="Text_20_body" style:list-style-name="L79">
      <style:text-properties officeooo:rsid="01246ac7" officeooo:paragraph-rsid="02e360ea"/>
    </style:style>
    <style:style style:name="P328" style:family="paragraph" style:parent-style-name="Text_20_body" style:list-style-name="L50">
      <style:text-properties officeooo:rsid="0160416e" officeooo:paragraph-rsid="01a15886"/>
    </style:style>
    <style:style style:name="P329" style:family="paragraph" style:parent-style-name="Text_20_body" style:list-style-name="L55">
      <style:text-properties officeooo:rsid="0160416e" officeooo:paragraph-rsid="01a15886"/>
    </style:style>
    <style:style style:name="P330" style:family="paragraph" style:parent-style-name="Text_20_body" style:list-style-name="L51">
      <style:text-properties officeooo:paragraph-rsid="0126f0b3"/>
    </style:style>
    <style:style style:name="P331" style:family="paragraph" style:parent-style-name="Text_20_body" style:list-style-name="L51">
      <style:text-properties officeooo:rsid="0126f0b3" officeooo:paragraph-rsid="0126f0b3"/>
    </style:style>
    <style:style style:name="P332" style:family="paragraph" style:parent-style-name="Text_20_body" style:list-style-name="L52">
      <style:text-properties officeooo:rsid="0126f0b3" officeooo:paragraph-rsid="0126f0b3"/>
    </style:style>
    <style:style style:name="P333" style:family="paragraph" style:parent-style-name="Text_20_body" style:list-style-name="L52">
      <style:text-properties officeooo:paragraph-rsid="01a5aba6"/>
    </style:style>
    <style:style style:name="P334" style:family="paragraph" style:parent-style-name="Text_20_body" style:list-style-name="L52">
      <style:text-properties fo:font-style="normal" officeooo:rsid="0126f0b3" officeooo:paragraph-rsid="0126f0b3" style:font-style-asian="normal" style:font-style-complex="normal"/>
    </style:style>
    <style:style style:name="P335" style:family="paragraph" style:parent-style-name="Text_20_body" style:list-style-name="L53">
      <style:text-properties officeooo:rsid="0130f37d" officeooo:paragraph-rsid="0130f37d"/>
    </style:style>
    <style:style style:name="P336" style:family="paragraph" style:parent-style-name="Text_20_body" style:list-style-name="L52">
      <style:text-properties officeooo:rsid="01a5aba6" officeooo:paragraph-rsid="01a5aba6"/>
    </style:style>
    <style:style style:name="P337" style:family="paragraph" style:parent-style-name="Text_20_body" style:list-style-name="L54"/>
    <style:style style:name="P338" style:family="paragraph" style:parent-style-name="Text_20_body" style:list-style-name="L54">
      <style:text-properties officeooo:paragraph-rsid="013378dd"/>
    </style:style>
    <style:style style:name="P339" style:family="paragraph" style:parent-style-name="Text_20_body" style:list-style-name="L54">
      <style:text-properties officeooo:rsid="013378dd" officeooo:paragraph-rsid="013378dd"/>
    </style:style>
    <style:style style:name="P340" style:family="paragraph" style:parent-style-name="Text_20_body" style:list-style-name="L55">
      <style:text-properties officeooo:rsid="01612a58" officeooo:paragraph-rsid="01a15886"/>
    </style:style>
    <style:style style:name="P341" style:family="paragraph" style:parent-style-name="Text_20_body" style:list-style-name="L55">
      <style:text-properties officeooo:rsid="01cdb1c0" officeooo:paragraph-rsid="01cdb1c0"/>
    </style:style>
    <style:style style:name="P342" style:family="paragraph" style:parent-style-name="Text_20_body" style:list-style-name="L56">
      <style:text-properties officeooo:rsid="0129ba2b" officeooo:paragraph-rsid="0129ba2b"/>
    </style:style>
    <style:style style:name="P343" style:family="paragraph" style:parent-style-name="Text_20_body">
      <style:text-properties officeooo:rsid="0129ba2b" officeooo:paragraph-rsid="02e360ea"/>
    </style:style>
    <style:style style:name="P344" style:family="paragraph" style:parent-style-name="Text_20_body" style:list-style-name="L58"/>
    <style:style style:name="P345" style:family="paragraph" style:parent-style-name="Text_20_body" style:list-style-name="L58">
      <style:text-properties officeooo:paragraph-rsid="012e8245"/>
    </style:style>
    <style:style style:name="P346" style:family="paragraph" style:parent-style-name="Text_20_body" style:list-style-name="L59">
      <style:text-properties officeooo:paragraph-rsid="012c0c8d"/>
    </style:style>
    <style:style style:name="P347" style:family="paragraph" style:parent-style-name="Text_20_body" style:list-style-name="L59">
      <style:text-properties officeooo:paragraph-rsid="012dbf7f"/>
    </style:style>
    <style:style style:name="P348" style:family="paragraph" style:parent-style-name="Text_20_body" style:list-style-name="L59">
      <style:text-properties officeooo:rsid="012dbf7f" officeooo:paragraph-rsid="012dbf7f"/>
    </style:style>
    <style:style style:name="P349" style:family="paragraph" style:parent-style-name="Text_20_body" style:list-style-name="L60">
      <style:text-properties officeooo:rsid="014c914a" officeooo:paragraph-rsid="014c914a"/>
    </style:style>
    <style:style style:name="P350" style:family="paragraph" style:parent-style-name="Text_20_body" style:list-style-name="L60">
      <style:text-properties officeooo:rsid="014c914a" officeooo:paragraph-rsid="014ce14e"/>
    </style:style>
    <style:style style:name="P351" style:family="paragraph" style:parent-style-name="Text_20_body" style:list-style-name="L60">
      <style:text-properties officeooo:rsid="014c914a" officeooo:paragraph-rsid="014e9cbd"/>
    </style:style>
    <style:style style:name="P352" style:family="paragraph" style:parent-style-name="Text_20_body" style:list-style-name="L60">
      <style:text-properties officeooo:rsid="014ce14e" officeooo:paragraph-rsid="014ce14e"/>
    </style:style>
    <style:style style:name="P353" style:family="paragraph" style:parent-style-name="Text_20_body" style:list-style-name="L60">
      <style:text-properties officeooo:rsid="014e9cbd" officeooo:paragraph-rsid="014e9cbd"/>
    </style:style>
    <style:style style:name="P354" style:family="paragraph" style:parent-style-name="Text_20_body" style:list-style-name="L61">
      <style:text-properties officeooo:paragraph-rsid="014f2f72"/>
    </style:style>
    <style:style style:name="P355" style:family="paragraph" style:parent-style-name="Text_20_body" style:list-style-name="L61">
      <style:text-properties officeooo:rsid="014f2f72" officeooo:paragraph-rsid="014f2f72"/>
    </style:style>
    <style:style style:name="P356" style:family="paragraph" style:parent-style-name="Text_20_body" style:list-style-name="L62">
      <style:text-properties officeooo:rsid="014fa0b2" officeooo:paragraph-rsid="014fa0b2"/>
    </style:style>
    <style:style style:name="P357" style:family="paragraph" style:parent-style-name="Text_20_body" style:list-style-name="L63">
      <style:text-properties officeooo:rsid="014fa0b2" officeooo:paragraph-rsid="014fa0b2"/>
    </style:style>
    <style:style style:name="P358" style:family="paragraph" style:parent-style-name="Text_20_body" style:list-style-name="L63">
      <style:text-properties officeooo:rsid="014fa0b2" officeooo:paragraph-rsid="015077b0"/>
    </style:style>
    <style:style style:name="P359" style:family="paragraph" style:parent-style-name="Text_20_body" style:list-style-name="L63">
      <style:text-properties officeooo:paragraph-rsid="01526004"/>
    </style:style>
    <style:style style:name="P360" style:family="paragraph" style:parent-style-name="Text_20_body" style:list-style-name="L63">
      <style:text-properties officeooo:rsid="015077b0" officeooo:paragraph-rsid="015077b0"/>
    </style:style>
    <style:style style:name="P361" style:family="paragraph" style:parent-style-name="Text_20_body" style:list-style-name="L63">
      <style:text-properties officeooo:rsid="01526004" officeooo:paragraph-rsid="01526004"/>
    </style:style>
    <style:style style:name="P362" style:family="paragraph" style:parent-style-name="Text_20_body" style:list-style-name="L63">
      <style:text-properties officeooo:rsid="01526004" officeooo:paragraph-rsid="015401c1"/>
    </style:style>
    <style:style style:name="P363" style:family="paragraph" style:parent-style-name="Text_20_body" style:list-style-name="L63">
      <style:text-properties officeooo:rsid="015310ee" officeooo:paragraph-rsid="015310ee"/>
    </style:style>
    <style:style style:name="P364" style:family="paragraph" style:parent-style-name="Text_20_body" style:list-style-name="L63">
      <style:text-properties officeooo:rsid="015310ee" officeooo:paragraph-rsid="015401c1"/>
    </style:style>
    <style:style style:name="P365" style:family="paragraph" style:parent-style-name="Text_20_body" style:list-style-name="L63">
      <style:text-properties officeooo:rsid="015401c1" officeooo:paragraph-rsid="015401c1"/>
    </style:style>
    <style:style style:name="P366" style:family="paragraph" style:parent-style-name="Text_20_body" style:list-style-name="L64">
      <style:text-properties officeooo:rsid="015401c1" officeooo:paragraph-rsid="015401c1"/>
    </style:style>
    <style:style style:name="P367" style:family="paragraph" style:parent-style-name="Text_20_body" style:list-style-name="L65">
      <style:text-properties officeooo:rsid="0156b9df" officeooo:paragraph-rsid="0156b9df"/>
    </style:style>
    <style:style style:name="P368" style:family="paragraph" style:parent-style-name="Text_20_body" style:list-style-name="L66">
      <style:text-properties officeooo:rsid="0156b9df" officeooo:paragraph-rsid="0156b9df"/>
    </style:style>
    <style:style style:name="P369" style:family="paragraph" style:parent-style-name="Text_20_body" style:list-style-name="L67">
      <style:text-properties officeooo:rsid="0156b9df" officeooo:paragraph-rsid="0156b9df"/>
    </style:style>
    <style:style style:name="P370" style:family="paragraph" style:parent-style-name="Text_20_body" style:list-style-name="L68">
      <style:text-properties officeooo:rsid="0156b9df" officeooo:paragraph-rsid="0156b9df"/>
    </style:style>
    <style:style style:name="P371" style:family="paragraph" style:parent-style-name="Text_20_body" style:list-style-name="L68">
      <style:text-properties officeooo:rsid="01570b98" officeooo:paragraph-rsid="01570b98"/>
    </style:style>
    <style:style style:name="P372" style:family="paragraph" style:parent-style-name="Text_20_body" style:list-style-name="L68">
      <style:text-properties officeooo:rsid="0157b3e8" officeooo:paragraph-rsid="0157b3e8"/>
    </style:style>
    <style:style style:name="P373" style:family="paragraph" style:parent-style-name="Text_20_body" style:list-style-name="L71">
      <style:text-properties officeooo:rsid="0157b3e8" officeooo:paragraph-rsid="01d9f299"/>
    </style:style>
    <style:style style:name="P374" style:family="paragraph" style:parent-style-name="Text_20_body" style:list-style-name="L69">
      <style:text-properties officeooo:paragraph-rsid="018f0f36"/>
    </style:style>
    <style:style style:name="P375" style:family="paragraph" style:parent-style-name="Text_20_body" style:list-style-name="L69">
      <style:text-properties officeooo:paragraph-rsid="018bdea4"/>
    </style:style>
    <style:style style:name="P376" style:family="paragraph" style:parent-style-name="Text_20_body" style:list-style-name="L69">
      <style:text-properties officeooo:rsid="015dc50d" officeooo:paragraph-rsid="015dc50d"/>
    </style:style>
    <style:style style:name="P377" style:family="paragraph" style:parent-style-name="Text_20_body" style:list-style-name="L69">
      <style:text-properties officeooo:rsid="015dc50d" officeooo:paragraph-rsid="01cbf585"/>
    </style:style>
    <style:style style:name="P378" style:family="paragraph" style:parent-style-name="Text_20_body" style:list-style-name="L69">
      <style:text-properties officeooo:rsid="015e095e" officeooo:paragraph-rsid="015e095e"/>
    </style:style>
    <style:style style:name="P379" style:family="paragraph" style:parent-style-name="Text_20_body" style:list-style-name="L69">
      <style:text-properties officeooo:rsid="015e095e" officeooo:paragraph-rsid="015efa9d"/>
    </style:style>
    <style:style style:name="P380" style:family="paragraph" style:parent-style-name="Text_20_body" style:list-style-name="L70">
      <style:text-properties officeooo:rsid="015e095e" officeooo:paragraph-rsid="017d16b0"/>
    </style:style>
    <style:style style:name="P381" style:family="paragraph" style:parent-style-name="Text_20_body" style:list-style-name="L69">
      <style:text-properties officeooo:rsid="018bdea4" officeooo:paragraph-rsid="018bdea4"/>
    </style:style>
    <style:style style:name="P382" style:family="paragraph" style:parent-style-name="Text_20_body" style:list-style-name="L69">
      <style:text-properties officeooo:rsid="01cbaf9f" officeooo:paragraph-rsid="01cbaf9f"/>
    </style:style>
    <style:style style:name="P383" style:family="paragraph" style:parent-style-name="Text_20_body" style:list-style-name="L70">
      <style:text-properties officeooo:rsid="0180dc71" officeooo:paragraph-rsid="0180dc71"/>
    </style:style>
    <style:style style:name="P384" style:family="paragraph" style:parent-style-name="Text_20_body" style:list-style-name="L69">
      <style:text-properties officeooo:rsid="015e715e" officeooo:paragraph-rsid="015e715e"/>
    </style:style>
    <style:style style:name="P385" style:family="paragraph" style:parent-style-name="Text_20_body" style:list-style-name="L71">
      <style:text-properties officeooo:rsid="015fc14b" officeooo:paragraph-rsid="015fc14b"/>
    </style:style>
    <style:style style:name="P386" style:family="paragraph" style:parent-style-name="Text_20_body" style:list-style-name="L71">
      <style:text-properties officeooo:rsid="015fc14b" officeooo:paragraph-rsid="0160416e"/>
    </style:style>
    <style:style style:name="P387" style:family="paragraph" style:parent-style-name="Text_20_body" style:list-style-name="L71">
      <style:text-properties officeooo:rsid="015fc14b" officeooo:paragraph-rsid="01ced6f0"/>
    </style:style>
    <style:style style:name="P388" style:family="paragraph" style:parent-style-name="Text_20_body" style:list-style-name="L71">
      <style:text-properties officeooo:rsid="01d335c7" officeooo:paragraph-rsid="01d335c7"/>
    </style:style>
    <style:style style:name="P389" style:family="paragraph" style:parent-style-name="Text_20_body" style:list-style-name="L71">
      <style:text-properties officeooo:rsid="01d335c7" officeooo:paragraph-rsid="01d35dd3"/>
    </style:style>
    <style:style style:name="P390" style:family="paragraph" style:parent-style-name="Text_20_body" style:list-style-name="L71">
      <style:text-properties officeooo:rsid="01d335c7" officeooo:paragraph-rsid="01d52b64"/>
    </style:style>
    <style:style style:name="P391" style:family="paragraph" style:parent-style-name="Text_20_body" style:list-style-name="L71">
      <style:text-properties officeooo:rsid="01d335c7" officeooo:paragraph-rsid="01d68d9a"/>
    </style:style>
    <style:style style:name="P392" style:family="paragraph" style:parent-style-name="Text_20_body" style:list-style-name="L71">
      <style:text-properties officeooo:rsid="01ced6f0" officeooo:paragraph-rsid="01ced6f0"/>
    </style:style>
    <style:style style:name="P393" style:family="paragraph" style:parent-style-name="Text_20_body" style:list-style-name="L71">
      <style:text-properties officeooo:rsid="01db306e" officeooo:paragraph-rsid="01ddd9a3"/>
    </style:style>
    <style:style style:name="P394" style:family="paragraph" style:parent-style-name="Text_20_body" style:list-style-name="L72">
      <style:text-properties officeooo:rsid="01700a45" officeooo:paragraph-rsid="01700a45"/>
    </style:style>
    <style:style style:name="P395" style:family="paragraph" style:parent-style-name="Text_20_body" style:list-style-name="L72">
      <style:text-properties officeooo:rsid="01700a45" officeooo:paragraph-rsid="01a1a1d4"/>
    </style:style>
    <style:style style:name="P396" style:family="paragraph" style:parent-style-name="Text_20_body" style:list-style-name="L72">
      <style:text-properties officeooo:rsid="01700a45" officeooo:paragraph-rsid="01a29bb1"/>
    </style:style>
    <style:style style:name="P397" style:family="paragraph" style:parent-style-name="Text_20_body" style:list-style-name="L73">
      <style:text-properties officeooo:rsid="01700a45" officeooo:paragraph-rsid="01700a45"/>
    </style:style>
    <style:style style:name="P398" style:family="paragraph" style:parent-style-name="Text_20_body" style:list-style-name="L74">
      <style:text-properties officeooo:rsid="01700a45" officeooo:paragraph-rsid="01700a45"/>
    </style:style>
    <style:style style:name="P399" style:family="paragraph" style:parent-style-name="Text_20_body" style:list-style-name="L74">
      <style:text-properties officeooo:rsid="01715bb1" officeooo:paragraph-rsid="01715bb1"/>
    </style:style>
    <style:style style:name="P400" style:family="paragraph" style:parent-style-name="Text_20_body" style:list-style-name="L75"/>
    <style:style style:name="P401" style:family="paragraph" style:parent-style-name="Text_20_body" style:list-style-name="L72">
      <style:text-properties officeooo:rsid="01a1a1d4" officeooo:paragraph-rsid="01a29416"/>
    </style:style>
    <style:style style:name="P402" style:family="paragraph" style:parent-style-name="Text_20_body" style:list-style-name="L72">
      <style:text-properties officeooo:rsid="01a1a1d4" officeooo:paragraph-rsid="01a29bb1"/>
    </style:style>
    <style:style style:name="P403" style:family="paragraph" style:parent-style-name="Text_20_body" style:list-style-name="L76">
      <style:text-properties officeooo:rsid="015adb38" officeooo:paragraph-rsid="015adb38"/>
    </style:style>
    <style:style style:name="P404" style:family="paragraph" style:parent-style-name="Text_20_body" style:list-style-name="L77">
      <style:text-properties officeooo:paragraph-rsid="015f818c"/>
    </style:style>
    <style:style style:name="P405" style:family="paragraph" style:parent-style-name="Text_20_body" style:list-style-name="L78">
      <style:text-properties officeooo:rsid="015f818c" officeooo:paragraph-rsid="015f818c"/>
    </style:style>
    <style:style style:name="P406" style:family="paragraph" style:parent-style-name="Text_20_body" style:list-style-name="L79"/>
    <style:style style:name="P407" style:family="paragraph" style:parent-style-name="Text_20_body" style:list-style-name="L79">
      <style:text-properties officeooo:paragraph-rsid="02e360ea"/>
    </style:style>
    <style:style style:name="P408" style:family="paragraph" style:parent-style-name="Text_20_body">
      <style:text-properties officeooo:paragraph-rsid="0163175e"/>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250" officeooo:rsid="02e360ea" style:font-size-asian="10.5pt"/>
    </style:style>
    <style:style style:name="T187" style:family="text">
      <style:text-properties fo:color="#000000" loext:opacity="100%" style:font-name="Bahnschrift Light" fo:font-size="11pt" fo:font-weight="250" officeooo:rsid="02e72206" style:font-size-asian="10.5pt"/>
    </style:style>
    <style:style style:name="T188" style:family="text">
      <style:text-properties fo:color="#000000" loext:opacity="100%" style:font-name="Bahnschrift Light" fo:font-size="11pt" fo:font-weight="normal" style:font-size-asian="10.5pt" style:font-weight-asian="normal" style:font-weight-complex="normal"/>
    </style:style>
    <style:style style:name="T189" style:family="text">
      <style:text-properties fo:color="#000000" loext:opacity="100%" style:font-name="Bahnschrift Light" fo:font-size="11pt" fo:font-weight="normal" officeooo:rsid="02b577f9" style:font-size-asian="10.5pt" style:font-weight-asian="normal" style:font-weight-complex="normal"/>
    </style:style>
    <style:style style:name="T190" style:family="text">
      <style:text-properties fo:color="#000000" loext:opacity="100%" style:font-name="Bahnschrift Light" fo:font-size="11pt" fo:font-style="normal" fo:font-weight="250" style:font-size-asian="10.5pt" style:font-style-asian="normal" style:font-style-complex="normal"/>
    </style:style>
    <style:style style:name="T191"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2" style:family="text">
      <style:text-properties fo:color="#000000" loext:opacity="100%" style:font-name="Bahnschrift Light" fo:font-size="11pt" fo:font-style="italic" fo:font-weight="250" style:font-size-asian="10.5pt" style:font-style-asian="italic" style:font-style-complex="italic"/>
    </style:style>
    <style:style style:name="T193"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4" style:family="text">
      <style:text-properties officeooo:rsid="01778961"/>
    </style:style>
    <style:style style:name="T195"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6"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7"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3"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4"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6" style:family="text">
      <style:text-properties officeooo:rsid="0178ffdf"/>
    </style:style>
    <style:style style:name="T217" style:family="text">
      <style:text-properties officeooo:rsid="0179bf7c"/>
    </style:style>
    <style:style style:name="T218" style:family="text">
      <style:text-properties officeooo:rsid="017d16b0"/>
    </style:style>
    <style:style style:name="T219" style:family="text">
      <style:text-properties officeooo:rsid="01829d13"/>
    </style:style>
    <style:style style:name="T220" style:family="text">
      <style:text-properties officeooo:rsid="018bdea4"/>
    </style:style>
    <style:style style:name="T221" style:family="text">
      <style:text-properties officeooo:rsid="018d7ad0"/>
    </style:style>
    <style:style style:name="T222" style:family="text">
      <style:text-properties officeooo:rsid="018f0f36"/>
    </style:style>
    <style:style style:name="T223" style:family="text">
      <style:text-properties officeooo:rsid="01989ecc"/>
    </style:style>
    <style:style style:name="T224" style:family="text">
      <style:text-properties officeooo:rsid="019b85de"/>
    </style:style>
    <style:style style:name="T225" style:family="text">
      <style:text-properties officeooo:rsid="019bbdb1"/>
    </style:style>
    <style:style style:name="T226" style:family="text">
      <style:text-properties fo:color="#0000cc" loext:opacity="100%" style:font-name="Consolas" fo:font-size="10pt" fo:font-weight="250" fo:background-color="transparent" loext:char-shading-value="0" style:font-size-asian="10.5pt"/>
    </style:style>
    <style:style style:name="T227" style:family="text">
      <style:text-properties fo:color="#0000cc" loext:opacity="100%" style:font-name="Consolas" fo:font-size="10pt" fo:font-weight="250" officeooo:rsid="019bbdb1" fo:background-color="transparent" loext:char-shading-value="0" style:font-size-asian="10.5pt"/>
    </style:style>
    <style:style style:name="T228" style:family="text">
      <style:text-properties fo:color="#0000cc" loext:opacity="100%" style:font-name="Consolas" fo:font-size="10pt" fo:font-weight="250" officeooo:rsid="01e969d3" fo:background-color="transparent" loext:char-shading-value="0" style:font-size-asian="10.5pt"/>
    </style:style>
    <style:style style:name="T229" style:family="text">
      <style:text-properties fo:color="#0000cc" loext:opacity="100%" style:font-name="Consolas" fo:font-size="10pt" fo:font-weight="250" officeooo:rsid="022d840b" fo:background-color="transparent" loext:char-shading-value="0" style:font-size-asian="10.5pt"/>
    </style:style>
    <style:style style:name="T230" style:family="text">
      <style:text-properties fo:color="#0000cc" loext:opacity="100%" style:font-name="Consolas" fo:font-size="10pt" fo:font-weight="250" officeooo:rsid="022e6f8f" fo:background-color="transparent" loext:char-shading-value="0" style:font-size-asian="10.5pt"/>
    </style:style>
    <style:style style:name="T231" style:family="text">
      <style:text-properties fo:color="#0000cc" loext:opacity="100%" style:font-name="Consolas" fo:font-size="10pt" fo:font-weight="250" officeooo:rsid="0233915d" fo:background-color="transparent" loext:char-shading-value="0" style:font-size-asian="10.5pt"/>
    </style:style>
    <style:style style:name="T232" style:family="text">
      <style:text-properties fo:color="#0000cc" loext:opacity="100%" style:font-name="Consolas" fo:font-size="10pt" fo:font-weight="250" officeooo:rsid="0233fa38" fo:background-color="transparent" loext:char-shading-value="0" style:font-size-asian="10.5pt"/>
    </style:style>
    <style:style style:name="T233" style:family="text">
      <style:text-properties fo:color="#0000cc" loext:opacity="100%" style:font-name="Consolas" fo:font-size="10pt" fo:font-weight="250" officeooo:rsid="0234f5ab" fo:background-color="transparent" loext:char-shading-value="0" style:font-size-asian="10.5pt"/>
    </style:style>
    <style:style style:name="T234" style:family="text">
      <style:text-properties fo:color="#0000cc" loext:opacity="100%" style:font-name="Consolas" fo:font-size="10pt" fo:font-weight="250" officeooo:rsid="0235efe2" fo:background-color="transparent" loext:char-shading-value="0" style:font-size-asian="10.5pt"/>
    </style:style>
    <style:style style:name="T235" style:family="text">
      <style:text-properties fo:color="#0000cc" loext:opacity="100%" style:font-name="Consolas" fo:font-size="10pt" fo:font-weight="250" officeooo:rsid="02397813" fo:background-color="transparent" loext:char-shading-value="0" style:font-size-asian="10.5pt"/>
    </style:style>
    <style:style style:name="T236" style:family="text">
      <style:text-properties fo:color="#0000cc" loext:opacity="100%" style:font-name="Consolas" fo:font-size="10pt" fo:font-weight="250" officeooo:rsid="023b1ae7" fo:background-color="transparent" loext:char-shading-value="0" style:font-size-asian="10.5pt"/>
    </style:style>
    <style:style style:name="T237" style:family="text">
      <style:text-properties fo:color="#0000cc" loext:opacity="100%" style:font-name="Consolas" fo:font-size="10pt" fo:font-weight="250" officeooo:rsid="023c6916" fo:background-color="transparent" loext:char-shading-value="0" style:font-size-asian="10.5pt"/>
    </style:style>
    <style:style style:name="T238" style:family="text">
      <style:text-properties fo:color="#0000cc" loext:opacity="100%" style:font-name="Consolas" fo:font-size="10pt" fo:font-weight="250" officeooo:rsid="023ff98c" fo:background-color="transparent" loext:char-shading-value="0" style:font-size-asian="10.5pt"/>
    </style:style>
    <style:style style:name="T239" style:family="text">
      <style:text-properties fo:color="#0000cc" loext:opacity="100%" style:font-name="Consolas" fo:font-size="10pt" fo:font-weight="250" officeooo:rsid="02590063" fo:background-color="transparent" loext:char-shading-value="0" style:font-size-asian="10.5pt"/>
    </style:style>
    <style:style style:name="T240" style:family="text">
      <style:text-properties fo:color="#0000cc" loext:opacity="100%" style:font-name="Consolas" fo:font-size="10pt" fo:font-weight="250" officeooo:rsid="025a8e94" fo:background-color="transparent" loext:char-shading-value="0" style:font-size-asian="10.5pt"/>
    </style:style>
    <style:style style:name="T241" style:family="text">
      <style:text-properties fo:color="#0000cc" loext:opacity="100%" style:font-name="Consolas" fo:font-size="10pt" fo:font-weight="250" officeooo:rsid="025cb11b" fo:background-color="transparent" loext:char-shading-value="0" style:font-size-asian="10.5pt"/>
    </style:style>
    <style:style style:name="T242" style:family="text">
      <style:text-properties fo:color="#0000cc" loext:opacity="100%" style:font-name="Consolas" fo:font-size="10pt" fo:font-weight="250" officeooo:rsid="025ec028" fo:background-color="transparent" loext:char-shading-value="0" style:font-size-asian="10.5pt"/>
    </style:style>
    <style:style style:name="T243" style:family="text">
      <style:text-properties fo:color="#0000cc" loext:opacity="100%" style:font-name="Consolas" fo:font-size="10pt" fo:font-weight="250" officeooo:rsid="025fd1f0" fo:background-color="transparent" loext:char-shading-value="0" style:font-size-asian="10.5pt"/>
    </style:style>
    <style:style style:name="T244" style:family="text">
      <style:text-properties fo:color="#0000cc" loext:opacity="100%" style:font-name="Consolas" fo:font-size="10pt" fo:font-weight="250" officeooo:rsid="0261cc48" fo:background-color="transparent" loext:char-shading-value="0" style:font-size-asian="10.5pt"/>
    </style:style>
    <style:style style:name="T245" style:family="text">
      <style:text-properties fo:color="#0000cc" loext:opacity="100%" style:font-name="Consolas" fo:font-size="10pt" fo:font-weight="250" officeooo:rsid="0254a9aa" fo:background-color="transparent" loext:char-shading-value="0" style:font-size-asian="10.5pt"/>
    </style:style>
    <style:style style:name="T246" style:family="text">
      <style:text-properties fo:color="#0000cc" loext:opacity="100%" style:font-name="Consolas" fo:font-size="10pt" fo:font-weight="250" officeooo:rsid="029d6929" fo:background-color="transparent" loext:char-shading-value="0" style:font-size-asian="10.5pt"/>
    </style:style>
    <style:style style:name="T247" style:family="text">
      <style:text-properties fo:color="#0000cc" loext:opacity="100%" style:font-name="Consolas" fo:font-size="10pt" fo:font-weight="250" officeooo:rsid="02c3990b" fo:background-color="transparent" loext:char-shading-value="0" style:font-size-asian="10.5pt"/>
    </style:style>
    <style:style style:name="T248" style:family="text">
      <style:text-properties fo:color="#0000cc" loext:opacity="100%" style:font-name="Consolas" fo:font-size="10pt" fo:font-weight="250" officeooo:rsid="02cd8a42" fo:background-color="transparent" loext:char-shading-value="0" style:font-size-asian="10.5pt"/>
    </style:style>
    <style:style style:name="T249" style:family="text">
      <style:text-properties fo:color="#0000cc" loext:opacity="100%" style:font-name="Consolas" fo:font-size="10pt" fo:background-color="transparent" loext:char-shading-value="0" style:font-size-asian="10.5pt"/>
    </style:style>
    <style:style style:name="T250" style:family="text">
      <style:text-properties fo:color="#0000cc" loext:opacity="100%" style:font-name="Consolas" fo:font-size="10pt" officeooo:rsid="01f5abd6" fo:background-color="transparent" loext:char-shading-value="0" style:font-size-asian="10.5pt"/>
    </style:style>
    <style:style style:name="T251" style:family="text">
      <style:text-properties fo:color="#0000cc" loext:opacity="100%" style:font-name="Consolas" fo:font-size="10pt" officeooo:rsid="02657aaa" fo:background-color="transparent" loext:char-shading-value="0" style:font-size-asian="10.5pt"/>
    </style:style>
    <style:style style:name="T252"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3"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4"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5"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6"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57"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58"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59"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1"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2" style:family="text">
      <style:text-properties officeooo:rsid="01a1a1d4"/>
    </style:style>
    <style:style style:name="T263" style:family="text">
      <style:text-properties officeooo:rsid="01a29bb1"/>
    </style:style>
    <style:style style:name="T264" style:family="text">
      <style:text-properties officeooo:rsid="01a6e080"/>
    </style:style>
    <style:style style:name="T265" style:family="text">
      <style:text-properties officeooo:rsid="01a81dae"/>
    </style:style>
    <style:style style:name="T266" style:family="text">
      <style:text-properties officeooo:rsid="01abbfae"/>
    </style:style>
    <style:style style:name="T267" style:family="text">
      <style:text-properties officeooo:rsid="01ac987e"/>
    </style:style>
    <style:style style:name="T268" style:family="text">
      <style:text-properties officeooo:rsid="00ff9255"/>
    </style:style>
    <style:style style:name="T269" style:family="text">
      <style:text-properties officeooo:rsid="01ae1746"/>
    </style:style>
    <style:style style:name="T270" style:family="text">
      <style:text-properties officeooo:rsid="01afcc67"/>
    </style:style>
    <style:style style:name="T271" style:family="text">
      <style:text-properties officeooo:rsid="01b18f60"/>
    </style:style>
    <style:style style:name="T272" style:family="text">
      <style:text-properties officeooo:rsid="01b1d12f"/>
    </style:style>
    <style:style style:name="T273" style:family="text">
      <style:text-properties officeooo:rsid="01b2f40d"/>
    </style:style>
    <style:style style:name="T274" style:family="text">
      <style:text-properties officeooo:rsid="01b6fd5e"/>
    </style:style>
    <style:style style:name="T275" style:family="text">
      <style:text-properties officeooo:rsid="01b79f9e"/>
    </style:style>
    <style:style style:name="T276" style:family="text">
      <style:text-properties officeooo:rsid="01b91e4a"/>
    </style:style>
    <style:style style:name="T277" style:family="text">
      <style:text-properties officeooo:rsid="01baca50"/>
    </style:style>
    <style:style style:name="T278" style:family="text">
      <style:text-properties officeooo:rsid="01bd21db"/>
    </style:style>
    <style:style style:name="T279" style:family="text">
      <style:text-properties officeooo:rsid="01be35cf"/>
    </style:style>
    <style:style style:name="T280" style:family="text">
      <style:text-properties officeooo:rsid="01befaee"/>
    </style:style>
    <style:style style:name="T281" style:family="text">
      <style:text-properties officeooo:rsid="01c190ae"/>
    </style:style>
    <style:style style:name="T282" style:family="text">
      <style:text-properties officeooo:rsid="01c1a611"/>
    </style:style>
    <style:style style:name="T283" style:family="text">
      <style:text-properties officeooo:rsid="01c2665b"/>
    </style:style>
    <style:style style:name="T284" style:family="text">
      <style:text-properties officeooo:rsid="01ca85ed"/>
    </style:style>
    <style:style style:name="T285" style:family="text">
      <style:text-properties officeooo:rsid="01cbaf9f"/>
    </style:style>
    <style:style style:name="T286" style:family="text">
      <style:text-properties officeooo:rsid="01cbf585"/>
    </style:style>
    <style:style style:name="T287" style:family="text">
      <style:text-properties officeooo:rsid="01ced6f0"/>
    </style:style>
    <style:style style:name="T288" style:family="text">
      <style:text-properties officeooo:rsid="01d039bd"/>
    </style:style>
    <style:style style:name="T289" style:family="text">
      <style:text-properties officeooo:rsid="01d335c7"/>
    </style:style>
    <style:style style:name="T290" style:family="text">
      <style:text-properties officeooo:rsid="01d35dd3"/>
    </style:style>
    <style:style style:name="T291" style:family="text">
      <style:text-properties officeooo:rsid="01d52b64"/>
    </style:style>
    <style:style style:name="T292" style:family="text">
      <style:text-properties officeooo:rsid="01e00fb7"/>
    </style:style>
    <style:style style:name="T293" style:family="text">
      <style:text-properties officeooo:rsid="01e37945"/>
    </style:style>
    <style:style style:name="T294" style:family="text">
      <style:text-properties officeooo:rsid="01e4f4a0"/>
    </style:style>
    <style:style style:name="T295" style:family="text">
      <style:text-properties officeooo:rsid="01e969d3"/>
    </style:style>
    <style:style style:name="T296" style:family="text">
      <style:text-properties officeooo:rsid="01ee10a2"/>
    </style:style>
    <style:style style:name="T297" style:family="text">
      <style:text-properties officeooo:rsid="01fb2007"/>
    </style:style>
    <style:style style:name="T298" style:family="text">
      <style:text-properties officeooo:rsid="01fee00a"/>
    </style:style>
    <style:style style:name="T299" style:family="text">
      <style:text-properties fo:font-weight="250"/>
    </style:style>
    <style:style style:name="T300" style:family="text">
      <style:text-properties fo:font-weight="250" officeooo:rsid="022bd6e0"/>
    </style:style>
    <style:style style:name="T301" style:family="text">
      <style:text-properties fo:font-weight="250" officeooo:rsid="022d840b"/>
    </style:style>
    <style:style style:name="T302" style:family="text">
      <style:text-properties fo:font-weight="250" officeooo:rsid="022e6f8f"/>
    </style:style>
    <style:style style:name="T303" style:family="text">
      <style:text-properties fo:font-weight="250" officeooo:rsid="0233915d"/>
    </style:style>
    <style:style style:name="T304" style:family="text">
      <style:text-properties fo:font-weight="250" officeooo:rsid="0233fa38"/>
    </style:style>
    <style:style style:name="T305" style:family="text">
      <style:text-properties fo:font-weight="250" officeooo:rsid="019b85de"/>
    </style:style>
    <style:style style:name="T306" style:family="text">
      <style:text-properties fo:font-weight="250" officeooo:rsid="01829d13"/>
    </style:style>
    <style:style style:name="T307" style:family="text">
      <style:text-properties fo:font-weight="250" officeooo:rsid="01860a65"/>
    </style:style>
    <style:style style:name="T308" style:family="text">
      <style:text-properties fo:font-weight="250" officeooo:rsid="01853b50"/>
    </style:style>
    <style:style style:name="T309" style:family="text">
      <style:text-properties fo:font-weight="250" officeooo:rsid="01863a55"/>
    </style:style>
    <style:style style:name="T310" style:family="text">
      <style:text-properties fo:font-weight="250" officeooo:rsid="0187fcfe"/>
    </style:style>
    <style:style style:name="T311" style:family="text">
      <style:text-properties fo:font-weight="250" officeooo:rsid="02943e10"/>
    </style:style>
    <style:style style:name="T312" style:family="text">
      <style:text-properties fo:font-weight="250" officeooo:rsid="02985544"/>
    </style:style>
    <style:style style:name="T313" style:family="text">
      <style:text-properties fo:font-weight="250" officeooo:rsid="0299552f"/>
    </style:style>
    <style:style style:name="T314" style:family="text">
      <style:text-properties fo:font-weight="250" officeooo:rsid="02a08f18"/>
    </style:style>
    <style:style style:name="T315" style:family="text">
      <style:text-properties fo:font-weight="250" officeooo:rsid="02a107f3"/>
    </style:style>
    <style:style style:name="T316" style:family="text">
      <style:text-properties fo:font-weight="250" officeooo:rsid="027247b4"/>
    </style:style>
    <style:style style:name="T317" style:family="text">
      <style:text-properties fo:font-weight="250" officeooo:rsid="02896fe0"/>
    </style:style>
    <style:style style:name="T318" style:family="text">
      <style:text-properties fo:font-weight="250" officeooo:rsid="0290a074"/>
    </style:style>
    <style:style style:name="T319" style:family="text">
      <style:text-properties fo:font-weight="250" officeooo:rsid="02a094ae"/>
    </style:style>
    <style:style style:name="T320" style:family="text">
      <style:text-properties fo:font-weight="250" officeooo:rsid="02590063"/>
    </style:style>
    <style:style style:name="T321" style:family="text">
      <style:text-properties fo:font-weight="250" officeooo:rsid="0254a9aa"/>
    </style:style>
    <style:style style:name="T322" style:family="text">
      <style:text-properties fo:font-weight="250" officeooo:rsid="0261cc48"/>
    </style:style>
    <style:style style:name="T323" style:family="text">
      <style:text-properties fo:font-weight="250" officeooo:rsid="025ec028"/>
    </style:style>
    <style:style style:name="T324" style:family="text">
      <style:text-properties fo:font-weight="250" officeooo:rsid="0234f5ab"/>
    </style:style>
    <style:style style:name="T325" style:family="text">
      <style:text-properties fo:font-weight="250" officeooo:rsid="0235efe2"/>
    </style:style>
    <style:style style:name="T326" style:family="text">
      <style:text-properties fo:font-weight="250" officeooo:rsid="02cd8a42"/>
    </style:style>
    <style:style style:name="T327" style:family="text">
      <style:text-properties officeooo:rsid="01ff105c"/>
    </style:style>
    <style:style style:name="T328" style:family="text">
      <style:text-properties officeooo:rsid="02063202"/>
    </style:style>
    <style:style style:name="T329" style:family="text">
      <style:text-properties officeooo:rsid="020be6c1"/>
    </style:style>
    <style:style style:name="T330" style:family="text">
      <style:text-properties officeooo:rsid="020eaf61"/>
    </style:style>
    <style:style style:name="T331" style:family="text">
      <style:text-properties officeooo:rsid="021af955"/>
    </style:style>
    <style:style style:name="T332" style:family="text">
      <style:text-properties officeooo:rsid="0227ea76"/>
    </style:style>
    <style:style style:name="T333" style:family="text">
      <style:text-properties officeooo:rsid="022a3f49"/>
    </style:style>
    <style:style style:name="T334" style:family="text">
      <style:text-properties officeooo:rsid="022bd6e0"/>
    </style:style>
    <style:style style:name="T335" style:family="text">
      <style:text-properties officeooo:rsid="0231df47"/>
    </style:style>
    <style:style style:name="T336" style:family="text">
      <style:text-properties officeooo:rsid="0233915d"/>
    </style:style>
    <style:style style:name="T337" style:family="text">
      <style:text-properties officeooo:rsid="0238e717"/>
    </style:style>
    <style:style style:name="T338" style:family="text">
      <style:text-properties officeooo:rsid="02397813"/>
    </style:style>
    <style:style style:name="T339" style:family="text">
      <style:text-properties officeooo:rsid="023c6916"/>
    </style:style>
    <style:style style:name="T340" style:family="text">
      <style:text-properties officeooo:rsid="023e5feb"/>
    </style:style>
    <style:style style:name="T341" style:family="text">
      <style:text-properties officeooo:rsid="024157fa"/>
    </style:style>
    <style:style style:name="T342" style:family="text">
      <style:text-properties officeooo:rsid="0245d595"/>
    </style:style>
    <style:style style:name="T343" style:family="text">
      <style:text-properties officeooo:rsid="024c9914"/>
    </style:style>
    <style:style style:name="T344" style:family="text">
      <style:text-properties officeooo:rsid="024e6243"/>
    </style:style>
    <style:style style:name="T345" style:family="text">
      <style:text-properties officeooo:rsid="024f3a6d"/>
    </style:style>
    <style:style style:name="T346" style:family="text">
      <style:text-properties officeooo:rsid="0254a9aa"/>
    </style:style>
    <style:style style:name="T347" style:family="text">
      <style:text-properties officeooo:rsid="02590063"/>
    </style:style>
    <style:style style:name="T348" style:family="text">
      <style:text-properties officeooo:rsid="025c5460"/>
    </style:style>
    <style:style style:name="T349" style:family="text">
      <style:text-properties officeooo:rsid="025cb11b"/>
    </style:style>
    <style:style style:name="T350" style:family="text">
      <style:text-properties officeooo:rsid="025ec028"/>
    </style:style>
    <style:style style:name="T351" style:family="text">
      <style:text-properties officeooo:rsid="026289dc"/>
    </style:style>
    <style:style style:name="T352" style:family="text">
      <style:text-properties officeooo:rsid="026483fd"/>
    </style:style>
    <style:style style:name="T353" style:family="text">
      <style:text-properties officeooo:rsid="02657aaa"/>
    </style:style>
    <style:style style:name="T354" style:family="text">
      <style:text-properties officeooo:rsid="02684e99"/>
    </style:style>
    <style:style style:name="T355" style:family="text">
      <style:text-properties officeooo:rsid="026e6ff6"/>
    </style:style>
    <style:style style:name="T356" style:family="text">
      <style:text-properties officeooo:rsid="0271ed8b"/>
    </style:style>
    <style:style style:name="T357" style:family="text">
      <style:text-properties officeooo:rsid="027247b4"/>
    </style:style>
    <style:style style:name="T358" style:family="text">
      <style:text-properties officeooo:rsid="02738a6f"/>
    </style:style>
    <style:style style:name="T359" style:family="text">
      <style:text-properties officeooo:rsid="02754494"/>
    </style:style>
    <style:style style:name="T360" style:family="text">
      <style:text-properties officeooo:rsid="0278dff5"/>
    </style:style>
    <style:style style:name="T361" style:family="text">
      <style:text-properties officeooo:rsid="027fc6dc"/>
    </style:style>
    <style:style style:name="T362" style:family="text">
      <style:text-properties officeooo:rsid="0281996f"/>
    </style:style>
    <style:style style:name="T363" style:family="text">
      <style:text-properties officeooo:rsid="0284b2c9"/>
    </style:style>
    <style:style style:name="T364" style:family="text">
      <style:text-properties officeooo:rsid="0285f78b"/>
    </style:style>
    <style:style style:name="T365" style:family="text">
      <style:text-properties officeooo:rsid="028791d3"/>
    </style:style>
    <style:style style:name="T366" style:family="text">
      <style:text-properties officeooo:rsid="028a4407"/>
    </style:style>
    <style:style style:name="T367" style:family="text">
      <style:text-properties officeooo:rsid="028f2039"/>
    </style:style>
    <style:style style:name="T368" style:family="text">
      <style:text-properties officeooo:rsid="02a45454"/>
    </style:style>
    <style:style style:name="T369" style:family="text">
      <style:text-properties officeooo:rsid="02a652d6"/>
    </style:style>
    <style:style style:name="T370" style:family="text">
      <style:text-properties officeooo:rsid="02a84014"/>
    </style:style>
    <style:style style:name="T371" style:family="text">
      <style:text-properties officeooo:rsid="02a9dd55"/>
    </style:style>
    <style:style style:name="T372" style:family="text">
      <style:text-properties officeooo:rsid="02af8e1d"/>
    </style:style>
    <style:style style:name="T373" style:family="text">
      <style:text-properties officeooo:rsid="02b3a0be"/>
    </style:style>
    <style:style style:name="T374" style:family="text">
      <style:text-properties officeooo:rsid="02b577f9"/>
    </style:style>
    <style:style style:name="T375" style:family="text">
      <style:text-properties officeooo:rsid="02bab3c2"/>
    </style:style>
    <style:style style:name="T376" style:family="text">
      <style:text-properties officeooo:rsid="02bf334a"/>
    </style:style>
    <style:style style:name="T377" style:family="text">
      <style:text-properties officeooo:rsid="02c3990b"/>
    </style:style>
    <style:style style:name="T378" style:family="text">
      <style:text-properties officeooo:rsid="02c473df"/>
    </style:style>
    <style:style style:name="T379" style:family="text">
      <style:text-properties officeooo:rsid="02c82ac2"/>
    </style:style>
    <style:style style:name="T380" style:family="text">
      <style:text-properties officeooo:rsid="02ca06d0"/>
    </style:style>
    <style:style style:name="T381" style:family="text">
      <style:text-properties officeooo:rsid="02cbb3be"/>
    </style:style>
    <style:style style:name="T382" style:family="text">
      <style:text-properties officeooo:rsid="02cc54b4"/>
    </style:style>
    <style:style style:name="T383" style:family="text">
      <style:text-properties officeooo:rsid="02cd8a42"/>
    </style:style>
    <style:style style:name="T384"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5"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6"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87"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88"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89" style:family="text">
      <style:text-properties officeooo:rsid="02d65609"/>
    </style:style>
    <style:style style:name="T390" style:family="text">
      <style:text-properties officeooo:rsid="02dd2086"/>
    </style:style>
    <style:style style:name="T391" style:family="text">
      <style:text-properties officeooo:rsid="02dec54b"/>
    </style:style>
    <style:style style:name="T392" style:family="text">
      <style:text-properties officeooo:rsid="02e360ea"/>
    </style:style>
    <style:style style:name="T393" style:family="text">
      <style:text-properties officeooo:rsid="02e50e8c"/>
    </style:style>
    <style:style style:name="T394" style:family="text">
      <style:text-properties officeooo:rsid="02e6dd9d"/>
    </style:style>
    <style:style style:name="T395" style:family="text">
      <style:text-properties officeooo:rsid="0163175e"/>
    </style:style>
    <style:style style:name="T396" style:family="text">
      <style:text-properties officeooo:rsid="02e72206"/>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88"/>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89"><text:a xlink:type="simple" xlink:href="#__RefHeading___Toc2231_894491682" text:style-name="Index_20_Link" text:visited-style-name="Index_20_Link">Hotkeys<text:tab/>3</text:a></text:p>
          <text:p text:style-name="P190"><text:a xlink:type="simple" xlink:href="#__RefHeading___Toc2442_1674876673" text:style-name="Index_20_Link" text:visited-style-name="Index_20_Link">Window Mode<text:tab/>3</text:a></text:p>
          <text:p text:style-name="P190"><text:a xlink:type="simple" xlink:href="#__RefHeading___Toc2444_1674876673" text:style-name="Index_20_Link" text:visited-style-name="Index_20_Link">Rendering<text:tab/>3</text:a></text:p>
          <text:p text:style-name="P190"><text:a xlink:type="simple" xlink:href="#__RefHeading___Toc2233_894491682" text:style-name="Index_20_Link" text:visited-style-name="Index_20_Link">Simulation Time Control<text:tab/>3</text:a></text:p>
          <text:p text:style-name="P190"><text:a xlink:type="simple" xlink:href="#__RefHeading___Toc2446_1674876673" text:style-name="Index_20_Link" text:visited-style-name="Index_20_Link">Audio Volume<text:tab/>4</text:a></text:p>
          <text:p text:style-name="P190"><text:a xlink:type="simple" xlink:href="#__RefHeading___Toc2448_1674876673" text:style-name="Index_20_Link" text:visited-style-name="Index_20_Link">Game Resolution<text:tab/>4</text:a></text:p>
          <text:p text:style-name="P190"><text:a xlink:type="simple" xlink:href="#__RefHeading___Toc2450_1674876673" text:style-name="Index_20_Link" text:visited-style-name="Index_20_Link">Miscellaneous functions on the F keys<text:tab/>4</text:a></text:p>
          <text:p text:style-name="P190"><text:a xlink:type="simple" xlink:href="#__RefHeading___Toc2452_1674876673" text:style-name="Index_20_Link" text:visited-style-name="Index_20_Link">Save States<text:tab/>5</text:a></text:p>
          <text:p text:style-name="P190"><text:a xlink:type="simple" xlink:href="#__RefHeading___Toc2454_1674876673" text:style-name="Index_20_Link" text:visited-style-name="Index_20_Link">Performance<text:tab/>5</text:a></text:p>
          <text:p text:style-name="P190"><text:a xlink:type="simple" xlink:href="#__RefHeading___Toc2456_1674876673" text:style-name="Index_20_Link" text:visited-style-name="Index_20_Link">Memory View<text:tab/>5</text:a></text:p>
          <text:p text:style-name="P190"><text:a xlink:type="simple" xlink:href="#__RefHeading___Toc2458_1674876673" text:style-name="Index_20_Link" text:visited-style-name="Index_20_Link">Side Panel<text:tab/>5</text:a></text:p>
          <text:p text:style-name="P190"><text:a xlink:type="simple" xlink:href="#__RefHeading___Toc2460_1674876673" text:style-name="Index_20_Link" text:visited-style-name="Index_20_Link">Debug Keys<text:tab/>5</text:a></text:p>
          <text:p text:style-name="P189"><text:a xlink:type="simple" xlink:href="#__RefHeading___Toc2462_1674876673" text:style-name="Index_20_Link" text:visited-style-name="Index_20_Link">Built-in Debugging Tools<text:tab/>6</text:a></text:p>
          <text:p text:style-name="P190"><text:a xlink:type="simple" xlink:href="#__RefHeading___Toc2464_1674876673" text:style-name="Index_20_Link" text:visited-style-name="Index_20_Link">Memory View<text:tab/>6</text:a></text:p>
          <text:p text:style-name="P190"><text:a xlink:type="simple" xlink:href="#__RefHeading___Toc2466_1674876673" text:style-name="Index_20_Link" text:visited-style-name="Index_20_Link">Side Panel<text:tab/>6</text:a></text:p>
          <text:p text:style-name="P189"><text:a xlink:type="simple" xlink:href="#__RefHeading___Toc1434_546946389" text:style-name="Index_20_Link" text:visited-style-name="Index_20_Link">Lemon Script<text:tab/>8</text:a></text:p>
          <text:p text:style-name="P190"><text:a xlink:type="simple" xlink:href="#__RefHeading___Toc1436_546946389" text:style-name="Index_20_Link" text:visited-style-name="Index_20_Link">About the Lemon Script Language<text:tab/>8</text:a></text:p>
          <text:p text:style-name="P190"><text:a xlink:type="simple" xlink:href="#__RefHeading___Toc5463_3458163760" text:style-name="Index_20_Link" text:visited-style-name="Index_20_Link">Script Feature Level<text:tab/>8</text:a></text:p>
          <text:p text:style-name="P190"><text:a xlink:type="simple" xlink:href="#__RefHeading___Toc1438_546946389" text:style-name="Index_20_Link" text:visited-style-name="Index_20_Link">Identifiers<text:tab/>9</text:a></text:p>
          <text:p text:style-name="P190"><text:a xlink:type="simple" xlink:href="#__RefHeading___Toc5465_3458163760" text:style-name="Index_20_Link" text:visited-style-name="Index_20_Link">Data Types<text:tab/>9</text:a></text:p>
          <text:p text:style-name="P190"><text:a xlink:type="simple" xlink:href="#__RefHeading___Toc5467_3458163760" text:style-name="Index_20_Link" text:visited-style-name="Index_20_Link">Variables<text:tab/>10</text:a></text:p>
          <text:p text:style-name="P190"><text:a xlink:type="simple" xlink:href="#__RefHeading___Toc5469_3458163760" text:style-name="Index_20_Link" text:visited-style-name="Index_20_Link">Constants<text:tab/>11</text:a></text:p>
          <text:p text:style-name="P190"><text:a xlink:type="simple" xlink:href="#__RefHeading___Toc5471_3458163760" text:style-name="Index_20_Link" text:visited-style-name="Index_20_Link">Constant Arrays<text:tab/>12</text:a></text:p>
          <text:p text:style-name="P190"><text:a xlink:type="simple" xlink:href="#__RefHeading___Toc5473_3458163760" text:style-name="Index_20_Link" text:visited-style-name="Index_20_Link">Control Flow<text:tab/>13</text:a></text:p>
          <text:p text:style-name="P190"><text:a xlink:type="simple" xlink:href="#__RefHeading___Toc5475_3458163760" text:style-name="Index_20_Link" text:visited-style-name="Index_20_Link">Memory Access<text:tab/>16</text:a></text:p>
          <text:p text:style-name="P190"><text:a xlink:type="simple" xlink:href="#__RefHeading___Toc5477_3458163760" text:style-name="Index_20_Link" text:visited-style-name="Index_20_Link">Registers<text:tab/>16</text:a></text:p>
          <text:p text:style-name="P190"><text:a xlink:type="simple" xlink:href="#__RefHeading___Toc5479_3458163760" text:style-name="Index_20_Link" text:visited-style-name="Index_20_Link">Functions<text:tab/>17</text:a></text:p>
          <text:p text:style-name="P190"><text:a xlink:type="simple" xlink:href="#__RefHeading___Toc5481_3458163760" text:style-name="Index_20_Link" text:visited-style-name="Index_20_Link">Includes<text:tab/>19</text:a></text:p>
          <text:p text:style-name="P190"><text:a xlink:type="simple" xlink:href="#__RefHeading___Toc1440_546946389" text:style-name="Index_20_Link" text:visited-style-name="Index_20_Link">Preprocessor Directives<text:tab/>20</text:a></text:p>
          <text:p text:style-name="P190"><text:a xlink:type="simple" xlink:href="#__RefHeading___Toc4114_3516592363" text:style-name="Index_20_Link" text:visited-style-name="Index_20_Link">Default Preprocessor Definitions<text:tab/>22</text:a></text:p>
          <text:p text:style-name="P189"><text:a xlink:type="simple" xlink:href="#__RefHeading___Toc1002_2121071810" text:style-name="Index_20_Link" text:visited-style-name="Index_20_Link">Engine Script Functions<text:tab/>24</text:a></text:p>
          <text:p text:style-name="P190"><text:a xlink:type="simple" xlink:href="#__RefHeading___Toc2595_577744546" text:style-name="Index_20_Link" text:visited-style-name="Index_20_Link">A general note on fixed point numbers<text:tab/>24</text:a></text:p>
          <text:p text:style-name="P190"><text:a xlink:type="simple" xlink:href="#__RefHeading___Toc2033_2125909125" text:style-name="Index_20_Link" text:visited-style-name="Index_20_Link">Basics<text:tab/>24</text:a></text:p>
          <text:p text:style-name="P190"><text:a xlink:type="simple" xlink:href="#__RefHeading___Toc2035_2125909125" text:style-name="Index_20_Link" text:visited-style-name="Index_20_Link">String Access / Manipulation<text:tab/>26</text:a></text:p>
          <text:p text:style-name="P190"><text:a xlink:type="simple" xlink:href="#__RefHeading___Toc1004_2121071810" text:style-name="Index_20_Link" text:visited-style-name="Index_20_Link">Flag Registers<text:tab/>27</text:a></text:p>
          <text:p text:style-name="P190"><text:a xlink:type="simple" xlink:href="#__RefHeading___Toc1006_2121071810" text:style-name="Index_20_Link" text:visited-style-name="Index_20_Link">Stack Access<text:tab/>27</text:a></text:p>
          <text:p text:style-name="P190"><text:a xlink:type="simple" xlink:href="#__RefHeading___Toc1008_2121071810" text:style-name="Index_20_Link" text:visited-style-name="Index_20_Link">Memory Data Processing<text:tab/>28</text:a></text:p>
          <text:p text:style-name="P190"><text:a xlink:type="simple" xlink:href="#__RefHeading___Toc1010_2121071810" text:style-name="Index_20_Link" text:visited-style-name="Index_20_Link">Persistent Data Access<text:tab/>28</text:a></text:p>
          <text:p text:style-name="P190"><text:a xlink:type="simple" xlink:href="#__RefHeading___Toc1012_2121071810" text:style-name="Index_20_Link" text:visited-style-name="Index_20_Link">Raw Data Loading<text:tab/>29</text:a></text:p>
          <text:p text:style-name="P190"><text:a xlink:type="simple" xlink:href="#__RefHeading___Toc1014_2121071810" text:style-name="Index_20_Link" text:visited-style-name="Index_20_Link">Game Resolution<text:tab/>30</text:a></text:p>
          <text:p text:style-name="P190"><text:a xlink:type="simple" xlink:href="#__RefHeading___Toc1016_2121071810" text:style-name="Index_20_Link" text:visited-style-name="Index_20_Link">Input<text:tab/>31</text:a></text:p>
          <text:p text:style-name="P190"><text:a xlink:type="simple" xlink:href="#__RefHeading___Toc1018_2121071810" text:style-name="Index_20_Link" text:visited-style-name="Index_20_Link">Miscellaneous<text:tab/>31</text:a></text:p>
          <text:p text:style-name="P190"><text:a xlink:type="simple" xlink:href="#__RefHeading___Toc1020_2121071810" text:style-name="Index_20_Link" text:visited-style-name="Index_20_Link">Debugging<text:tab/>32</text:a></text:p>
          <text:p text:style-name="P190"><text:a xlink:type="simple" xlink:href="#__RefHeading___Toc1022_2121071810" text:style-name="Index_20_Link" text:visited-style-name="Index_20_Link">Control Flow<text:tab/>34</text:a></text:p>
          <text:p text:style-name="P190"><text:a xlink:type="simple" xlink:href="#__RefHeading___Toc1024_2121071810" text:style-name="Index_20_Link" text:visited-style-name="Index_20_Link">Direct VRAM Access<text:tab/>34</text:a></text:p>
          <text:p text:style-name="P190"><text:a xlink:type="simple" xlink:href="#__RefHeading___Toc1026_2121071810" text:style-name="Index_20_Link" text:visited-style-name="Index_20_Link">Emulated VDP (Video Display Processor)<text:tab/>35</text:a></text:p>
          <text:p text:style-name="P190"><text:a xlink:type="simple" xlink:href="#__RefHeading___Toc1751_1307342976" text:style-name="Index_20_Link" text:visited-style-name="Index_20_Link">Oxygen Renderer<text:tab/>38</text:a></text:p>
          <text:p text:style-name="P190"><text:a xlink:type="simple" xlink:href="#__RefHeading___Toc2207_162115476" text:style-name="Index_20_Link" text:visited-style-name="Index_20_Link">Audio Playback<text:tab/>44</text:a></text:p>
          <text:p text:style-name="P190"><text:a xlink:type="simple" xlink:href="#__RefHeading___Toc2792_4270347240" text:style-name="Index_20_Link" text:visited-style-name="Index_20_Link">Modding<text:tab/>45</text:a></text:p>
          <text:p text:style-name="P190"><text:a xlink:type="simple" xlink:href="#__RefHeading___Toc1755_1307342976" text:style-name="Index_20_Link" text:visited-style-name="Index_20_Link">Undocumented<text:tab/>45</text:a></text:p>
          <text:p text:style-name="P189"><text:a xlink:type="simple" xlink:href="#__RefHeading___Toc1757_1307342976" text:style-name="Index_20_Link" text:visited-style-name="Index_20_Link">Rendering<text:tab/>46</text:a></text:p>
          <text:p text:style-name="P190"><text:a xlink:type="simple" xlink:href="#__RefHeading___Toc1759_1307342976" text:style-name="Index_20_Link" text:visited-style-name="Index_20_Link">Render Queues Overview<text:tab/>46</text:a></text:p>
          <text:p text:style-name="P190"><text:a xlink:type="simple" xlink:href="#__RefHeading___Toc1761_1307342976" text:style-name="Index_20_Link" text:visited-style-name="Index_20_Link">Palette Sprites vs. Component Sprites<text:tab/>46</text:a></text:p>
        </text:index-body>
      </text:table-of-content>
      <text:p text:style-name="P5"/>
      <text:p text:style-name="P5"/>
      <text:h text:style-name="P195" text:outline-level="1"><text:bookmark-start text:name="__RefHeading___Toc2231_894491682"/>Hotkeys<text:bookmark-end text:name="__RefHeading___Toc2231_894491682"/></text:h>
      <text:p text:style-name="P6"/>
      <text:h text:style-name="P199" text:outline-level="3"><text:bookmark-start text:name="__RefHeading___Toc2442_1674876673"/>Window Mode<text:bookmark-end text:name="__RefHeading___Toc2442_1674876673"/></text:h>
      <text:list xml:id="list2406430376" text:style-name="L1">
        <text:list-item>
          <text:p text:style-name="P226">Alt + Enter = Toggle fullscreen / window mode</text:p>
        </text:list-item>
        <text:list-item>
          <text:p text:style-name="P226">Shift + <text:span text:style-name="T127">Alt + Enter</text:span> = S<text:span text:style-name="T271">witch</text:span> <text:span text:style-name="T271">between </text:span><text:span text:style-name="T128">different</text:span><text:span text:style-name="T10"> </text:span><text:span text:style-name="T270">full-integer</text:span><text:span text:style-name="T272"> multiples of</text:span><text:span text:style-name="T270"> </text:span><text:span text:style-name="T10">game resolution</text:span></text:p>
        </text:list-item>
      </text:list>
      <text:p text:style-name="P15"/>
      <text:h text:style-name="P200" text:outline-level="3"><text:bookmark-start text:name="__RefHeading___Toc2444_1674876673"/>Rendering<text:bookmark-end text:name="__RefHeading___Toc2444_1674876673"/></text:h>
      <text:list xml:id="list1564644898" text:style-name="L2">
        <text:list-item>
          <text:p text:style-name="P227">Alt + F <text:span text:style-name="T12">= </text:span>Previous filtering method</text:p>
        </text:list-item>
        <text:list-item>
          <text:p text:style-name="P227">Alt + G <text:span text:style-name="T12">=</text:span> Next filtering method</text:p>
        </text:list-item>
        <text:list-item>
          <text:p text:style-name="P228">Alt + H = Next frame sync method</text:p>
        </text:list-item>
        <text:list-item>
          <text:p text:style-name="P229">Alt + B = Change background blur setting</text:p>
        </text:list-item>
        <text:list-item>
          <text:p text:style-name="P230">Alt + 1 … Alt + 8 <text:span text:style-name="T12">=</text:span> Toggle rendering of layer:</text:p>
          <text:list>
            <text:list-item>
              <text:p text:style-name="P230">Alt + 1 <text:span text:style-name="T12">=</text:span> Plane B, no priority</text:p>
            </text:list-item>
            <text:list-item>
              <text:p text:style-name="P230">Alt + 2 <text:span text:style-name="T12">=</text:span> Plane A, no priority</text:p>
            </text:list-item>
            <text:list-item>
              <text:p text:style-name="P230">Alt + 3 <text:span text:style-name="T12">=</text:span> VDP sprites, no priority</text:p>
            </text:list-item>
            <text:list-item>
              <text:p text:style-name="P230">Alt + 4 <text:span text:style-name="T12">=</text:span> Custom sprites, no priority</text:p>
            </text:list-item>
            <text:list-item>
              <text:p text:style-name="P230">Alt + 5 <text:span text:style-name="T12">=</text:span> Plane B, with priority</text:p>
            </text:list-item>
            <text:list-item>
              <text:p text:style-name="P230">Alt + 6 <text:span text:style-name="T12">=</text:span> Plane A, with priority</text:p>
            </text:list-item>
            <text:list-item>
              <text:p text:style-name="P230">Alt + 7 <text:span text:style-name="T12">=</text:span> VDP sprites, with priority</text:p>
            </text:list-item>
            <text:list-item>
              <text:p text:style-name="P230">Alt + 8 <text:span text:style-name="T12">=</text:span> Custom sprites, with priority</text:p>
            </text:list-item>
            <text:list-item>
              <text:p text:style-name="P231">Note that certain rendered objects like custom planes and debug draws can‘t be <text:span text:style-name="T11">toggled</text:span></text:p>
            </text:list-item>
          </text:list>
        </text:list-item>
      </text:list>
      <text:p text:style-name="P18"/>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204995179" text:style-name="L3">
        <text:list-item>
          <text:p text:style-name="P232"><text:soft-page-break/>Numpad<text:span text:style-name="T129">-1</text:span> = Normal game speed</text:p>
        </text:list-item>
        <text:list-item>
          <text:p text:style-name="P232">Numpad<text:span text:style-name="T273">-</text:span>2 = Fast-forward 3x game speed (with Ctrl: 2x game speed)</text:p>
        </text:list-item>
        <text:list-item>
          <text:p text:style-name="P232">Numpad<text:span text:style-name="T273">-</text:span>3 = Fast-forward 5x game speed</text:p>
        </text:list-item>
        <text:list-item>
          <text:p text:style-name="P232">Numpad<text:span text:style-name="T273">-</text:span>4 = Fast-forward 10x game speed</text:p>
        </text:list-item>
        <text:list-item>
          <text:p text:style-name="P233">Numpad<text:span text:style-name="T273">-</text:span>7 = <text:span text:style-name="T8">Fast-forward </text:span>at maximum <text:span text:style-name="T8">speed</text:span></text:p>
        </text:list-item>
        <text:list-item>
          <text:p text:style-name="P233">Numpad<text:span text:style-name="T273">-</text:span>5 = Slowmotion 0.2x game speed <text:span text:style-name="T8">(with Ctrl: </text:span>0.5<text:span text:style-name="T8">x game speed)</text:span></text:p>
        </text:list-item>
        <text:list-item>
          <text:p text:style-name="P233">Numpad<text:span text:style-name="T273">-</text:span>6 = Slowmotion 0.05x game speed <text:span text:style-name="T8">(with Ctrl: </text:span>0.01<text:span text:style-name="T8">x game speed)</text:span></text:p>
        </text:list-item>
        <text:list-item>
          <text:p text:style-name="P234">Numpad<text:span text:style-name="T273">-</text:span>0 = Pause simulation</text:p>
        </text:list-item>
        <text:list-item>
          <text:p text:style-name="P234">Numpad<text:span text:style-name="T273">-</text:span>Period = Single-frame step</text:p>
        </text:list-item>
        <text:list-item>
          <text:p text:style-name="P235"><text:span text:style-name="T126">Ctrl</text:span> + Numpad<text:span text:style-name="T273">-</text:span>Period = Continue at normal speed until the next watch triggers or something gets logged<text:span text:style-name="T269"> (also </text:span><text:span text:style-name="T126">Shift</text:span> + Numpad<text:span text:style-name="T273">-</text:span>Period<text:span text:style-name="T269">)</text:span></text:p>
        </text:list-item>
      </text:list>
      <text:p text:style-name="Text_20_body"/>
      <text:h text:style-name="P201" text:outline-level="3"><text:bookmark-start text:name="__RefHeading___Toc2446_1674876673"/>Audio Volume<text:bookmark-end text:name="__RefHeading___Toc2446_1674876673"/></text:h>
      <text:p text:style-name="P16">Increase or reduce the global audio volume:</text:p>
      <text:list xml:id="list4055304308" text:style-name="L4">
        <text:list-item>
          <text:p text:style-name="P236">Numpad<text:span text:style-name="T273">-</text:span>Plus = Increase global volume</text:p>
        </text:list-item>
        <text:list-item>
          <text:p text:style-name="P236">Numpad<text:span text:style-name="T273">-</text:span>Minus = <text:span text:style-name="T9">Reduce</text:span> global volume</text:p>
        </text:list-item>
      </text:list>
      <text:p text:style-name="Text_20_body"/>
      <text:h text:style-name="P201" text:outline-level="3"><text:bookmark-start text:name="__RefHeading___Toc2448_1674876673"/>Game Resolution<text:bookmark-end text:name="__RefHeading___Toc2448_1674876673"/></text:h>
      <text:p text:style-name="P17">Change the horizontal game resolution:</text:p>
      <text:list xml:id="list983791964" text:style-name="L5">
        <text:list-item>
          <text:p text:style-name="P237">Numpad<text:span text:style-name="T273">-</text:span>Divide = Reduce width</text:p>
        </text:list-item>
        <text:list-item>
          <text:p text:style-name="P237">Numpad<text:span text:style-name="T273">-</text:span>Multiply = Increase width</text:p>
        </text:list-item>
      </text:list>
      <text:p text:style-name="Text_20_body"/>
      <text:h text:style-name="P202" text:outline-level="3"><text:bookmark-start text:name="__RefHeading___Toc2450_1674876673"/>Miscellaneous functions on the F keys<text:bookmark-end text:name="__RefHeading___Toc2450_1674876673"/></text:h>
      <text:list xml:id="list3375226981" text:style-name="L6">
        <text:list-item>
          <text:p text:style-name="P239">F1 = <text:span text:style-name="T267">Show hotkeys</text:span></text:p>
        </text:list-item>
        <text:list-item>
          <text:p text:style-name="P240">Shift+F1 = <text:span text:style-name="T268">Open the config.json file</text:span></text:p>
        </text:list-item>
        <text:list-item>
          <text:p text:style-name="P239">F2 = Write a game recording file</text:p>
        </text:list-item>
        <text:list-item>
          <text:p text:style-name="P241">F3 = Rescan for connected controllers</text:p>
        </text:list-item>
        <text:list-item>
          <text:p text:style-name="P241"><text:soft-page-break/>F4 = Switch controls for player 1 and player 2</text:p>
        </text:list-item>
      </text:list>
      <text:p text:style-name="Text_20_body"/>
      <text:h text:style-name="P203" text:outline-level="3"><text:bookmark-start text:name="__RefHeading___Toc2452_1674876673"/>Save States<text:bookmark-end text:name="__RefHeading___Toc2452_1674876673"/></text:h>
      <text:list xml:id="list4269328588" text:style-name="L7">
        <text:list-item>
          <text:p text:style-name="P238">F5 = Go to the Save State menu</text:p>
        </text:list-item>
        <text:list-item>
          <text:p text:style-name="P238">F8 = Go to the Load State menu</text:p>
        </text:list-item>
        <text:list-item>
          <text:p text:style-name="P238">F7 = Quick load last loaded state<text:span text:style-name="T273"> - without changing current speed (so this can be used </text:span><text:span text:style-name="T129">while</text:span><text:span text:style-name="T273"> single-stepping with Numpad-Period)</text:span></text:p>
        </text:list-item>
      </text:list>
      <text:p text:style-name="P14"/>
      <text:h text:style-name="P204" text:outline-level="3"><text:bookmark-start text:name="__RefHeading___Toc2454_1674876673"/>Performance<text:bookmark-end text:name="__RefHeading___Toc2454_1674876673"/></text:h>
      <text:list xml:id="list1723970897" text:style-name="L8">
        <text:list-item>
          <text:p text:style-name="P242">Alt + P = <text:span text:style-name="T13">Switch between performance displays</text:span></text:p>
          <text:list>
            <text:list-item>
              <text:p text:style-name="P243">Warning: Don‘t leave the first one (with the flickering box) on for a longer period of time - like more than some minutes -, as it isn‘t too healthy for some LCD screens</text:p>
            </text:list-item>
          </text:list>
        </text:list-item>
      </text:list>
      <text:p text:style-name="P19"/>
      <text:h text:style-name="Heading_20_3" text:outline-level="3"><text:bookmark-start text:name="__RefHeading___Toc2456_1674876673"/>Memory View<text:bookmark-end text:name="__RefHeading___Toc2456_1674876673"/></text:h>
      <text:p text:style-name="P22">Keys I, O and L control the Memory View, see section on this Tool.</text:p>
      <text:p text:style-name="P19"/>
      <text:h text:style-name="P205" text:outline-level="3"><text:bookmark-start text:name="__RefHeading___Toc2458_1674876673"/>Side Panel<text:bookmark-end text:name="__RefHeading___Toc2458_1674876673"/></text:h>
      <text:p text:style-name="P27">Keys Home and End control which Side Panel tab is shown.</text:p>
      <text:p text:style-name="P19"/>
      <text:h text:style-name="P206" text:outline-level="3"><text:bookmark-start text:name="__RefHeading___Toc2460_1674876673"/>Debug Keys<text:bookmark-end text:name="__RefHeading___Toc2460_1674876673"/></text:h>
      <text:p text:style-name="P21">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20"/>
      <text:h text:style-name="P196" text:outline-level="1"><text:bookmark-start text:name="__RefHeading___Toc2462_1674876673"/>Built-in Debugging Tools<text:bookmark-end text:name="__RefHeading___Toc2462_1674876673"/></text:h>
      <text:p text:style-name="P13"/>
      <text:h text:style-name="Heading_20_3" text:outline-level="3"><text:bookmark-start text:name="__RefHeading___Toc2464_1674876673"/>Memory View<text:bookmark-end text:name="__RefHeading___Toc2464_1674876673"/></text:h>
      <text:p text:style-name="P23">The Memory View is a simple output of a part of memory. It allows you to investigate both ROM and RAM data, as well as <text:span text:style-name="T15">the </text:span>extended <text:span text:style-name="T15">RAM</text:span>.</text:p>
      <text:p text:style-name="P26">The data is shown in hexadecimal form, like in a hex editor. The leftmost text in each line is the address of the first byte shown.</text:p>
      <text:p text:style-name="P26"/>
      <text:p text:style-name="P25">Use the following keys:</text:p>
      <text:list xml:id="list2657531871" text:style-name="L9">
        <text:list-item>
          <text:p text:style-name="P244">I = Show the Memory View, change number of lines shown, and hide it again</text:p>
        </text:list-item>
        <text:list-item>
          <text:p text:style-name="P245">O / L = <text:span text:style-name="T16">Navigate through memory by c</text:span>hang<text:span text:style-name="T16">ing</text:span> the start address from where data is shown; O = up, L = down</text:p>
          <text:list>
            <text:list-item>
              <text:p text:style-name="P245">Change by 0x20 if no other key is pressed</text:p>
            </text:list-item>
            <text:list-item>
              <text:p text:style-name="P245">With Shift:<text:tab/><text:tab/>Change by 0x100</text:p>
            </text:list-item>
            <text:list-item>
              <text:p text:style-name="P245">With Ctrl:<text:tab/><text:tab/>Change by 0x1000</text:p>
            </text:list-item>
            <text:list-item>
              <text:p text:style-name="P245">With Shift + Ctrl:<text:tab/>Change by 0x10000</text:p>
            </text:list-item>
          </text:list>
        </text:list-item>
      </text:list>
      <text:p text:style-name="P26"/>
      <text:h text:style-name="P207" text:outline-level="3"><text:bookmark-start text:name="__RefHeading___Toc2466_1674876673"/>Side Panel<text:bookmark-end text:name="__RefHeading___Toc2466_1674876673"/></text:h>
      <text:p text:style-name="P64">The Side Panel displays various types of debug information arranged in several tabs<text:span text:style-name="T274">.<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0">C = Call Frames</text:p>
      <text:list xml:id="list4258488353" text:style-name="L10">
        <text:list-item>
          <text:p text:style-name="P246">Lists all functions called in the last simulated frame<text:span text:style-name="T275">.</text:span></text:p>
        </text:list-item>
        <text:list-item>
          <text:p text:style-name="P246"><text:span text:style-name="T275">They are ordered by their call hierarchy by default, but you can also sort them alphabetically</text:span><text:span text:style-name="T276"> or by source file name</text:span>.</text:p>
        </text:list-item>
        <text:list-item>
          <text:p text:style-name="P247"><text:span text:style-name="T277">For doing optimizations, p</text:span><text:span text:style-name="T276">rofiling samples can be shown as a rough estimate how </text:span><text:span text:style-name="T132">much script code got executed in each function.</text:span></text:p>
        </text:list-item>
      </text:list>
      <text:p text:style-name="P66"/>
      <text:p text:style-name="Heading_20_4"><text:soft-page-break/>U = Unknown Addresses</text:p>
      <text:list xml:id="list2550474678" text:style-name="L11">
        <text:list-item>
          <text:p text:style-name="P248">In case simulation encountered jumps or calls to unknown addresses, these are listed here.</text:p>
        </text:list-item>
      </text:list>
      <text:p text:style-name="Heading_20_4">W = Watches</text:p>
      <text:list xml:id="list557602568" text:style-name="L12">
        <text:list-item>
          <text:p text:style-name="P249">Here you can find the active <text:span text:style-name="T278">debug </text:span>watches,<text:span text:style-name="T278"> i.e. memory locations whose changes </text:span><text:span text:style-name="T133">are tracked during script execution.</text:span></text:p>
        </text:list-item>
        <text:list-item>
          <text:p text:style-name="P249"><text:span text:style-name="T133">Watches with one or more changes in the last frame are highlighted</text:span>.<text:span text:style-name="T278"> You can click on each change to get a call stack that shows where exactly the change happened</text:span>.</text:p>
        </text:list-item>
        <text:list-item>
          <text:p text:style-name="P250">Note that you can add watches by using the "Global Defines" tab, or with the "debugWatch" script function.</text:p>
        </text:list-item>
      </text:list>
      <text:p text:style-name="Heading_20_4">G = Global Defines</text:p>
      <text:list xml:id="list2357606351" text:style-name="L13">
        <text:list-item>
          <text:p text:style-name="P251">Shows all script defines with a fixed memory address, i.e. all global variables in memory.</text:p>
        </text:list-item>
        <text:list-item>
          <text:p text:style-name="P251">You can investigate on their values and set <text:span text:style-name="T279">debug </text:span>watches on them here.</text:p>
        </text:list-item>
      </text:list>
      <text:p text:style-name="Heading_20_4">R = Rendered Geometry</text:p>
      <text:list xml:id="list627044224" text:style-name="L14">
        <text:list-item>
          <text:p text:style-name="P252">Gives an overview over all planes, sprites, etc. that was rendered in the last frame.</text:p>
        </text:list-item>
        <text:list-item>
          <text:p text:style-name="P252">In most (but not all) cases, hovering your mouse over an entry highlights its bounding box in the viewport.</text:p>
        </text:list-item>
      </text:list>
      <text:p text:style-name="Heading_20_4">V = VRAM Writes</text:p>
      <text:list xml:id="list2656817602" text:style-name="L15">
        <text:list-item>
          <text:p text:style-name="P253">This is some kind of persistent <text:span text:style-name="T281">debug </text:span>watch<text:span text:style-name="T281">, specifically</text:span> for <text:span text:style-name="T282">the emulated </text:span>video memory.</text:p>
        </text:list-item>
        <text:list-item>
          <text:p text:style-name="P253">Lists all writes to VRAM that got triggered <text:span text:style-name="T280"><text:s/>in the last frame </text:span>by the scripts.</text:p>
        </text:list-item>
      </text:list>
      <text:p text:style-name="Heading_20_4">L = Log</text:p>
      <text:list xml:id="list377323776" text:style-name="L16">
        <text:list-item>
          <text:p text:style-name="P254">In addition to the usual log output on screen, all logged events are displayed here again.</text:p>
        </text:list-item>
        <text:list-item>
          <text:p text:style-name="P254"><text:span text:style-name="T134">C</text:span>lick on <text:span text:style-name="T134">a log entry to</text:span> get a call stack<text:span text:style-name="T283"> showing where it was logged</text:span>.</text:p>
        </text:list-item>
      </text:list>
      <text:p text:style-name="Heading_20_4">Additional tabs</text:p>
      <text:list xml:id="list2937923648" text:style-name="L17">
        <text:list-item>
          <text:p text:style-name="P255">More tabs can be defined by scripts (see "OxygenCallback.setupCustomSidePanelEntries" in Sonic 3 A.I.R. scripts)</text:p>
        </text:list-item>
      </text:list>
      <text:p text:style-name="P65"/>
      <text:p text:style-name="P24"/>
      <text:h text:style-name="P197" text:outline-level="1"><text:bookmark-start text:name="__RefHeading___Toc1434_546946389"/><text:span text:style-name="T73">Lemon </text:span>Script<text:bookmark-end text:name="__RefHeading___Toc1434_546946389"/></text:h>
      <text:p text:style-name="P41"/>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34">Lemon script is a homebrew scripting language originally designed to be an alternative representation of <text:span text:style-name="T45">M</text:span>68K assembler code.</text:p>
      <text:p text:style-name="P34">As such it is a quite simple language, <text:span text:style-name="T343">originally </text:span>including <text:span text:style-name="T344">only </text:span>features that were necessary for porting Sonic 3 A.I.R.</text:p>
      <text:p text:style-name="P34"/>
      <text:p text:style-name="P34">If you want to engage in scripting, make yourself familiar with the language first. It is somewhat similar in syntax to languages like C (or C++, C#, Java, whatever) - but with some differences, most notably:</text:p>
      <text:list xml:id="list740918306" text:style-name="L18">
        <text:list-item>
          <text:p text:style-name="P256">Line break handling</text:p>
        </text:list-item>
      </text:list>
      <text:list xml:id="list1223188932" text:style-name="L19">
        <text:list-item>
          <text:list>
            <text:list-item>
              <text:p text:style-name="P257">Line breaks are regarded as end of a code line. That implies that you can‘t split expressions like function calls into multiple lines.</text:p>
            </text:list-item>
            <text:list-item>
              <text:p text:style-name="P257">For that reason, there‘s no need to end a line with a semi-colon. Doing so results in a compile error.</text:p>
            </text:list-item>
            <text:list-item>
              <text:p text:style-name="P257">Curly braces <text:span text:style-name="Code">{ }</text:span> always have to be place<text:span text:style-name="T76">d</text:span> in their own lines.</text:p>
            </text:list-item>
          </text:list>
        </text:list-item>
      </text:list>
      <text:list xml:id="list124737402999603" text:continue-list="list740918306" text:style-name="L18">
        <text:list-item>
          <text:p text:style-name="P258">There is only a limited number of data types that can be used, and currently no way to define additional data types.</text:p>
        </text:list-item>
        <text:list-item>
          <text:p text:style-name="P258">Definitions of functions and global variables have <text:span text:style-name="T104">to start with</text:span> keywords <text:span text:style-name="Code">function</text:span> and <text:span text:style-name="Code">global</text:span>, respectively.<text:span text:style-name="T345"> Other definitions like constants etc. start with their respective keywords.</text:span></text:p>
        </text:list-item>
      </text:list>
      <text:p text:style-name="P115"/>
      <text:p text:style-name="P115"/>
      <text:h text:style-name="P208" text:outline-level="3"><text:bookmark-start text:name="__RefHeading___Toc5463_3458163760"/>Script Feature Level<text:bookmark-end text:name="__RefHeading___Toc5463_3458163760"/></text:h>
      <text:p text:style-name="P116"><text:span text:style-name="T105">By selecting a</text:span> feature level for your scripts, you gain access to more recently added lemon script language features. By default, level 1 is used, unless you add the following line to your scripts:</text:p>
      <text:p text:style-name="P38"><text:span text:style-name="Code"><text:span text:style-name="T380"><text:s text:c="4"/></text:span></text:span><text:span text:style-name="Code"><text:span text:style-name="T295">//# script-feature-level</text:span></text:span><text:span text:style-name="Code"><text:span text:style-name="T228">(2)</text:span></text:span></text:p>
      <text:p text:style-name="P116">Replace the number here with one of these two available feature levels so far:</text:p>
      <text:list xml:id="list3504548797" text:style-name="L20">
        <text:list-item>
          <text:p text:style-name="P259"><text:span text:style-name="T105">T</text:span>he default feature level 1, mainly for compatibility of older scripts. It includes the base script language features, but none of the extensions of higher levels, see below.</text:p>
        </text:list-item>
        <text:list-item>
          <text:p text:style-name="P259">Changes for level 2:</text:p>
        </text:list-item>
      </text:list>
      <text:list xml:id="list950155472" text:style-name="L21">
        <text:list-item>
          <text:list>
            <text:list-item>
              <text:p text:style-name="P261"><text:span text:style-name="T148">I</text:span><text:span text:style-name="T295">ntroducing </text:span><text:span text:style-name="Code"><text:span text:style-name="T295">string</text:span></text:span><text:span text:style-name="T295"> as an actual data type (it is usable in level 1, but is pretty much just an alias for u64 there).</text:span></text:p>
            </text:list-item>
            <text:list-item>
              <text:p text:style-name="P260"><text:soft-page-break/>The compiler checks for the correct syntax for if-clauses, namely you need to place parentheses around the condition (this was optional before).</text:p>
            </text:list-item>
          </text:list>
        </text:list-item>
      </text:list>
      <text:p text:style-name="P38"/>
      <text:h text:style-name="P209" text:outline-level="3"><text:bookmark-start text:name="__RefHeading___Toc1438_546946389"/>Identifiers<text:bookmark-end text:name="__RefHeading___Toc1438_546946389"/></text:h>
      <text:p text:style-name="P34">Identifiers for variables, functions, defines, etc. consist of the following characters:</text:p>
      <text:p text:style-name="P34"><text:span text:style-name="Code"><text:span text:style-name="Code"><text:span text:style-name="T381"><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4">So unlike other languages, the dot <text:span text:style-name="T166">can</text:span> <text:span text:style-name="T345">be</text:span> a normal part part of an identifier.</text:p>
      <text:p text:style-name="P34">Lemon script is case-sensitive.</text:p>
      <text:p text:style-name="P34"/>
      <text:h text:style-name="Heading_20_3" text:outline-level="3"><text:bookmark-start text:name="__RefHeading___Toc5465_3458163760"/>D<text:span text:style-name="T45">ata Types</text:span><text:bookmark-end text:name="__RefHeading___Toc5465_3458163760"/></text:h>
      <text:p text:style-name="P34">There are only a handful of basic data types for variables and constants that can be used:</text:p>
      <text:list xml:id="list1901335530" text:style-name="L22">
        <text:list-item>
          <text:p text:style-name="P262"><text:span text:style-name="Code"><text:span text:style-name="T44">u8</text:span></text:span><text:span text:style-name="T44"> is a <text:s/>8-bit / 1-byte unsigned integer, values ranging from 0 to 2^8-1 (0 to 255)</text:span></text:p>
        </text:list-item>
        <text:list-item>
          <text:p text:style-name="P262"><text:span text:style-name="Code"><text:span text:style-name="T44">u16</text:span></text:span><text:span text:style-name="T44"> is a 16-bit / 2-byte unsigned integer, values ranging from 0 to 2^16-1</text:span></text:p>
        </text:list-item>
        <text:list-item>
          <text:p text:style-name="P262"><text:span text:style-name="Code"><text:span text:style-name="T44">u32</text:span></text:span><text:span text:style-name="T44"> is a 32-bit / 4-byte unsigned integer, values ranging from 0 to 2^32-1</text:span></text:p>
        </text:list-item>
        <text:list-item>
          <text:p text:style-name="P262"><text:span text:style-name="Code"><text:span text:style-name="T44">u64</text:span></text:span><text:span text:style-name="T44"> is a 64-bit / 8-byte unsigned integer, values ranging from 0 to 2^64-1</text:span></text:p>
        </text:list-item>
        <text:list-item>
          <text:p text:style-name="P262"><text:span text:style-name="Code"><text:span text:style-name="T44">s8</text:span></text:span><text:span text:style-name="T44"> is a <text:s/>8-bit / 1-byte signed integer, values ranging from -2^7 to 2^7-1 (-128 to 127)</text:span></text:p>
        </text:list-item>
        <text:list-item>
          <text:p text:style-name="P262"><text:span text:style-name="Code"><text:span text:style-name="T44">s16</text:span></text:span><text:span text:style-name="T44"> is a 16-bit / 2-byte signed integer, values ranging from -2^15 to 2^15-1</text:span></text:p>
        </text:list-item>
        <text:list-item>
          <text:p text:style-name="P262"><text:span text:style-name="Code"><text:span text:style-name="T44">s32</text:span></text:span><text:span text:style-name="T44"> is a 32-bit / 4-byte signed integer, values ranging from -2^31 to 2^31-1</text:span></text:p>
        </text:list-item>
        <text:list-item>
          <text:p text:style-name="P262"><text:span text:style-name="Code"><text:span text:style-name="T44">s64</text:span></text:span><text:span text:style-name="T44"> is a 64-bit / 8-byte signed integer, values ranging from -2^63 to 2^63-1</text:span></text:p>
        </text:list-item>
      </text:list>
      <text:p text:style-name="P34"/>
      <text:p text:style-name="P34">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34"/>
      <text:p text:style-name="P34">There is no floating point data type. <text:span text:style-name="T45">Because of M68K code origins.</text:span></text:p>
      <text:p text:style-name="P34"/>
      <text:p text:style-name="P34">The <text:span text:style-name="Code">void</text:span> type exists, but only as return value type for functions <text:span text:style-name="T194">that don‘t return anything</text:span>.</text:p>
      <text:p text:style-name="P34"/>
      <text:p text:style-name="P85"><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89">a proper</text:span><text:span text:style-name="T2"> data type for strings </text:span><text:span text:style-name="T188">(b</text:span><text:span text:style-name="T2">efore that</text:span><text:span text:style-name="T44">, strings </text:span>we<text:span text:style-name="T44">re referenced using u64 variables</text:span>)<text:span text:style-name="T44">.</text:span><text:span text:style-name="T374"> </text:span>A string can be <text:span text:style-name="T147">casted</text:span> to a u64 integer, giving you the<text:span text:style-name="T44"> 64-bit hash of the string</text:span><text:span text:style-name="T294">, but you can't convert such a</text:span><text:span text:style-name="T146"> u64 hash value</text:span><text:span text:style-name="T294"> back to a string.</text:span></text:p>
      <text:p text:style-name="P142"><text:span text:style-name="T293">To create a string, use string literals like </text:span><text:span text:style-name="Code"><text:span text:style-name="T5">"Hello World"</text:span></text:span><text:span text:style-name="T293"> for fixed strings, and </text:span><text:span text:style-name="T44">the stringformat function to </text:span><text:span text:style-name="T145">build</text:span><text:span text:style-name="T44"> </text:span><text:span text:style-name="T293">new </text:span><text:span text:style-name="T44">strings if needed</text:span><text:span text:style-name="T294">.</text:span></text:p>
      <text:p text:style-name="P144">Note that strings are always 8-bits per character, usually interpreted as ASCII.</text:p>
      <text:p text:style-name="P144"/>
      <text:p text:style-name="P142"><text:span text:style-name="T371">W</text:span><text:span text:style-name="T368">ith script feature level 2, </text:span><text:span text:style-name="T373">there's a few more features available for strings:</text:span></text:p>
      <text:list xml:id="list3411059228" text:style-name="L23">
        <text:list-item>
          <text:p text:style-name="P263"><text:span text:style-name="T180">operator</text:span><text:span text:style-name="T368"> </text:span><text:span text:style-name="Code"><text:span text:style-name="T368">+</text:span></text:span><text:span text:style-name="T368"> concatenate</text:span><text:span text:style-name="T373">s</text:span><text:span text:style-name="T368"> two strings</text:span><text:span text:style-name="T369"> (</text:span><text:span text:style-name="T373">w</text:span><text:span text:style-name="T369">i</text:span><text:span text:style-name="T373">th</text:span><text:span text:style-name="T369"> level 1, this </text:span><text:span text:style-name="T370">only </text:span><text:span text:style-name="T369">results in a garbage value)</text:span></text:p>
        </text:list-item>
        <text:list-item>
          <text:p text:style-name="P264">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4">the method-like call to <text:span text:style-name="Code">.length()</text:span> returns a string's length</text:p>
        </text:list-item>
      </text:list>
      <text:p text:style-name="P143">Examples:</text:p>
      <text:p text:style-name="P143"><text:span text:style-name="Code"><text:s text:c="4"/>string part1 = "This is "</text:span></text:p>
      <text:p text:style-name="P143"><text:span text:style-name="Code"><text:s text:c="4"/>string part2 = "</text:span><text:span text:style-name="Code"><text:span text:style-name="T226">a full sentence.</text:span></text:span><text:span text:style-name="Code">"</text:span></text:p>
      <text:p text:style-name="P143"><text:span text:style-name="Code"><text:s text:c="4"/>string text = part1 + part2<text:tab/><text:tab/></text:span><text:span text:style-name="Code_5f_Comment">// text = "This is a full sentence."</text:span></text:p>
      <text:p text:style-name="P143"><text:span text:style-name="Code"><text:s text:c="4"/>if (part1 &lt; part2)<text:tab/><text:tab/><text:tab/></text:span><text:span text:style-name="Code_5f_Comment">// That's true here, as character 'T' has a smaller ASCII value than character 'a'</text:span></text:p>
      <text:p text:style-name="P143"><text:span text:style-name="Code"><text:s text:c="4"/>{</text:span></text:p>
      <text:p text:style-name="P143"><text:span text:style-name="Code"><text:s text:c="8"/>u8 length = text.length()<text:tab/></text:span><text:span text:style-name="Code_5f_Comment">// Returns the length of text, which is 24 characters in this case</text:span></text:p>
      <text:p text:style-name="P143"><text:span text:style-name="Code"><text:s text:c="4"/>}</text:span></text:p>
      <text:p text:style-name="P145"/>
      <text:h text:style-name="Heading_20_3" text:outline-level="3"><text:bookmark-start text:name="__RefHeading___Toc5467_3458163760"/>Variables<text:bookmark-end text:name="__RefHeading___Toc5467_3458163760"/></text:h>
      <text:p text:style-name="P128">You can define variables to store data<text:span text:style-name="T105">.</text:span> There's two <text:span text:style-name="T179">kinds</text:span> of variables<text:span text:style-name="T105">:</text:span></text:p>
      <text:list xml:id="list1846443928" text:style-name="L24">
        <text:list-item>
          <text:p text:style-name="P265"><text:span text:style-name="T6">Global variables</text:span> need to be defined outside of functions, using the <text:span text:style-name="Code">global</text:span> keyword. As the name implies, they can be accessed from everywhere in your own scripts and <text:span text:style-name="T356">also </text:span>in modules compiled on top<text:span text:style-name="T357"> (i.e. mods using a higher mod priority)</text:span>.</text:p>
        </text:list-item>
        <text:list-item>
          <text:p text:style-name="P266"><text:span text:style-name="T6">Local variables</text:span> only exist inside the scope where they are created. This can be a whole function, or a block <text:span text:style-name="Code">{ }</text:span> like the if-clause's if-block and else-block.</text:p>
        </text:list-item>
      </text:list>
      <text:p text:style-name="P129"/>
      <text:p text:style-name="P146"><text:span text:style-name="T181">The code line to define a variable uses th</text:span><text:span text:style-name="T182">is</text:span><text:span text:style-name="T181"> form</text:span><text:span text:style-name="T182">:</text:span></text:p>
      <text:list xml:id="list3689756311" text:style-name="L25">
        <text:list-item>
          <text:p text:style-name="P267"><text:span text:style-name="Code"><text:span text:style-name="T316">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67"><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81"><text:soft-page-break/>Using the following placeholders:</text:p>
      <text:list xml:id="list512953810" text:style-name="L26">
        <text:list-item>
          <text:p text:style-name="P268"><text:span text:style-name="Code"><text:span text:style-name="T68">&lt;type&gt;</text:span></text:span><text:span text:style-name="T181"> can be any data type, except void</text:span></text:p>
        </text:list-item>
        <text:list-item>
          <text:p text:style-name="P268"><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72"/>
      <text:p text:style-name="P72">Examples:</text:p>
      <text:p text:style-name="P72"><text:span text:style-name="Code"><text:s text:c="4"/>global u8 winCounter<text:tab/></text:span><text:span text:style-name="Code"><text:span text:style-name="T382"><text:tab/></text:span></text:span><text:span text:style-name="Code_5f_Comment">// Defines a global variable named "winCounter" of type u8; needs to be placed outside a function</text:span></text:p>
      <text:p text:style-name="P72"><text:span text:style-name="Code"><text:s text:c="4"/>s32 offset<text:tab/><text:tab/></text:span><text:span text:style-name="Code"><text:span text:style-name="T382"><text:tab/></text:span></text:span><text:span text:style-name="Code_5f_Comment">// Defines a local variable named "winCounter" of type s32; needs to be placed inside a function</text:span></text:p>
      <text:p text:style-name="P72"><text:span text:style-name="Code"><text:s text:c="4"/>string characterName<text:tab/></text:span><text:span text:style-name="Code"><text:span text:style-name="T382"><text:tab/></text:span></text:span><text:span text:style-name="Code_5f_Comment">// Defines a local variable named "characterName" of type string; to be placed inside a function</text:span></text:p>
      <text:p text:style-name="P129"><text:s text:c="4"/></text:p>
      <text:p text:style-name="P130"><text:span text:style-name="T169">V</text:span>ariables by default have a value of 0 for integer<text:span text:style-name="T358"> data types</text:span><text:span text:style-name="T359">, false for </text:span><text:span text:style-name="Code"><text:span text:style-name="T359">bool</text:span></text:span><text:span text:style-name="T359"> variables</text:span>, or an empty string in case <text:span text:style-name="T359">of</text:span> <text:span text:style-name="Code">string</text:span> variable<text:span text:style-name="T359">s</text:span>.</text:p>
      <text:p text:style-name="P131">In case of local variables you can directly assign them as value like this:</text:p>
      <text:p text:style-name="P131"><text:span text:style-name="Code"><text:s text:c="4"/>s32 offset = 60<text:tab/><text:tab/><text:tab/><text:tab/></text:span><text:span text:style-name="Code_5f_Comment">// Define one variable with a fixed initial value</text:span></text:p>
      <text:p text:style-name="P131"><text:span text:style-name="Code"><text:s text:c="4"/>s32 anotherOffset = offset * </text:span><text:span text:style-name="Code"><text:span text:style-name="T360">2</text:span></text:span><text:span text:style-name="Code"><text:tab/></text:span><text:span text:style-name="Code_5f_Comment">// Define another one whose initial value is </text:span><text:span text:style-name="Code_5f_Comment"><text:span text:style-name="T299">going to be twice of whatever offset is</text:span></text:span></text:p>
      <text:p text:style-name="P131"><text:span text:style-name="Code"><text:span text:style-name="T226"><text:tab/><text:tab/><text:tab/><text:tab/><text:tab/><text:tab/></text:span></text:span><text:span text:style-name="Code_5f_Comment"><text:span text:style-name="T299">// when that line gets executed</text:span></text:span></text:p>
      <text:p text:style-name="P131"><text:span text:style-name="Code"><text:span text:style-name="T226"/></text:span></text:p>
      <text:h text:style-name="Heading_20_3" text:outline-level="3"><text:bookmark-start text:name="__RefHeading___Toc5469_3458163760"/>Constants<text:bookmark-end text:name="__RefHeading___Toc5469_3458163760"/></text:h>
      <text:p text:style-name="P74">Unlike variables, which can be assigned new values all the time, constants are meant to be fixed values that can't change at run-time at all.</text:p>
      <text:p text:style-name="P74">To declare a constant, use this syntax:</text:p>
      <text:p text:style-name="P74"><text:span text:style-name="Code"><text:s text:c="4"/>constant </text:span><text:span text:style-name="Code"><text:span text:style-name="T51">&lt;type&gt; &lt;name&gt;</text:span></text:span><text:span text:style-name="Code"> = </text:span><text:span text:style-name="Code"><text:span text:style-name="T51">&lt;value&gt;</text:span></text:span></text:p>
      <text:p text:style-name="P82">With these placeholders:</text:p>
      <text:list xml:id="list2311358328" text:style-name="L27">
        <text:list-item>
          <text:p text:style-name="P269"><text:span text:style-name="Code"><text:span text:style-name="T69">&lt;type&gt;</text:span></text:span><text:span text:style-name="T183"> is a data type, which can be any integer type, </text:span><text:span text:style-name="Code"><text:span text:style-name="T317">bool</text:span></text:span><text:span text:style-name="T183"> and </text:span><text:span text:style-name="Code"><text:span text:style-name="T317">string</text:span></text:span></text:p>
        </text:list-item>
        <text:list-item>
          <text:p text:style-name="P269"><text:span text:style-name="Code"><text:span text:style-name="T69">&lt;name&gt;</text:span></text:span><text:span text:style-name="T183"> is the name if the constant and must be a valid identifier (the same rules as for variable names apply)</text:span></text:p>
        </text:list-item>
        <text:list-item>
          <text:p text:style-name="P269"><text:span text:style-name="Code"><text:span text:style-name="T69">&lt;</text:span></text:span><text:span text:style-name="Code"><text:span text:style-name="T255">value</text:span></text:span><text:span text:style-name="Code"><text:span text:style-name="T69">&gt;</text:span></text:span><text:span text:style-name="T183"> is the value of the constant, which needs to fit with </text:span><text:span text:style-name="Code"><text:span text:style-name="T317">&lt;type&gt;</text:span></text:span><text:span text:style-name="T183">.</text:span></text:p>
        </text:list-item>
      </text:list>
      <text:p text:style-name="P74"/>
      <text:p text:style-name="P74">Examples:</text:p>
      <text:p text:style-name="P75"><text:span text:style-name="Code"><text:s text:c="4"/>constant u16 </text:span><text:span text:style-name="Code"><text:span text:style-name="T366">SCREEN_HEIGHT = 224</text:span></text:span></text:p>
      <text:p text:style-name="P75"><text:span text:style-name="Code"><text:s text:c="4"/>constant </text:span><text:span text:style-name="Code"><text:span text:style-name="T366">string</text:span></text:span><text:span text:style-name="Code"> </text:span><text:span text:style-name="Code"><text:span text:style-name="T366">WELCOME_MESSAGE = "Hey diddly ho neighborino!"</text:span></text:span></text:p>
      <text:p text:style-name="P75"><text:span text:style-name="Code"/></text:p>
      <text:p text:style-name="P76"><text:soft-page-break/>Constants can either be defined:</text:p>
      <text:list xml:id="list3701987516" text:style-name="L28">
        <text:list-item>
          <text:p text:style-name="P270"><text:span text:style-name="T170">in global scope</text:span><text:span text:style-name="T173"> -</text:span><text:span text:style-name="T170"> making them globally accessibly, like global variables</text:span></text:p>
        </text:list-item>
        <text:list-item>
          <text:p text:style-name="P270"><text:span text:style-name="T170">or in a local scope inside a functions</text:span><text:span text:style-name="T172"> -</text:span><text:span text:style-name="T171"> in case they're needed only locally</text:span></text:p>
        </text:list-item>
      </text:list>
      <text:p text:style-name="P74"/>
      <text:h text:style-name="Heading_20_3" text:outline-level="3"><text:bookmark-start text:name="__RefHeading___Toc5471_3458163760"/>Constant<text:span text:style-name="T367"> Arrays</text:span><text:bookmark-end text:name="__RefHeading___Toc5471_3458163760"/></text:h>
      <text:p text:style-name="P132"><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32"><text:span text:style-name="Code"><text:span text:style-name="T299"><text:s text:c="4"/>constant array&lt;</text:span></text:span><text:span text:style-name="Code"><text:span text:style-name="T67">&lt;type&gt;</text:span></text:span><text:span text:style-name="Code"><text:span text:style-name="T299">&gt; </text:span></text:span><text:span text:style-name="Code"><text:span text:style-name="T67">&lt;name&gt;</text:span></text:span><text:span text:style-name="Code"><text:span text:style-name="T299"> =</text:span></text:span></text:p>
      <text:p text:style-name="P132"><text:span text:style-name="Code"><text:span text:style-name="T299"><text:s text:c="4"/>{</text:span></text:span></text:p>
      <text:p text:style-name="P132"><text:span text:style-name="Code"><text:span text:style-name="T299"><text:s text:c="8"/></text:span></text:span><text:span text:style-name="Code"><text:span text:style-name="T67">&lt;values&gt;</text:span></text:span></text:p>
      <text:p text:style-name="P132"><text:span text:style-name="Code"><text:span text:style-name="T299"><text:s text:c="4"/>}</text:span></text:span></text:p>
      <text:p text:style-name="P133">Here,<text:span text:style-name="T375">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299"> </text:span></text:span><text:span text:style-name="Code"><text:span text:style-name="T67">&lt;values&gt;</text:span></text:span><text:span text:style-name="T105"> </text:span><text:span text:style-name="T176">have</text:span><text:span text:style-name="T175"> these meanings:</text:span></text:p>
      <text:list xml:id="list1510759809" text:style-name="L29">
        <text:list-item>
          <text:p text:style-name="P271"><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3"><text:span text:style-name="Code"><text:span text:style-name="T51">&lt;name&gt;</text:span></text:span> is the name of the array, following the usual rules for identifiers</text:p>
        </text:list-item>
        <text:list-item>
          <text:p text:style-name="P272"><text:span text:style-name="Code"><text:span text:style-name="T67">&lt;values&gt;</text:span></text:span><text:span text:style-name="T105"> is a comma-separated list of values, which can be multi-line if needed</text:span></text:p>
        </text:list-item>
        <text:list-item>
          <text:p text:style-name="P272"><text:span text:style-name="T176">Note that in the syntax definition above, t</text:span><text:span text:style-name="T184">he </text:span><text:span text:style-name="Code"><text:span text:style-name="T318">&lt;&gt;</text:span></text:span><text:span text:style-name="T184"> characters</text:span><text:span text:style-name="T176"> </text:span><text:span text:style-name="T184">around the type are </text:span><text:span text:style-name="T193">literal</text:span><text:span text:style-name="T192">ly</text:span><text:span text:style-name="T105"> the characters</text:span><text:span text:style-name="T184"> </text:span><text:span text:style-name="Code"><text:span text:style-name="T318">&lt;</text:span></text:span><text:span text:style-name="T299"> and</text:span><text:span text:style-name="T318"> </text:span><text:span text:style-name="Code"><text:span text:style-name="T318">&gt;</text:span></text:span><text:span text:style-name="T176"> and not part of placeholders like </text:span><text:span text:style-name="Code"><text:span text:style-name="T311">&lt;type&gt;</text:span></text:span><text:span text:style-name="T176"> etc.</text:span></text:p>
        </text:list-item>
      </text:list>
      <text:p text:style-name="P83"/>
      <text:p text:style-name="P134"><text:span text:style-name="T185">S</text:span><text:span text:style-name="T178">ome</text:span><text:span text:style-name="T105"> example</text:span><text:span text:style-name="T178">s</text:span><text:span text:style-name="T176">:</text:span></text:p>
      <text:p text:style-name="P135"><text:span text:style-name="Code"><text:span text:style-name="T299"><text:s text:c="4"/>constant array&lt;</text:span></text:span><text:span text:style-name="Code"><text:span text:style-name="T312">u</text:span></text:span><text:span text:style-name="Code"><text:span text:style-name="T31">32</text:span></text:span><text:span text:style-name="Code"><text:span text:style-name="T29">&gt;</text:span></text:span><text:span text:style-name="Code"><text:span text:style-name="T31"> PRIME</text:span></text:span><text:span text:style-name="Code"><text:span text:style-name="T257">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35"><text:span text:style-name="Code"><text:span text:style-name="T299"><text:s text:c="4"/>{</text:span></text:span></text:p>
      <text:p text:style-name="P136"><text:span text:style-name="Code"><text:span text:style-name="T299"><text:s text:c="8"/></text:span></text:span><text:span text:style-name="Code"><text:span text:style-name="T312">2</text:span></text:span><text:span text:style-name="Code"><text:span text:style-name="T31">, 3, 5, 7, 11,</text:span></text:span><text:span text:style-name="Code"><text:span text:style-name="T32"> </text:span></text:span><text:span text:style-name="Code"><text:span text:style-name="T31">13, 17, 19, 23, 29</text:span></text:span></text:p>
      <text:p text:style-name="P135"><text:span text:style-name="Code"><text:span text:style-name="T299"><text:s text:c="4"/>}</text:span></text:span></text:p>
      <text:p text:style-name="P77"/>
      <text:p text:style-name="P136"><text:span text:style-name="Code"><text:span text:style-name="T299"><text:s text:c="4"/>constant array&lt;</text:span></text:span><text:span text:style-name="Code"><text:span text:style-name="T313">s</text:span></text:span><text:span text:style-name="Code"><text:span text:style-name="T32">tring</text:span></text:span><text:span text:style-name="Code"><text:span text:style-name="T29">&gt;</text:span></text:span><text:span text:style-name="Code"><text:span text:style-name="T31"> </text:span></text:span><text:span text:style-name="Code"><text:span text:style-name="T259">CHARACTER</text:span></text:span><text:span text:style-name="Code"><text:span text:style-name="T258">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36"><text:span text:style-name="Code"><text:span text:style-name="T299"><text:s text:c="4"/>{</text:span></text:span></text:p>
      <text:p text:style-name="P136"><text:span text:style-name="Code"><text:span text:style-name="T299"><text:s text:c="8"/></text:span></text:span><text:span text:style-name="Code"><text:span text:style-name="T246">"</text:span></text:span><text:span text:style-name="Code"><text:span text:style-name="T260">Sonic",<text:tab/><text:tab/><text:tab/><text:tab/><text:tab/><text:tab/></text:span></text:span><text:span text:style-name="Code_5f_Comment"><text:span text:style-name="T38">// You can place line breaks </text:span></text:span><text:span text:style-name="Code_5f_Comment"><text:span text:style-name="T384">between values as</text:span></text:span><text:span text:style-name="Code_5f_Comment"><text:span text:style-name="T38"> you like</text:span></text:span></text:p>
      <text:p text:style-name="P137"><text:span text:style-name="Code"><text:span text:style-name="T260"><text:s text:c="8"/>"Tails", "Knuckles",</text:span></text:span></text:p>
      <text:p text:style-name="P138"><text:span text:style-name="Code"><text:span text:style-name="T260"><text:s text:c="8"/>"</text:span></text:span><text:span text:style-name="Code"><text:span text:style-name="T261">Motobug</text:span></text:span><text:span text:style-name="Code"><text:span text:style-name="T260">"</text:span></text:span></text:p>
      <text:p text:style-name="P136"><text:span text:style-name="Code"><text:span text:style-name="T299"><text:s text:c="4"/>}</text:span></text:span></text:p>
      <text:p text:style-name="P78"><text:soft-page-break/></text:p>
      <text:p text:style-name="P79">Just like <text:span text:style-name="T376">with </text:span>constants, you're free to define constant arrays either in global scope, or locally inside a function if needed only in there.</text:p>
      <text:p text:style-name="P80"/>
      <text:p text:style-name="P80">To use a constant array, access individual values like this:</text:p>
      <text:p text:style-name="P139"><text:span text:style-name="Code"><text:span text:style-name="T299"><text:s text:c="4"/>string firstCharacterName = CHARACTER_NAMES[0]</text:span></text:span></text:p>
      <text:p text:style-name="P139"><text:span text:style-name="Code"><text:span text:style-name="T299"><text:s text:c="4"/>string </text:span></text:span><text:span text:style-name="Code"><text:span text:style-name="T226">la</text:span></text:span><text:span text:style-name="Code"><text:span text:style-name="T299">stCharacterName = CHARACTER_NAMES[3]</text:span></text:span></text:p>
      <text:p text:style-name="P140"><text:span text:style-name="T314">T</text:span><text:span text:style-name="T299">he</text:span><text:span text:style-name="T314"> first value in the array </text:span><text:span text:style-name="T315">always </text:span><text:span text:style-name="T314">uses </text:span><text:span text:style-name="T7">index 0</text:span><text:span text:style-name="T314">, the last one the number of values minus 1.</text:span></text:p>
      <text:p text:style-name="P141"/>
      <text:p text:style-name="P139"><text:span text:style-name="T299">To get the number of values in a constant array, you can use the array's </text:span><text:span text:style-name="Code"><text:span text:style-name="T299">.length()</text:span></text:span><text:span text:style-name="T299"> method right after the constant array name, like this:</text:span></text:p>
      <text:p text:style-name="P139"><text:span text:style-name="Code"><text:span text:style-name="T299"><text:s text:c="4"/>u32 numCharacterNames = CHARACTER_NAMES.length()</text:span></text:span></text:p>
      <text:p text:style-name="P139"><text:span text:style-name="Code"><text:span text:style-name="T299"><text:s text:c="4"/>string </text:span></text:span><text:span text:style-name="Code"><text:span text:style-name="T226">la</text:span></text:span><text:span text:style-name="Code"><text:span text:style-name="T299">stCharacterName = CHARACTER_NAMES[CHARACTER_NAMES.length()-1]<text:tab/></text:span></text:span><text:span text:style-name="Code_5f_Comment"><text:span text:style-name="T299">// </text:span></text:span><text:span text:style-name="Code_5f_Comment"><text:span text:style-name="T319">Now</text:span></text:span><text:span text:style-name="Code_5f_Comment"><text:span text:style-name="T299"> index 3 is not hard-coded any more</text:span></text:span></text:p>
      <text:p text:style-name="P141"/>
      <text:p text:style-name="P141"/>
      <text:h text:style-name="Heading_20_3" text:outline-level="3"><text:bookmark-start text:name="__RefHeading___Toc5473_3458163760"/>Control Flow<text:bookmark-end text:name="__RefHeading___Toc5473_3458163760"/></text:h>
      <text:p text:style-name="P87">Lemon script allows for the following control flow statements.</text:p>
      <text:p text:style-name="P87">Note that the inner statements there can themselves be control flow statements like an if clause or one of the loop statements below.</text:p>
      <text:p text:style-name="P97">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97"/>
      <text:p text:style-name="Heading_20_4">If-clause</text:p>
      <text:p text:style-name="P87">Executes <text:span text:style-name="T105">a</text:span> statement or block only if a given boolean condition is met.</text:p>
      <text:p text:style-name="P87">The syntax is similar to many <text:span text:style-name="T105">C-like</text:span> programming languages. <text:span text:style-name="T105">F</text:span>or a single conditional statement<text:span text:style-name="T105">:</text:span></text:p>
      <text:p text:style-name="P91"><text:span text:style-name="Code"><text:span text:style-name="T377"><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47">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6">must not</text:span></text:span><text:span text:style-name="Code_5f_Comment"><text:span text:style-name="T66"> be </text:span></text:span><text:span text:style-name="Code_5f_Comment"><text:span text:style-name="T387">exactly</text:span></text:span><text:span text:style-name="Code_5f_Comment"><text:span text:style-name="T66"> </text:span></text:span><text:span text:style-name="Code_5f_Comment"><text:span text:style-name="T386">on</text:span></text:span><text:span text:style-name="Code_5f_Comment"><text:span text:style-name="T66">e statement</text:span></text:span><text:span text:style-name="Code_5f_Comment"><text:span text:style-name="T386">; if you place more, only the first is executed conditionally</text:span></text:span><text:span text:style-name="Code"><text:line-break/></text:span></text:p>
      <text:p text:style-name="P90">Or for a block of multiple statements:<text:line-break/><text:span text:style-name="Code"><text:span text:style-name="T377">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77"> <text:s text:c="3"/></text:span></text:span><text:span text:style-name="Code">{<text:line-break/></text:span><text:soft-page-break/><text:span text:style-name="Code"><text:span text:style-name="T377">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3"><text:tab/></text:span></text:span><text:span text:style-name="Code"><text:span text:style-name="T254"><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5">,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2"/>
      <text:p text:style-name="P92">You can add one or more statements to be executed if the condition is not met <text:span text:style-name="T105">by adding an </text:span><text:span text:style-name="Code"><text:span text:style-name="T29">else</text:span></text:span><text:span text:style-name="T105"> part</text:span>:</text:p>
      <text:p text:style-name="P10"><text:span text:style-name="Code"><text:span text:style-name="T377"><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77"> <text:s text:c="3"/></text:span></text:span><text:span text:style-name="Code">{<text:line-break/></text:span><text:span text:style-name="Code"><text:span text:style-name="T377">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3">&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p>
      <text:p text:style-name="P10"><text:span text:style-name="Code"><text:span text:style-name="T377"><text:s text:c="4"/></text:span></text:span><text:span text:style-name="Code">{<text:line-break/></text:span><text:span text:style-name="Code"><text:span text:style-name="T377">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3">&gt;</text:span></text:span></text:p>
      <text:p text:style-name="P89"><text:span text:style-name="Code"><text:span text:style-name="T28"><text:s text:c="4"/></text:span></text:span><text:span text:style-name="Code"><text:span text:style-name="T21">}</text:span></text:span></text:p>
      <text:p text:style-name="P88"><text:span text:style-name="Code"><text:span text:style-name="T190"/></text:span></text:p>
      <text:p text:style-name="P88"><text:span text:style-name="Code"><text:span text:style-name="T191">Or chain together multiple different conditions:</text:span></text:span></text:p>
      <text:p text:style-name="P10"><text:span text:style-name="Code"><text:span text:style-name="T377"><text:s text:c="4"/></text:span></text:span><text:span text:style-name="Code">if (</text:span><text:span text:style-name="Code"><text:span text:style-name="T61">&lt;</text:span></text:span><text:span text:style-name="Code"><text:span text:style-name="T51">condition</text:span></text:span><text:span text:style-name="Code"><text:span text:style-name="T256">&gt;</text:span></text:span><text:span text:style-name="Code">)<text:line-break/></text:span><text:span text:style-name="Code"><text:span text:style-name="T377"> <text:s text:c="3"/></text:span></text:span><text:span text:style-name="Code">{<text:line-break/></text:span><text:span text:style-name="Code"><text:span text:style-name="T377">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3">&gt;</text:span></text:span></text:p>
      <text:p text:style-name="P89"><text:span text:style-name="Code"><text:span text:style-name="T28"><text:s text:c="4"/></text:span></text:span><text:span text:style-name="Code"><text:span text:style-name="T21">}</text:span></text:span></text:p>
      <text:p text:style-name="P89"><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6">&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10"><text:span text:style-name="Code"><text:span text:style-name="T377"><text:s text:c="4"/></text:span></text:span><text:span text:style-name="Code">{<text:line-break/></text:span><text:span text:style-name="Code"><text:span text:style-name="T377">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3">&gt;</text:span></text:span></text:p>
      <text:p text:style-name="P89"><text:span text:style-name="Code"><text:span text:style-name="T34"><text:s text:c="4"/></text:span></text:span><text:span text:style-name="Code"><text:span text:style-name="T29">}</text:span></text:span></text:p>
      <text:p text:style-name="P89"><text:span text:style-name="Code"><text:span text:style-name="T34"><text:s text:c="4"/></text:span></text:span><text:span text:style-name="Code"><text:span text:style-name="T30">else</text:span></text:span></text:p>
      <text:p text:style-name="P10"><text:span text:style-name="Code"><text:span text:style-name="T377"><text:s text:c="4"/></text:span></text:span><text:span text:style-name="Code">{<text:line-break/></text:span><text:span text:style-name="Code"><text:span text:style-name="T377">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3">&gt;</text:span></text:span></text:p>
      <text:p text:style-name="P89"><text:span text:style-name="Code"><text:span text:style-name="T34"><text:s text:c="4"/></text:span></text:span><text:span text:style-name="Code"><text:span text:style-name="T29">}</text:span></text:span></text:p>
      <text:p text:style-name="P84"/>
      <text:p text:style-name="Heading_20_4">While-loop</text:p>
      <text:p text:style-name="P87">Executes <text:span text:style-name="T105">a</text:span> statement or block an arbitrary number of times<text:span text:style-name="T105">, as long as a given condition is met.</text:span></text:p>
      <text:p text:style-name="P67">Here again, a C-like syntax is used:</text:p>
      <text:p text:style-name="P11"><text:soft-page-break/><text:span text:style-name="Code"><text:span text:style-name="T377"><text:s text:c="4"/></text:span></text:span><text:span text:style-name="Code"><text:span text:style-name="T249">while</text:span></text:span><text:span text:style-name="Code"> (</text:span><text:span text:style-name="Code"><text:span text:style-name="T61">&lt;</text:span></text:span><text:span text:style-name="Code"><text:span text:style-name="T51">condition</text:span></text:span><text:span text:style-name="Code"><text:span text:style-name="T256">&gt;</text:span></text:span><text:span text:style-name="Code">)<text:line-break/></text:span><text:span text:style-name="Code"><text:span text:style-name="T377"> <text:s text:c="3"/></text:span></text:span><text:span text:style-name="Code">{<text:line-break/></text:span><text:span text:style-name="Code"><text:span text:style-name="T377">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3">&gt;</text:span></text:span></text:p>
      <text:p text:style-name="P11"><text:span text:style-name="Code"><text:span text:style-name="T34"><text:s text:c="4"/></text:span></text:span><text:span text:style-name="Code"><text:span text:style-name="T29">}</text:span></text:span></text:p>
      <text:p text:style-name="P93"/>
      <text:p text:style-name="P93">Just like for the if-clause, <text:span text:style-name="T150">you can also have a single statement instead of the block.</text:span></text:p>
      <text:p text:style-name="P95"><text:span text:style-name="T150">I</text:span><text:span text:style-name="T105">nside a loop, you can use the </text:span><text:span text:style-name="Code"><text:span text:style-name="T299">break</text:span></text:span><text:span text:style-name="T105"> and </text:span><text:span text:style-name="Code"><text:span text:style-name="T299">continue</text:span></text:span><text:span text:style-name="T105"> statements:</text:span></text:p>
      <text:list xml:id="list3580628997" text:style-name="L30">
        <text:list-item>
          <text:p text:style-name="P279"><text:span text:style-name="Code"><text:span text:style-name="T299">break</text:span></text:span><text:span text:style-name="T105"> exits the loop immediately and continues script executing after it</text:span></text:p>
        </text:list-item>
        <text:list-item>
          <text:p text:style-name="P279"><text:span text:style-name="Code"><text:span text:style-name="T299">continue</text:span></text:span><text:span text:style-name="T105"> restarts the loop, including an evaluation of the condition</text:span></text:p>
        </text:list-item>
      </text:list>
      <text:p text:style-name="P117"/>
      <text:p text:style-name="Heading_20_4">For-loop</text:p>
      <text:p text:style-name="P117"><text:span text:style-name="T296">Executes </text:span><text:span text:style-name="T167">a</text:span><text:span text:style-name="T296"> statement or block</text:span><text:span text:style-name="T167">, as long as a given condition is met</text:span><text:span text:style-name="T149">, and does an increment step after each loop</text:span><text:span text:style-name="T167">.</text:span></text:p>
      <text:p text:style-name="P12"><text:span text:style-name="Code"><text:span text:style-name="T378"><text:s text:c="4"/></text:span></text:span><text:span text:style-name="Code"><text:span text:style-name="T298">f</text:span></text:span><text:span text:style-name="Code"><text:span text:style-name="T250">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297">;</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297">)</text:span></text:span><text:span text:style-name="Code"><text:line-break/></text:span><text:span text:style-name="Code"><text:span text:style-name="T378"> <text:s text:c="3"/></text:span></text:span><text:span text:style-name="Code">{<text:line-break/></text:span><text:span text:style-name="Code"><text:span text:style-name="T378">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12"><text:span text:style-name="Code"><text:span text:style-name="T35"><text:s text:c="4"/></text:span></text:span><text:span text:style-name="Code"><text:span text:style-name="T29">}</text:span></text:span><text:span text:style-name="Code"><text:line-break/></text:span></text:p>
      <text:p text:style-name="P94"><text:span text:style-name="T105">Such a</text:span> for-loop statement is basically a shorthand for the following loop:</text:p>
      <text:p text:style-name="P12"><text:span text:style-name="Code"><text:span text:style-name="T62"><text:s text:c="4"/>&lt;</text:span></text:span><text:span text:style-name="Code"><text:span text:style-name="T55">initialization</text:span></text:span><text:span text:style-name="Code"><text:span text:style-name="T62">&gt;</text:span></text:span></text:p>
      <text:p text:style-name="P12"><text:span text:style-name="Code"><text:span text:style-name="T378"><text:s text:c="4"/></text:span></text:span><text:span text:style-name="Code"><text:span text:style-name="T249">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78"> <text:s text:c="3"/></text:span></text:span><text:span text:style-name="Code">{<text:line-break/></text:span><text:span text:style-name="Code"><text:span text:style-name="T378"> <text:s text:c="7"/></text:span></text:span><text:span text:style-name="Code"><text:span text:style-name="T62">&lt;</text:span></text:span><text:span text:style-name="Code"><text:span text:style-name="T51">statement</text:span></text:span><text:span text:style-name="Code"><text:span text:style-name="T252">s</text:span></text:span><text:span text:style-name="Code"><text:span text:style-name="T62">&gt;</text:span></text:span></text:p>
      <text:p text:style-name="P12"><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96"/>
      <text:p text:style-name="P96">Note that:</text:p>
      <text:list xml:id="list906915197" text:style-name="L31">
        <text:list-item>
          <text:p text:style-name="P280"><text:span text:style-name="T327">Both </text:span><text:span text:style-name="Code"><text:span text:style-name="T327">break</text:span></text:span><text:span text:style-name="T327"> and </text:span><text:span text:style-name="Code"><text:span text:style-name="T327">continue</text:span></text:span><text:span text:style-name="T327"> are possible in there as well, with continue executing the incrementation before doing the condition evaluation.</text:span></text:p>
        </text:list-item>
        <text:list-item>
          <text:p text:style-name="P281">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299">break</text:span></text:span><text:span text:style-name="T105">.</text:span></text:p>
        </text:list-item>
      </text:list>
      <text:p text:style-name="P147"/>
      <text:h text:style-name="Heading_20_3" text:outline-level="3"><text:bookmark-start text:name="__RefHeading___Toc5475_3458163760"/><text:soft-page-break/>M<text:span text:style-name="T73">emory Access</text:span><text:bookmark-end text:name="__RefHeading___Toc5475_3458163760"/></text:h>
      <text:p text:style-name="P34">To access a piece of memory (including ROM and RAM), use a basic data type followed by the address in square brackets. This can be used for both reading and writing data.</text:p>
      <text:p text:style-name="P34">Example: <text:s/><text:span text:style-name="Code">u16[0x012345]</text:span> <text:s/>would access the bytes at addresses 0x012345 and 0x012346.</text:p>
      <text:p text:style-name="P34"/>
      <text:p text:style-name="P34">Some notes:</text:p>
      <text:list xml:id="list2781342102" text:style-name="L32">
        <text:list-item>
          <text:p text:style-name="P283">Memory access is always <text:span text:style-name="T6">little endian</text:span>, just like the Mega Drive's / Genesis' M68K processor.</text:p>
        </text:list-item>
        <text:list-item>
          <text:p text:style-name="P283">Unlike with the M68K, it's allowed to access odd <text:span text:style-name="T361">memory </text:span>addresses with all data sizes<text:span text:style-name="T362">, not just </text:span><text:span text:style-name="Code"><text:span text:style-name="T362">u8</text:span></text:span><text:span text:style-name="T362"> and </text:span><text:span text:style-name="Code"><text:span text:style-name="T362">s8</text:span></text:span>.</text:p>
        </text:list-item>
        <text:list-item>
          <text:p text:style-name="P282"><text:span text:style-name="T44">The address can be constant or calculated at runtime like in <text:s/></text:span><text:span text:style-name="Code"><text:span text:style-name="T44">u32[myAddressVariable + 4]</text:span></text:span></text:p>
        </text:list-item>
        <text:list-item>
          <text:p text:style-name="P287">Memory access can use only the following data types: <text:span text:style-name="Code">u8, s8, u16, s16, u32, s32, u64, s64</text:span> - but not <text:span text:style-name="Code">string</text:span></text:p>
          <text:p text:style-name="P284"/>
        </text:list-item>
      </text:list>
      <text:p text:style-name="P34">The total mapped memory space is limited to 24-bit addresses (0x000000 to 0xffffff), memory accesses only use the lower 24-bits. This means that addresses 0xffff1234 and 0xff1234 are identical.</text:p>
      <text:p text:style-name="P34">Inside the memory space, not all addresses are valid to access. The following are:</text:p>
      <text:list xml:id="list3933866084" text:style-name="L33">
        <text:list-item>
          <text:p text:style-name="P285">0x000000 .. 0x3fffff = ROM -- this is where the game ROM content is stored</text:p>
        </text:list-item>
        <text:list-item>
          <text:p text:style-name="P285">0x800000 .. 0x8fffff = "Shared memory", actually additional RAM</text:p>
        </text:list-item>
        <text:list-item>
          <text:p text:style-name="P285">0xff0000 .. 0xffffff = RAM – for game ports like Sonic 3 A.I.R., this is mostly used the same way as by the original game</text:p>
        </text:list-item>
      </text:list>
      <text:p text:style-name="P34"/>
      <text:h text:style-name="Heading_20_3" text:outline-level="3"><text:bookmark-start text:name="__RefHeading___Toc5477_3458163760"/>R<text:span text:style-name="T47">egisters</text:span><text:bookmark-end text:name="__RefHeading___Toc5477_3458163760"/></text:h>
      <text:p text:style-name="P34">The registers a0 .. d7 of the M68K are represented in lemon script by the global variables <text:span text:style-name="Code">A0</text:span> .. <text:span text:style-name="Code">D7</text:span>.</text:p>
      <text:p text:style-name="P34">These have some special sub-variables that allow for partial access. <text:span text:style-name="T47">Here‘s an o</text:span>verview using <text:span text:style-name="Code">D0</text:span> as example:</text:p>
      <text:list xml:id="list3628471285" text:style-name="L34">
        <text:list-item>
          <text:p text:style-name="P286"><text:span text:style-name="Code">D0</text:span><text:span text:style-name="Code"><text:span text:style-name="T355"><text:tab/><text:tab/></text:span></text:span>-&gt; This is the full 32-bit register, interpreted as unsigned by default</text:p>
        </text:list-item>
        <text:list-item>
          <text:p text:style-name="P286"><text:span text:style-name="Code">D0.u8</text:span><text:span text:style-name="T355"><text:tab/><text:tab/></text:span>-&gt; Lowest 8 bits, interpreted as unsigned 8-bit value</text:p>
        </text:list-item>
        <text:list-item>
          <text:p text:style-name="P286"><text:span text:style-name="Code">D0.s8</text:span><text:span text:style-name="T355"><text:tab/><text:tab/></text:span>-&gt; Lowest 8 bits, interpreted as signed 8-bit value</text:p>
        </text:list-item>
        <text:list-item>
          <text:p text:style-name="P286"><text:span text:style-name="Code">D0.u1</text:span><text:span text:style-name="Code"><text:span text:style-name="T355">6</text:span></text:span><text:span text:style-name="T355"><text:tab/><text:tab/></text:span>-&gt; Lowest 16 bits, interpreted as unsigned 16-bit value</text:p>
        </text:list-item>
        <text:list-item>
          <text:p text:style-name="P286"><text:span text:style-name="Code">D0.s16</text:span><text:span text:style-name="T355"><text:tab/><text:tab/></text:span>-&gt; Lowest 16 bits, interpreted as signed 16-bit value</text:p>
        </text:list-item>
        <text:list-item>
          <text:p text:style-name="P286"><text:span text:style-name="Code">D0.u32</text:span><text:span text:style-name="T355"><text:tab/><text:tab/></text:span>-&gt; Lowest 32 bits, interpreted as unsigned 32-bit value (same as <text:span text:style-name="Code">D0</text:span>)</text:p>
        </text:list-item>
        <text:list-item>
          <text:p text:style-name="P286"><text:soft-page-break/><text:span text:style-name="Code">D0.s32</text:span><text:span text:style-name="T355"><text:tab/><text:tab/></text:span>-&gt; Lowest 32 bits, interpreted as signed 32-bit value</text:p>
        </text:list-item>
      </text:list>
      <text:p text:style-name="P37"/>
      <text:p text:style-name="P37"/>
      <text:h text:style-name="Heading_20_3" text:outline-level="3"><text:bookmark-start text:name="__RefHeading___Toc5479_3458163760"/>F<text:span text:style-name="T48">unctions</text:span><text:bookmark-end text:name="__RefHeading___Toc5479_3458163760"/></text:h>
      <text:p text:style-name="P39">Function<text:span text:style-name="T346"> definitions follow this syntax:</text:span></text:p>
      <text:p text:style-name="P118"><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18"><text:span text:style-name="Code"><text:s text:c="4"/>{</text:span></text:p>
      <text:p text:style-name="P118"><text:span text:style-name="Code"><text:s text:c="8"/></text:span><text:span text:style-name="Code_5f_Comment">// Here comes the code to be executed when the function is called</text:span></text:p>
      <text:p text:style-name="P118"><text:span text:style-name="Code"><text:s text:c="4"/>}</text:span></text:p>
      <text:p text:style-name="P118"/>
      <text:p text:style-name="P125">The <text:span text:style-name="Code">function</text:span> keyword always goes first, followed by the return value - which can be <text:span text:style-name="Code">void</text:span> if the function should not return anything.</text:p>
      <text:p text:style-name="P125">Next is the function name, which needs to follow the rules for identifiers (see above).</text:p>
      <text:p text:style-name="P125">And finally a list of parameters. This can be empty <text:span text:style-name="Code">()</text:span> if no parameters are needed, otherwise it's a comma-separated list of parameters, each consisting of the parameter data type and the parameter variable name.</text:p>
      <text:p text:style-name="P118"/>
      <text:p text:style-name="P118"><text:span text:style-name="T372">E</text:span>xample<text:span text:style-name="T372">s</text:span>:</text:p>
      <text:p text:style-name="P118"><text:span text:style-name="Code"><text:s text:c="4"/>function </text:span><text:span text:style-name="Code"><text:span text:style-name="T226">void</text:span></text:span><text:span text:style-name="Code"> myTestFunc()<text:tab/><text:tab/></text:span><text:span text:style-name="Code_5f_Comment">// Defines a function named "myTestFunc" with no return value and no parameters</text:span></text:p>
      <text:p text:style-name="P118"><text:span text:style-name="Code"><text:s text:c="4"/>{</text:span></text:p>
      <text:p text:style-name="P118"><text:span text:style-name="Code"><text:s text:c="8"/></text:span><text:span text:style-name="Code_5f_Comment">// </text:span><text:span text:style-name="Code_5f_Comment"><text:span text:style-name="T299">Do stuff here</text:span></text:span></text:p>
      <text:p text:style-name="P118"><text:span text:style-name="Code"><text:s text:c="4"/>}</text:span></text:p>
      <text:p text:style-name="P118"/>
      <text:p text:style-name="P118"><text:span text:style-name="Code"><text:s text:c="4"/>function </text:span><text:span text:style-name="Code"><text:span text:style-name="T347">s</text:span></text:span><text:span text:style-name="Code"><text:span text:style-name="T226">16</text:span></text:span><text:span text:style-name="Code"> </text:span><text:span text:style-name="Code"><text:span text:style-name="T226">getNiceNumber</text:span></text:span><text:span text:style-name="Code">(bool </text:span><text:span text:style-name="Code"><text:span text:style-name="T239">negative</text:span></text:span><text:span text:style-name="Code">)</text:span><text:span text:style-name="Code"><text:span text:style-name="T348"><text:tab/></text:span></text:span><text:span text:style-name="Code"><text:tab/></text:span><text:span text:style-name="Code_5f_Comment">// </text:span><text:span text:style-name="Code_5f_Comment"><text:span text:style-name="T299">This function</text:span></text:span><text:span text:style-name="Code_5f_Comment"> </text:span><text:span text:style-name="Code_5f_Comment"><text:span text:style-name="T299">returns a u16 integer and takes a boolean as input</text:span></text:span></text:p>
      <text:p text:style-name="P118"><text:span text:style-name="Code"><text:s text:c="4"/>{</text:span></text:p>
      <text:p text:style-name="P119"><text:span text:style-name="Code"><text:span text:style-name="T240"><text:s text:c="8"/></text:span></text:span><text:span text:style-name="Code_5f_Comment"><text:span text:style-name="T299">// Just an example</text:span></text:span><text:span text:style-name="Code_5f_Comment"><text:span text:style-name="T320">; returning either -42 or 42 depending on the input</text:span></text:span></text:p>
      <text:p text:style-name="P119"><text:span text:style-name="Code"><text:s text:c="8"/></text:span><text:span text:style-name="Code"><text:span text:style-name="T240">if</text:span></text:span><text:span text:style-name="Code"><text:span text:style-name="T226"> </text:span></text:span><text:span text:style-name="Code"><text:span text:style-name="T240">(</text:span></text:span><text:span text:style-name="Code"><text:span text:style-name="T239">negative</text:span></text:span><text:span text:style-name="Code"><text:span text:style-name="T240">)</text:span></text:span></text:p>
      <text:p text:style-name="P119"><text:span text:style-name="Code"><text:span text:style-name="T240"><text:s text:c="12"/>return</text:span></text:span><text:span text:style-name="Code"><text:span text:style-name="T226"> </text:span></text:span><text:span text:style-name="Code"><text:span text:style-name="T239">-</text:span></text:span><text:span text:style-name="Code"><text:span text:style-name="T226">42</text:span></text:span></text:p>
      <text:p text:style-name="P119"><text:span text:style-name="Code"><text:span text:style-name="T240"><text:s text:c="8"/>else</text:span></text:span></text:p>
      <text:p text:style-name="P119"><text:span text:style-name="Code"><text:span text:style-name="T240"><text:s text:c="12"/>return</text:span></text:span><text:span text:style-name="Code"><text:span text:style-name="T226"> </text:span></text:span><text:span text:style-name="Code"><text:span text:style-name="T239">4</text:span></text:span><text:span text:style-name="Code"><text:span text:style-name="T226">2</text:span></text:span></text:p>
      <text:p text:style-name="P118"><text:span text:style-name="Code"><text:s text:c="4"/>}</text:span></text:p>
      <text:p text:style-name="P118"><text:soft-page-break/></text:p>
      <text:p text:style-name="P120"><text:span text:style-name="Code"><text:s text:c="4"/>function </text:span><text:span text:style-name="Code"><text:span text:style-name="T226">void</text:span></text:span><text:span text:style-name="Code"> </text:span><text:span text:style-name="Code"><text:span text:style-name="T244">add</text:span></text:span><text:span text:style-name="Code"><text:span text:style-name="T242">Player</text:span></text:span><text:span text:style-name="Code">(</text:span><text:span text:style-name="Code"><text:span text:style-name="T241">string name,</text:span></text:span><text:span text:style-name="Code"><text:span text:style-name="T349"> u16 age, u32 highscore</text:span></text:span><text:span text:style-name="Code">)</text:span><text:span text:style-name="Code"><text:span text:style-name="T351"><text:tab/></text:span></text:span><text:span text:style-name="Code"><text:span text:style-name="T349"><text:tab/></text:span></text:span><text:span text:style-name="Code_5f_Comment"><text:span text:style-name="T349">// An example with multiple parameters</text:span></text:span></text:p>
      <text:p text:style-name="P120"><text:span text:style-name="Code"><text:s text:c="4"/>{</text:span></text:p>
      <text:p text:style-name="P123"><text:span text:style-name="Code"><text:span text:style-name="T389"><text:s text:c="8"/></text:span></text:span><text:span text:style-name="Code_5f_Comment"><text:span text:style-name="T349">// </text:span></text:span><text:span text:style-name="Code_5f_Comment"><text:span text:style-name="T388">This</text:span></text:span><text:span text:style-name="Code_5f_Comment"><text:span text:style-name="T349"> example </text:span></text:span><text:span text:style-name="Code_5f_Comment"><text:span text:style-name="T388">makes use of the functions "debugLog" that prints a text on the screen, and "stringformat" to build a string</text:span></text:span></text:p>
      <text:p text:style-name="P121"><text:span text:style-name="Code"><text:s text:c="8"/></text:span><text:span text:style-name="Code"><text:span text:style-name="T350">d</text:span></text:span><text:span text:style-name="Code"><text:span text:style-name="T242">ebugLog(stringformat("Player %s </text:span></text:span><text:span text:style-name="Code"><text:span text:style-name="T243">has</text:span></text:span><text:span text:style-name="Code"><text:span text:style-name="T242"> highscore %d", name, highscore))</text:span></text:span></text:p>
      <text:p text:style-name="P120"><text:span text:style-name="Code"><text:s text:c="4"/>}</text:span></text:p>
      <text:p text:style-name="P120"><text:span text:style-name="Code"/></text:p>
      <text:p text:style-name="P124">Functions with actual return types<text:span text:style-name="T44"> (not void)</text:span> need to return<text:span text:style-name="T44"> a value</text:span> on each possible path of execution<text:span text:style-name="T44">.</text:span></text:p>
      <text:p text:style-name="P118"/>
      <text:p text:style-name="P127">To call a function inside your code, use this syntax:</text:p>
      <text:p text:style-name="P127"><text:span text:style-name="Code"><text:s text:c="4"/></text:span><text:span text:style-name="Code"><text:span text:style-name="T226">myTestFunc</text:span></text:span><text:span text:style-name="Code">()<text:tab/><text:tab/><text:tab/><text:tab/><text:tab/></text:span><text:span text:style-name="Code_5f_Comment">// Calls </text:span><text:span text:style-name="Code_5f_Comment"><text:span text:style-name="T299">"myTestFunc" as defined in the example above</text:span></text:span></text:p>
      <text:p text:style-name="P127"><text:span text:style-name="Code"><text:s text:c="4"/>s16 myVariable = </text:span><text:span text:style-name="Code"><text:span text:style-name="T245">getNiceNumber</text:span></text:span><text:span text:style-name="Code">(</text:span><text:span text:style-name="Code"><text:span text:style-name="T226">true</text:span></text:span><text:span text:style-name="Code">)<text:tab/></text:span><text:span text:style-name="Code_5f_Comment">// Calls </text:span><text:span text:style-name="Code_5f_Comment"><text:span text:style-name="T299">"</text:span></text:span><text:span text:style-name="Code_5f_Comment"><text:span text:style-name="T321">getNiceNumber</text:span></text:span><text:span text:style-name="Code_5f_Comment"><text:span text:style-name="T299">" as defined in the example above &amp; uses the return value</text:span></text:span></text:p>
      <text:p text:style-name="P127"><text:span text:style-name="Code"><text:s text:c="4"/>addPlayer("Guy123", 21, 271400)<text:tab/><text:tab/></text:span><text:span text:style-name="Code_5f_Comment">// Calls </text:span><text:span text:style-name="Code_5f_Comment"><text:span text:style-name="T299">"</text:span></text:span><text:span text:style-name="Code_5f_Comment"><text:span text:style-name="T322">add</text:span></text:span><text:span text:style-name="Code_5f_Comment"><text:span text:style-name="T323">Player</text:span></text:span><text:span text:style-name="Code_5f_Comment"><text:span text:style-name="T299">" as defined in the example above</text:span></text:span></text:p>
      <text:p text:style-name="P122"/>
      <text:p text:style-name="Heading_20_4">Function Overloading<text:span text:style-name="T352"> I</text:span></text:p>
      <text:p text:style-name="P39">It's <text:span text:style-name="T168">possible</text:span> to create <text:span text:style-name="T168">multiple versions</text:span> of the same function<text:span text:style-name="T349"> </text:span>with different parameters. <text:span text:style-name="T49">When resolving calls, the compiler will choose the most fitting version of the function.</text:span></text:p>
      <text:p text:style-name="P39"/>
      <text:p text:style-name="P187">Function Overloading<text:span text:style-name="T352"> II</text:span></text:p>
      <text:p text:style-name="P126">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26">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39"/>
      <text:p text:style-name="P70">In practise that looks like this:</text:p>
      <text:p text:style-name="P70"><text:span text:style-name="Code"><text:s text:c="4"/>function void helloWorld()<text:tab/></text:span><text:span text:style-name="Code"><text:span text:style-name="T383"><text:tab/></text:span></text:span><text:span text:style-name="Code_5f_Comment">// Original version of the function in the main game scripts</text:span></text:p>
      <text:p text:style-name="P70"><text:span text:style-name="Code"><text:s text:c="4"/>{</text:span></text:p>
      <text:p text:style-name="P70"><text:soft-page-break/><text:span text:style-name="Code"><text:s text:c="8"/>debugLog("Original function called")</text:span></text:p>
      <text:p text:style-name="P70"><text:span text:style-name="Code"><text:s text:c="4"/>}</text:span></text:p>
      <text:p text:style-name="P70"><text:span text:style-name="Code"/></text:p>
      <text:p text:style-name="P70"><text:span text:style-name="Code"><text:s text:c="4"/>function void helloWorld()<text:tab/></text:span><text:span text:style-name="Code"><text:span text:style-name="T383"><text:tab/></text:span></text:span><text:span text:style-name="Code_5f_Comment">// Overloaded version - usually not directly below, but somewhere in your mod</text:span></text:p>
      <text:p text:style-name="P70"><text:span text:style-name="Code"><text:s text:c="4"/>{</text:span></text:p>
      <text:p text:style-name="P70"><text:span text:style-name="Code"><text:s text:c="8"/>debugLog("</text:span><text:span text:style-name="Code"><text:span text:style-name="T251">Doing stuff before the original</text:span></text:span><text:span text:style-name="Code">")</text:span></text:p>
      <text:p text:style-name="P71"><text:span text:style-name="Code"><text:span text:style-name="T353"><text:s text:c="8"/>base.helloWorld()</text:span></text:span></text:p>
      <text:p text:style-name="P71"><text:span text:style-name="Code"><text:s text:c="8"/>debugLog("</text:span><text:span text:style-name="Code"><text:span text:style-name="T353">This is done after the original</text:span></text:span><text:span text:style-name="Code">")</text:span></text:p>
      <text:p text:style-name="P71"><text:span text:style-name="Code"><text:s text:c="4"/>}</text:span></text:p>
      <text:p text:style-name="P40"/>
      <text:p text:style-name="Heading_20_4">A<text:span text:style-name="T49">ddress</text:span> <text:span text:style-name="T74">Hooks</text:span></text:p>
      <text:p text:style-name="P34">Functions can have so-called address hooks. This is an associated ROM address for the function, to allow for indirect calls using addresses with the "call" keyword, like in <text:s text:c="2"/><text:span text:style-name="Code">call 0x123456 + D0.u16</text:span> .</text:p>
      <text:p text:style-name="P34">Whenever such a call is executed, the function with the resulting address's hook will get called. Or none at all, if there is no function with that hook, leading to the call having no effect.</text:p>
      <text:p text:style-name="P34"/>
      <text:p text:style-name="P34">Address hooks are declared with a line like this preceding the function header:</text:p>
      <text:p text:style-name="P34"><text:span text:style-name="Code"><text:span text:style-name="T354"><text:s text:c="3"/></text:span></text:span><text:span text:style-name="Code">//# address-hook(0x123456) end(0x123478)</text:span></text:p>
      <text:p text:style-name="P34">Here, the first curved brackets include the address for this function. The "end" part afterwards is optional and has only informative meaning for functions directly representing original <text:span text:style-name="T49">M68K</text:span> code.</text:p>
      <text:p text:style-name="P34"/>
      <text:h text:style-name="Heading_20_3" text:outline-level="3"><text:bookmark-start text:name="__RefHeading___Toc5481_3458163760"/>Includes<text:bookmark-end text:name="__RefHeading___Toc5481_3458163760"/></text:h>
      <text:p text:style-name="P56">There‘s usually only a single script file that gets loaded as a starting point, e.g. a <text:span text:style-name="T44">"</text:span>main.lemon<text:span text:style-name="T44">" </text:span>file.</text:p>
      <text:p text:style-name="P56">In order to add more script files to compilation, <text:s/><text:span text:style-name="Code">include</text:span> <text:s/>lines like the following <text:span text:style-name="T99">examples </text:span>are used:</text:p>
      <text:p text:style-name="P36"><text:span text:style-name="Code"><text:span text:style-name="T354"><text:s text:c="3"/></text:span></text:span><text:span text:style-name="Code"><text:span text:style-name="T379"><text:s/></text:span></text:span><text:span text:style-name="Code"><text:span text:style-name="T98">include myfunctions</text:span></text:span><text:span text:style-name="T98"><text:tab/><text:tab/>→ includes the contents of a script file named "myfunctions.lemon"</text:span></text:p>
      <text:p text:style-name="P36"><text:span text:style-name="Code"><text:span text:style-name="T354"><text:s text:c="3"/></text:span></text:span><text:span text:style-name="Code"><text:span text:style-name="T379"><text:s/></text:span></text:span><text:span text:style-name="Code"><text:span text:style-name="T98">include utils/helpers</text:span></text:span><text:span text:style-name="T98"><text:tab/><text:tab/>→ includes the contents of a single script file "helpers .lemon" in a subdirectory named "utils"</text:span></text:p>
      <text:p text:style-name="P36"><text:span text:style-name="Code"><text:span text:style-name="T354"><text:s text:c="3"/></text:span></text:span><text:span text:style-name="Code"><text:span text:style-name="T379"><text:s/></text:span></text:span><text:span text:style-name="Code"><text:span text:style-name="T98">include entities/player/?</text:span></text:span><text:span text:style-name="T98"><text:tab/>→ includes the contents of all script files in a nested subdirectory "entities/player"</text:span></text:p>
      <text:p text:style-name="P57">The paths used in includes are always relative to the including script file‘s location.</text:p>
      <text:p text:style-name="P86"><text:soft-page-break/>Note that the wildcard <text:s/><text:span text:style-name="Code"><text:span text:style-name="T98">?</text:span></text:span> <text:s/>can only be used to include all *.lemon files in a directory, but not for additional filtering or recursive includes of subdirectories.</text:p>
      <text:p text:style-name="P86"/>
      <text:h text:style-name="P210" text:outline-level="3"><text:bookmark-start text:name="__RefHeading___Toc1440_546946389"/><text:span text:style-name="T75">P</text:span>reprocessor <text:span text:style-name="T75">D</text:span><text:span text:style-name="T334">irectives</text:span><text:bookmark-end text:name="__RefHeading___Toc1440_546946389"/></text:h>
      <text:p text:style-name="P101">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1">There's a few preprocessor directives you can use to <text:span text:style-name="T105">control that.</text:span></text:p>
      <text:p text:style-name="P68"/>
      <text:p text:style-name="P186">#define <text:span text:style-name="T51">&lt;</text:span><text:span text:style-name="T58">name</text:span><text:span text:style-name="T51">&gt;</text:span><text:line-break/><text:span text:style-name="T335">#define </text:span><text:span text:style-name="T58">&lt;name&gt;</text:span><text:span text:style-name="T335"> = </text:span><text:span text:style-name="T58">&lt;value&gt;</text:span></text:p>
      <text:p text:style-name="P105">Creates a new preprocessor definition<text:span text:style-name="T336">,</text:span> or <text:span text:style-name="T336">if one with that name already exists, </text:span><text:span text:style-name="T158">overwrites its value</text:span>.<text:line-break/><text:span text:style-name="T336">If no value is explicitly assigned</text:span><text:span text:style-name="T158">, the value will</text:span> <text:span text:style-name="T158">be</text:span> 1.</text:p>
      <text:p text:style-name="P108"/>
      <text:p text:style-name="P102"><text:span text:style-name="T157">E</text:span><text:span text:style-name="T105">xamples:</text:span></text:p>
      <text:p text:style-name="P102"><text:span text:style-name="Code"><text:span text:style-name="T301"><text:s text:c="3"/></text:span></text:span><text:span text:style-name="Code"><text:span text:style-name="T302"><text:s/></text:span></text:span><text:span text:style-name="Code"><text:span text:style-name="T299">#</text:span></text:span><text:span text:style-name="Code"><text:span text:style-name="T231">define HAS_EUKAS_AWESOME_MOD<text:tab/></text:span></text:span><text:span text:style-name="Code"><text:span text:style-name="T233"><text:tab/></text:span></text:span><text:span text:style-name="Code_5f_Comment"><text:span text:style-name="T303">//</text:span></text:span><text:span text:style-name="Code_5f_Comment"><text:span text:style-name="T299"> </text:span></text:span><text:span text:style-name="Code_5f_Comment"><text:span text:style-name="T303">Sets</text:span></text:span><text:span text:style-name="Code_5f_Comment"><text:span text:style-name="T304"> the definition </text:span></text:span><text:span text:style-name="Code_5f_Comment"><text:span text:style-name="T303">HAS_EUKAS_AWESOME_MOD</text:span></text:span><text:span text:style-name="Code_5f_Comment"><text:span text:style-name="T304"> to value 1</text:span></text:span><text:span text:style-name="Code"><text:span text:style-name="T232"><text:line-break/> <text:s text:c="3"/></text:span></text:span><text:span text:style-name="Code"><text:span text:style-name="T299">#</text:span></text:span><text:span text:style-name="Code"><text:span text:style-name="T231">define </text:span></text:span><text:span text:style-name="Code"><text:span text:style-name="T232">AWESOM</text:span></text:span><text:span text:style-name="Code"><text:span text:style-name="T233">E</text:span></text:span><text:span text:style-name="Code"><text:span text:style-name="T232">_MOD_VERSION = 0x105</text:span></text:span><text:span text:style-name="Code"><text:span text:style-name="T231"><text:tab/></text:span></text:span><text:span text:style-name="Code"><text:span text:style-name="T233"><text:tab/></text:span></text:span><text:span text:style-name="Code_5f_Comment"><text:span text:style-name="T303">//</text:span></text:span><text:span text:style-name="Code_5f_Comment"><text:span text:style-name="T299"> </text:span></text:span><text:span text:style-name="Code_5f_Comment"><text:span text:style-name="T303">Sets</text:span></text:span><text:span text:style-name="Code_5f_Comment"><text:span text:style-name="T304"> the definition AWESOM</text:span></text:span><text:span text:style-name="Code_5f_Comment"><text:span text:style-name="T324">E</text:span></text:span><text:span text:style-name="Code_5f_Comment"><text:span text:style-name="T304">_MOD_VERSION to value </text:span></text:span><text:span text:style-name="Code_5f_Comment"><text:span text:style-name="T324">0x</text:span></text:span><text:span text:style-name="Code_5f_Comment"><text:span text:style-name="T304">1</text:span></text:span><text:span text:style-name="Code_5f_Comment"><text:span text:style-name="T324">05</text:span></text:span></text:p>
      <text:p text:style-name="P69"/>
      <text:p text:style-name="P73">Note: Do not confuse the <text:span text:style-name="Code">#define</text:span> preprocessor directive with the <text:span text:style-name="Code">define</text:span> keyword <text:span text:style-name="T365">(without #) </text:span>that is used in the Sonic 3 A.I.R. scripts to declare shorthands for ceratin expressions. These are really two entirely different things (tho<text:span text:style-name="T363">u</text:span>gh both <text:span text:style-name="T364">are </text:span>derived from preprocessor defines / macros in the C programming language, hence the same naming).</text:p>
      <text:p text:style-name="P69"/>
      <text:p text:style-name="Heading_20_4">#if<text:span text:style-name="T334"> </text:span><text:span text:style-name="T57">&lt;condition&gt;<text:line-break/></text:span><text:span text:style-name="T27">#else<text:line-break/>#endif</text:span></text:p>
      <text:p text:style-name="P104"><text:span text:style-name="T334">Checks whether the condition evaluates to anything </text:span><text:span text:style-name="T153">different from 0. If so, the scripts between </text:span><text:span text:style-name="Code"><text:span text:style-name="T300">#if</text:span></text:span><text:span text:style-name="T153"> and </text:span><text:span text:style-name="Code"><text:span text:style-name="T300">#endif</text:span></text:span><text:span text:style-name="T153"> (or </text:span><text:span text:style-name="Code"><text:span text:style-name="T300">#if</text:span></text:span><text:span text:style-name="T153"> and </text:span><text:span text:style-name="Code"><text:span text:style-name="T300">#else</text:span></text:span><text:span text:style-name="T153">) are included in the compilation. If the condition evaluates to 0, the scripts in between are filtered out and handled as if they were empty lines.</text:span></text:p>
      <text:p text:style-name="P68">The condition may include:</text:p>
      <text:list xml:id="list2446670725" text:style-name="L35">
        <text:list-item>
          <text:p text:style-name="P288"><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300">#define</text:span></text:span><text:span text:style-name="T153">). If a preprocessor definition is unknown, it evaluates to 0 automatically.</text:span></text:p>
        </text:list-item>
        <text:list-item>
          <text:p text:style-name="P274">Operations between preprocessor definitions and constants.</text:p>
        </text:list-item>
      </text:list>
      <text:p text:style-name="P68"/>
      <text:p text:style-name="P101"><text:span text:style-name="T157">E</text:span><text:span text:style-name="T105">xamples:</text:span></text:p>
      <text:p text:style-name="P103"><text:span text:style-name="Code"><text:span text:style-name="T301"><text:s text:c="3"/></text:span></text:span><text:span text:style-name="Code"><text:span text:style-name="T302"><text:s/></text:span></text:span><text:span text:style-name="Code"><text:span text:style-name="T299">#if </text:span></text:span><text:span text:style-name="Code"><text:span text:style-name="T231">HAS_EUKAS_AWESOME_MOD</text:span></text:span></text:p>
      <text:p text:style-name="P103"><text:span text:style-name="Code"><text:span text:style-name="T229"><text:s text:c="4"/></text:span></text:span><text:span text:style-name="Code"><text:span text:style-name="T248"><text:s/></text:span></text:span><text:span text:style-name="Code"><text:span text:style-name="T229"><text:s text:c="3"/></text:span></text:span><text:span text:style-name="Code_5f_Comment"><text:span text:style-name="T299">// Code in between here is compiled if the </text:span></text:span><text:span text:style-name="Code_5f_Comment"><text:span text:style-name="T303">HAS_EUKAS_AWESOME_MOD</text:span></text:span><text:span text:style-name="Code_5f_Comment"><text:span text:style-name="T299"> preprocessor definition is set</text:span></text:span></text:p>
      <text:p text:style-name="P101"><text:span text:style-name="Code"><text:span text:style-name="T301"><text:s text:c="2"/></text:span></text:span><text:span text:style-name="Code"><text:span text:style-name="T302"><text:s/></text:span></text:span><text:span text:style-name="Code"><text:span text:style-name="T301"><text:s/></text:span></text:span><text:span text:style-name="Code"><text:span text:style-name="T299">#endif</text:span></text:span></text:p>
      <text:p text:style-name="P100"/>
      <text:p text:style-name="P101"><text:span text:style-name="Code"><text:span text:style-name="T302"><text:s/></text:span></text:span><text:span text:style-name="Code"><text:span text:style-name="T301"><text:s text:c="3"/></text:span></text:span><text:span text:style-name="Code"><text:span text:style-name="T299">#if </text:span></text:span><text:span text:style-name="Code"><text:span text:style-name="T226">GAMEAPP &gt;= 0x220</text:span></text:span><text:span text:style-name="Code"><text:span text:style-name="T234">2</text:span></text:span><text:span text:style-name="Code"><text:span text:style-name="T226">0100</text:span></text:span></text:p>
      <text:p text:style-name="P101"><text:span text:style-name="Code"><text:span text:style-name="T229"><text:s/></text:span></text:span><text:span text:style-name="Code"><text:span text:style-name="T230"><text:s/></text:span></text:span><text:span text:style-name="Code"><text:span text:style-name="T229"><text:s text:c="6"/></text:span></text:span><text:span text:style-name="Code_5f_Comment"><text:span text:style-name="T299">// Code in between here is compiled if the GAMEAPP preprocessor definition is set to a value of 0x220</text:span></text:span><text:span text:style-name="Code_5f_Comment"><text:span text:style-name="T325">2</text:span></text:span><text:span text:style-name="Code_5f_Comment"><text:span text:style-name="T299">0100 or higher</text:span></text:span></text:p>
      <text:p text:style-name="P101"><text:span text:style-name="Code"><text:span text:style-name="T229"><text:s text:c="3"/></text:span></text:span><text:span text:style-name="Code"><text:span text:style-name="T230"><text:s/></text:span></text:span><text:span text:style-name="Code"><text:span text:style-name="T226">#else</text:span></text:span></text:p>
      <text:p text:style-name="P101"><text:span text:style-name="Code"><text:span text:style-name="T301"><text:s text:c="2"/></text:span></text:span><text:span text:style-name="Code"><text:span text:style-name="T302"><text:s/></text:span></text:span><text:span text:style-name="Code"><text:span text:style-name="T301"><text:s text:c="5"/></text:span></text:span><text:span text:style-name="Code_5f_Comment"><text:span text:style-name="T299">// Code in between here is compiled if the GAMEAPP preprocessor definition is set to a value of less than 0x220</text:span></text:span><text:span text:style-name="Code_5f_Comment"><text:span text:style-name="T325">2</text:span></text:span><text:span text:style-name="Code_5f_Comment"><text:span text:style-name="T299">0100</text:span></text:span></text:p>
      <text:p text:style-name="P101"><text:span text:style-name="Code"><text:span text:style-name="T301"><text:s/></text:span></text:span><text:span text:style-name="Code"><text:span text:style-name="T302"><text:s/></text:span></text:span><text:span text:style-name="Code"><text:span text:style-name="T229"><text:s text:c="2"/></text:span></text:span><text:span text:style-name="Code"><text:span text:style-name="T299">#endif</text:span></text:span></text:p>
      <text:p text:style-name="P104"/>
      <text:p text:style-name="P107"><text:span text:style-name="T105">Note</text:span>: You can also filter out other preprocessor directives, e.g. <text:span text:style-name="T105">create</text:span> a preprocessor definition via <text:span text:style-name="Code">#define</text:span> only when a certain condition is fulfilled.</text:p>
      <text:p text:style-name="P107">However<text:span text:style-name="T105">,</text:span> this only works <text:span text:style-name="T105">in</text:span> game versions from February 2022 on. For compatibility with older game versions, you can resort to including a different script file conditionally.</text:p>
      <text:p text:style-name="P106"><text:span text:style-name="T105">For example</text:span>:</text:p>
      <text:p text:style-name="P106"><text:span text:style-name="Code"><text:s text:c="4"/>#if GAMEAPP &gt;= 0x22020100<text:tab/><text:tab/><text:tab/></text:span><text:span text:style-name="Code_5f_Comment">// This encodes the date of Feb 1, 2022</text:span></text:p>
      <text:p text:style-name="P106"><text:span text:style-name="Code"><text:s text:c="8"/>include my_new_definitions_file</text:span></text:p>
      <text:p text:style-name="P106"><text:span text:style-name="Code"><text:s text:c="4"/>#endif</text:span></text:p>
      <text:p text:style-name="P106">where a different script file - in this case named "my_new_definitions_file.lemon" would have the <text:span text:style-name="Code">#define</text:span> directives (which by the way also require a game version from at least February 2022).</text:p>
      <text:p text:style-name="P106"/>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0"><text:span text:style-name="T160">E</text:span>xample:</text:p>
      <text:p text:style-name="P110"><text:span text:style-name="Code"><text:s text:c="4"/>#error "Something is wrong! Also, this message is not helpful</text:span><text:span text:style-name="Code"><text:span text:style-name="T235"> :(</text:span></text:span><text:span text:style-name="Code">"</text:span><text:span text:style-name="Code"><text:span text:style-name="T338"><text:tab/></text:span></text:span><text:span text:style-name="Code_5f_Comment"><text:span text:style-name="T338">// Let's hope your error message is better than that</text:span></text:span></text:p>
      <text:p text:style-name="Text_20_body"><text:span text:style-name="Code"/></text:p>
      <text:p text:style-name="P109"><text:span text:style-name="T163">This</text:span> can be use<text:span text:style-name="T337">ful</text:span> if you're making a script mod that depends on a different<text:span text:style-name="T337"> script mod to be loaded first. Given that the other mod created a preprocessor definition that you can check against, you can output an error if that definition was not found.</text:span></text:p>
      <text:p text:style-name="P113">For example:</text:p>
      <text:p text:style-name="P112"><text:span text:style-name="Code"><text:s text:c="4"/>#</text:span><text:span text:style-name="Code"><text:span text:style-name="T236">if </text:span></text:span><text:span text:style-name="Code"><text:span text:style-name="T237">!</text:span></text:span><text:span text:style-name="Code"><text:span text:style-name="T231">HAS_EUKAS_AWESOME_MOD</text:span></text:span></text:p>
      <text:p text:style-name="P111"><text:span text:style-name="Code"><text:span text:style-name="T339"><text:s text:c="4"/></text:span></text:span><text:span text:style-name="Code"><text:s text:c="4"/>#error "</text:span><text:span text:style-name="Code"><text:span text:style-name="T339">Euka's </text:span></text:span><text:span text:style-name="Code"><text:span text:style-name="T238">A</text:span></text:span><text:span text:style-name="Code"><text:span text:style-name="T339">wesome </text:span></text:span><text:span text:style-name="Code"><text:span text:style-name="T238">M</text:span></text:span><text:span text:style-name="Code"><text:span text:style-name="T339">od is required. Make sure to activate it</text:span></text:span><text:span text:style-name="Code"><text:span text:style-name="T340">, using</text:span></text:span><text:span text:style-name="Code"><text:span text:style-name="T339"> a lower mod priority.</text:span></text:span><text:span text:style-name="Code"><text:span text:style-name="T237">"</text:span></text:span></text:p>
      <text:p text:style-name="P112"><text:span text:style-name="Code"><text:span text:style-name="T339"><text:s text:c="4"/>#endif</text:span></text:span></text:p>
      <text:p text:style-name="P114"><text:span text:style-name="Code"/></text:p>
      <text:p text:style-name="P114"><text:span text:style-name="Code"/></text:p>
      <text:h text:style-name="P211" text:outline-level="3"><text:bookmark-start text:name="__RefHeading___Toc4114_3516592363"/><text:span text:style-name="T333">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42">In <text:span text:style-name="T341">the </text:span>Sonic 3 A.I.R.<text:span text:style-name="T341">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34"/>
      <text:p text:style-name="P34">But why does it even exist?</text:p>
      <text:p text:style-name="P35">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35"><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4"/>
      <text:p text:style-name="Heading_20_4"><text:soft-page-break/>GAMEAPP</text:p>
      <text:p text:style-name="P61"><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4">Unlike </text:span><text:span text:style-name="Code"><text:span text:style-name="T44">STANDALONE</text:span></text:span><text:span text:style-name="T224">, its value is not 1, but a version code of the game executable, </text:span><text:span text:style-name="T225">so you can do comparisons like </text:span><text:span text:style-name="Code"><text:span text:style-name="T50">#if </text:span></text:span><text:span text:style-name="Code"><text:span text:style-name="T227">GAMEAPP &gt;= 0x21010800</text:span></text:span><text:span text:style-name="T120"> if e.g. you need to include a piece of script code for only the newer game versions that support it.</text:span></text:p>
      <text:p text:style-name="P61"><text:span text:style-name="T118">F</text:span><text:span text:style-name="T224">or Sonic 3 A.I.R. th</text:span><text:span text:style-name="T225">e value of </text:span><text:span text:style-name="Code"><text:span text:style-name="T3">GAMEAPP</text:span></text:span><text:span text:style-name="T224">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43"/>
      <text:p text:style-name="P44">In conclusion:</text:p>
      <text:list xml:id="list2000413496" text:style-name="L36">
        <text:list-item>
          <text:p text:style-name="P289">Game application:<text:tab/><text:span text:style-name="Code">GAMEAPP = </text:span><text:span text:style-name="Code"><text:span text:style-name="T305">0x21010800</text:span></text:span><text:span text:style-name="Code"><text:tab/>STANDALONE = 1</text:span></text:p>
        </text:list-item>
        <text:list-item>
          <text:p text:style-name="P290">Oxygen dev app:<text:tab/><text:span text:style-name="Code">GAMEAPP = 0<text:tab/><text:tab/><text:tab/>STANDALONE = 1</text:span></text:p>
        </text:list-item>
      </text:list>
      <text:h text:style-name="Heading_20_1" text:outline-level="1"/>
      <text:h text:style-name="P193" text:outline-level="1"/>
      <text:h text:style-name="P194"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0"><text:span text:style-name="T219">Some of the following functions use fixed point numbers as parameters or return values. This is done </text:span><text:span text:style-name="T113">as replacement for</text:span><text:span text:style-name="T219"> floating point numbers, and can be one of the following:</text:span></text:p>
      <text:list xml:id="list768148100" text:style-name="L37">
        <text:list-item>
          <text:p text:style-name="P295">A 8.8 fixed point number is a 16-bit value (either u16 or s16), where the upper 8 bits represent the integer part, and the lower 8 bits represent the fractional part.<text:line-break/>Examples:</text:p>
          <text:list>
            <text:list-item>
              <text:p text:style-name="P291"><text:span text:style-name="Code"><text:span text:style-name="T306">s16 value = 0x</text:span></text:span><text:span text:style-name="Code"><text:span text:style-name="T307">70</text:span></text:span><text:span text:style-name="Code"><text:span text:style-name="T306">0</text:span></text:span><text:span text:style-name="Code"><text:span text:style-name="T326"><text:tab/></text:span></text:span><text:span text:style-name="Code_5f_Comment"><text:span text:style-name="T306">// This represents 7 as a 8.8 fixed point number</text:span></text:span></text:p>
            </text:list-item>
            <text:list-item>
              <text:p text:style-name="P275"><text:span text:style-name="Code">s16 value = 0x340</text:span><text:span text:style-name="Code"><text:span text:style-name="T383"><text:tab/></text:span></text:span><text:span text:style-name="Code_5f_Comment">// This represents 3.25 as a 8.8 fixed point number</text:span></text:p>
            </text:list-item>
            <text:list-item>
              <text:p text:style-name="P292"><text:span text:style-name="Code"><text:span text:style-name="T306">s16 value = -0x55</text:span></text:span><text:span text:style-name="Code"><text:span text:style-name="T326"><text:tab/></text:span></text:span><text:span text:style-name="Code_5f_Comment"><text:span text:style-name="T306">// This represents ca. -0.33</text:span></text:span><text:span text:style-name="Code_5f_Comment"><text:span text:style-name="T308">2</text:span></text:span><text:span text:style-name="Code_5f_Comment"><text:span text:style-name="T306"> as a 8.8 fixed point number</text:span></text:span></text:p>
            </text:list-item>
          </text:list>
        </text:list-item>
        <text:list-item>
          <text:p text:style-name="P293"><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19">Examples:</text:span></text:p>
          <text:list>
            <text:list-item>
              <text:p text:style-name="P293"><text:span text:style-name="Code"><text:span text:style-name="T306">s3</text:span></text:span><text:span text:style-name="Code"><text:span text:style-name="T309">2</text:span></text:span><text:span text:style-name="Code"><text:span text:style-name="T306"> value = 0x</text:span></text:span><text:span text:style-name="Code"><text:span text:style-name="T307">70</text:span></text:span><text:span text:style-name="Code"><text:span text:style-name="T310">00</text:span></text:span><text:span text:style-name="Code"><text:span text:style-name="T306">0</text:span></text:span><text:span text:style-name="Code"><text:span text:style-name="T326"><text:tab/></text:span></text:span><text:span text:style-name="Code_5f_Comment"><text:span text:style-name="T306">// This represents 7 as a 1</text:span></text:span><text:span text:style-name="Code_5f_Comment"><text:span text:style-name="T309">6.16</text:span></text:span><text:span text:style-name="Code_5f_Comment"><text:span text:style-name="T306"> fixed point number</text:span></text:span></text:p>
            </text:list-item>
            <text:list-item>
              <text:p text:style-name="P294"><text:span text:style-name="Code"><text:span text:style-name="T306">s</text:span></text:span><text:span text:style-name="Code"><text:span text:style-name="T309">32</text:span></text:span><text:span text:style-name="Code"><text:span text:style-name="T306"> value = 0x340</text:span></text:span><text:span text:style-name="Code"><text:span text:style-name="T310">00</text:span></text:span><text:span text:style-name="Code"><text:span text:style-name="T326"><text:tab/></text:span></text:span><text:span text:style-name="Code_5f_Comment"><text:span text:style-name="T306">// This represents 3.25 as a 1</text:span></text:span><text:span text:style-name="Code_5f_Comment"><text:span text:style-name="T309">6.16</text:span></text:span><text:span text:style-name="Code_5f_Comment"><text:span text:style-name="T306"> fixed point number</text:span></text:span></text:p>
            </text:list-item>
            <text:list-item>
              <text:p text:style-name="P294"><text:span text:style-name="Code"><text:span text:style-name="T306">s</text:span></text:span><text:span text:style-name="Code"><text:span text:style-name="T309">32</text:span></text:span><text:span text:style-name="Code"><text:span text:style-name="T306"> value = -0x55</text:span></text:span><text:span text:style-name="Code"><text:span text:style-name="T310">55</text:span></text:span><text:span text:style-name="Code"><text:span text:style-name="T326"><text:tab/></text:span></text:span><text:span text:style-name="Code_5f_Comment"><text:span text:style-name="T306">// This represents ca. -0.33</text:span></text:span><text:span text:style-name="Code_5f_Comment"><text:span text:style-name="T308">3</text:span></text:span><text:span text:style-name="Code_5f_Comment"><text:span text:style-name="T310">3</text:span></text:span><text:span text:style-name="Code_5f_Comment"><text:span text:style-name="T306"> as a 1</text:span></text:span><text:span text:style-name="Code_5f_Comment"><text:span text:style-name="T309">6.16</text:span></text:span><text:span text:style-name="Code_5f_Comment"><text:span text:style-name="T306"> fixed point number</text:span></text:span></text:p>
            </text:list-item>
          </text:list>
        </text:list-item>
      </text:list>
      <text:p text:style-name="P59"/>
      <text:h text:style-name="P212" text:outline-level="3"><text:bookmark-start text:name="__RefHeading___Toc2033_2125909125"/>Basics<text:bookmark-end text:name="__RefHeading___Toc2033_2125909125"/></text:h>
      <text:p text:style-name="P164"><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1356832952" text:style-name="L38">
        <text:list-item>
          <text:p text:style-name="P296">Returns <text:span text:style-name="T91">the smaller value of inputs a and b.</text:span></text:p>
        </text:list-item>
      </text:list>
      <text:p text:style-name="P164"><text:soft-page-break/><text:span text:style-name="T91">s8</text:span> <text:span text:style-name="T91">max</text:span>(<text:span text:style-name="T91">s8 a, s8 b</text:span>)</text:p>
      <text:list xml:id="list124738516086881" text:continue-numbering="true" text:style-name="L38">
        <text:list-item>
          <text:p text:style-name="P297">Returns <text:span text:style-name="T91">the larger value of inputs a and b.</text:span></text:p>
        </text:list-item>
        <text:list-item>
          <text:p text:style-name="P301">Also exists for types u8, s16, u16, s32, u32.</text:p>
        </text:list-item>
      </text:list>
      <text:p text:style-name="P164"><text:span text:style-name="T91">s8</text:span> <text:span text:style-name="T91">clamp</text:span>(<text:span text:style-name="T91">s8 a, s8 b, s8 c</text:span>)</text:p>
      <text:list xml:id="list124739375697753" text:continue-numbering="true" text:style-name="L38">
        <text:list-item>
          <text:p text:style-name="P301">Limits the value in a in<text:span text:style-name="T96">to</text:span> the range defined by b and c; the result is:</text:p>
          <text:list>
            <text:list-item>
              <text:p text:style-name="P301">b if a &lt;= b</text:p>
            </text:list-item>
            <text:list-item>
              <text:p text:style-name="P301">c if a &gt;= c</text:p>
            </text:list-item>
            <text:list-item>
              <text:p text:style-name="P301">a if it‘s between b and c</text:p>
            </text:list-item>
          </text:list>
        </text:list-item>
        <text:list-item>
          <text:p text:style-name="P301">Also exists for types u8, s16, u16, s32, u32.</text:p>
        </text:list-item>
      </text:list>
      <text:p text:style-name="P164"><text:span text:style-name="T91">u8</text:span> <text:span text:style-name="T91">abs</text:span>(<text:span text:style-name="T91">s8 value</text:span>)</text:p>
      <text:list xml:id="list124737706306842" text:continue-numbering="true" text:style-name="L38">
        <text:list-item>
          <text:p text:style-name="P297">Returns <text:span text:style-name="T91">absolute value of the input, i.e. negates it if it‘s negative.</text:span></text:p>
        </text:list-item>
        <text:list-item>
          <text:p text:style-name="P301">Also exists for 16-bit and 32-bit data sizes.</text:p>
        </text:list-item>
      </text:list>
      <text:p text:style-name="P165">u<text:span text:style-name="T92">32</text:span> <text:span text:style-name="T92">sqrt</text:span>(<text:span text:style-name="T92">u32</text:span> value)</text:p>
      <text:list xml:id="list124738980079097" text:continue-numbering="true" text:style-name="L38">
        <text:list-item>
          <text:p text:style-name="P302">Calculates the square root of the input value, rounded down to the next integer value.</text:p>
        </text:list-item>
      </text:list>
      <text:p text:style-name="P171"><text:span text:style-name="T196">s</text:span><text:span text:style-name="T195">1</text:span><text:span text:style-name="T196">6</text:span><text:span text:style-name="T91"> s</text:span><text:span text:style-name="T197">i</text:span><text:span text:style-name="T196">n_s16</text:span><text:span text:style-name="T91">(</text:span><text:span text:style-name="T197">s</text:span><text:span text:style-name="T196">16</text:span><text:span text:style-name="T91"> value)<text:line-break/></text:span><text:span text:style-name="T196">s</text:span><text:span text:style-name="T195">1</text:span><text:span text:style-name="T196">6</text:span><text:span text:style-name="T91"> cos</text:span><text:span text:style-name="T196">_s16</text:span><text:span text:style-name="T91">(</text:span><text:span text:style-name="T197">s</text:span><text:span text:style-name="T196">16</text:span><text:span text:style-name="T91"> value)</text:span></text:p>
      <text:list xml:id="list124739061504485" text:continue-numbering="true" text:style-name="L38">
        <text:list-item>
          <text:p text:style-name="P298"><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298"><text:span text:style-name="T106">T</text:span><text:span text:style-name="T216">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03">The return value is also a 8.8 fixed point number, so it‘s something between -0x100 and 0x100.</text:p>
        </text:list-item>
      </text:list>
      <text:p text:style-name="P171"><text:span text:style-name="T196">s</text:span><text:span text:style-name="T195">3</text:span><text:span text:style-name="T198">2</text:span><text:span text:style-name="T217"> s</text:span><text:span text:style-name="T197">i</text:span><text:span text:style-name="T196">n_s3</text:span><text:span text:style-name="T198">2</text:span><text:span text:style-name="T217">(</text:span><text:span text:style-name="T197">s</text:span><text:span text:style-name="T196">3</text:span><text:span text:style-name="T198">2</text:span><text:span text:style-name="T217"> value)<text:line-break/></text:span><text:span text:style-name="T196">s</text:span><text:span text:style-name="T195">3</text:span><text:span text:style-name="T198">2</text:span><text:span text:style-name="T217"> cos</text:span><text:span text:style-name="T196">_s3</text:span><text:span text:style-name="T198">2</text:span><text:span text:style-name="T217">(</text:span><text:span text:style-name="T197">s</text:span><text:span text:style-name="T196">3</text:span><text:span text:style-name="T198">2</text:span><text:span text:style-name="T217"> value)</text:span></text:p>
      <text:list xml:id="list124737484880153" text:continue-numbering="true" text:style-name="L38">
        <text:list-item>
          <text:p text:style-name="P299"><text:span text:style-name="T217">Same as sin_s16 / cos_s16, but with </text:span><text:a xlink:type="simple" xlink:href="#Fixed point numbers" text:style-name="Internet_20_link" text:visited-style-name="Visited_20_Internet_20_Link"><text:span text:style-name="T217">16.16 fixed point numbers</text:span></text:a><text:span text:style-name="T109">, </text:span><text:span text:style-name="T112">so it‘s more precise.</text:span></text:p>
        </text:list-item>
        <text:list-item>
          <text:p text:style-name="P300"><text:soft-page-break/><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58"/>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67">u32 strlen(<text:span text:style-name="T328">string str</text:span>)</text:p>
      <text:list xml:id="list124737696847398" text:continue-numbering="true" text:style-name="L38">
        <text:list-item>
          <text:p text:style-name="P304">Returns the length of the string.<text:span text:style-name="T390"> Alternatively, you can instead use </text:span><text:span text:style-name="Code"><text:span text:style-name="T390">str.length()</text:span></text:span><text:span text:style-name="Code"><text:span text:style-name="T391"> </text:span></text:span><text:span text:style-name="T390">.</text:span></text:p>
        </text:list-item>
      </text:list>
      <text:p text:style-name="Heading_20_4">u8 getchar(string<text:span text:style-name="T328"> str</text:span>, u32 index)</text:p>
      <text:list xml:id="list922743418" text:style-name="L39">
        <text:list-item>
          <text:p text:style-name="P305">Returns the character at the given index.</text:p>
        </text:list-item>
      </text:list>
      <text:p text:style-name="P168"><text:span text:style-name="T202">string</text:span> <text:span text:style-name="T97">substring</text:span>(string<text:span text:style-name="T328"> str</text:span>, u32 index, <text:span text:style-name="T97">u32 length</text:span>)</text:p>
      <text:list xml:id="list124738221719294" text:continue-numbering="true" text:style-name="L39">
        <text:list-item>
          <text:p text:style-name="P305">Builds a substring, starting at index with the given length.</text:p>
        </text:list-item>
      </text:list>
      <text:p text:style-name="P166">u<text:span text:style-name="T93">64</text:span> <text:span text:style-name="T93">stringformat</text:span>(<text:span text:style-name="T202">string</text:span> <text:span text:style-name="T93">format, ...</text:span>)</text:p>
      <text:list xml:id="list124738686027347" text:continue-list="list124737696847398" text:style-name="L38">
        <text:list-item>
          <text:p text:style-name="P306">Creates a string by filling in values into a "printf"-like pattern.</text:p>
        </text:list-item>
        <text:list-item>
          <text:p text:style-name="P306">The format parameter has to be a string and supports the following placeholders:</text:p>
          <text:list>
            <text:list-item>
              <text:p text:style-name="P307">%s for string parameter</text:p>
            </text:list-item>
            <text:list-item>
              <text:p text:style-name="P306">%d for integer parameter, output as decimal number</text:p>
            </text:list-item>
            <text:list-item>
              <text:p text:style-name="P306">%x for integer parameter, output as (unsigned) hexadecimal number; note that this will not add any prefix like "0x"</text:p>
            </text:list-item>
            <text:list-item>
              <text:p text:style-name="P308">%b<text:span text:style-name="T93"> for integer parameter, output as (unsigned) </text:span><text:span text:style-name="T105">binary</text:span><text:span text:style-name="T93"> number; note that this will not add any prefix</text:span></text:p>
            </text:list-item>
            <text:list-item>
              <text:p text:style-name="P306">%02d or %02x for integer output (decimal or hexadecimal, respectively), and an enforced minimum number of digits to be filled up with zeroes; replace the 2 with any other single digit</text:p>
            </text:list-item>
            <text:list-item>
              <text:p text:style-name="P309">Use %% if you like to output an actual percent character %</text:p>
            </text:list-item>
          </text:list>
        </text:list-item>
        <text:list-item>
          <text:p text:style-name="P306"><text:span text:style-name="T94">This function s</text:span>upports up to 8 additional value parameters.</text:p>
        </text:list-item>
      </text:list>
      <text:p text:style-name="P55"/>
      <text:p text:style-name="P54"/>
      <text:h text:style-name="Heading_20_3" text:outline-level="3"><text:bookmark-start text:name="__RefHeading___Toc1004_2121071810"/><text:soft-page-break/>Flag <text:span text:style-name="T17">Register</text:span>s<text:bookmark-end text:name="__RefHeading___Toc1004_2121071810"/></text:h>
      <text:p text:style-name="P28">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1943374668" text:style-name="L40">
        <text:list-item>
          <text:p text:style-name="P310">Returns true if the Zero Flag is set.</text:p>
        </text:list-item>
      </text:list>
      <text:p text:style-name="P148">bool _negative()</text:p>
      <text:list xml:id="list124739292567828" text:continue-numbering="true" text:style-name="L40">
        <text:list-item>
          <text:p text:style-name="P310">Returns true if the Negative Flag is set.</text:p>
        </text:list-item>
      </text:list>
      <text:p text:style-name="P148">void _setZeroFlagByValue(u32 value)</text:p>
      <text:list xml:id="list124738545591207" text:continue-numbering="true" text:style-name="L40">
        <text:list-item>
          <text:p text:style-name="P310">Set the Zero Flag by the given value. It will be set if the input value is exactly zero, and cleared in all other cases.</text:p>
        </text:list-item>
      </text:list>
      <text:p text:style-name="P148">void _setNegativeFlagByValue(<text:span text:style-name="T17">s8</text:span> value)<text:line-break/>void _setNegativeFlagByValue(<text:span text:style-name="T17">s16</text:span> value)<text:line-break/>void _setNegativeFlagByValue(<text:span text:style-name="T17">s32</text:span> value)</text:p>
      <text:list xml:id="list124738377807752" text:continue-numbering="true" text:style-name="L40">
        <text:list-item>
          <text:p text:style-name="P310">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Similar to the flag register functions, this is mostly for compatibility with M68K code.</text:p>
      <text:p text:style-name="P30">Avoid using these, as there are usually better ways of temporarily saving values (namely using local variables) or passing values between functions.</text:p>
      <text:p text:style-name="P148">void push(u32 value)</text:p>
      <text:list xml:id="list1279439895" text:style-name="L41">
        <text:list-item>
          <text:p text:style-name="P311">Pushes the given value onto the stack.</text:p>
        </text:list-item>
      </text:list>
      <text:p text:style-name="P148"><text:soft-page-break/>u32 pop()</text:p>
      <text:list xml:id="list124737620697627" text:continue-numbering="true" text:style-name="L41">
        <text:list-item>
          <text:p text:style-name="P311">Returns the topmost value from the stack and removes it there.</text:p>
        </text:list-item>
      </text:list>
      <text:p text:style-name="P31"/>
      <text:p text:style-name="P29"/>
      <text:h text:style-name="P213" text:outline-level="3"><text:bookmark-start text:name="__RefHeading___Toc1008_2121071810"/>Memory Data Processing<text:bookmark-end text:name="__RefHeading___Toc1008_2121071810"/></text:h>
      <text:p text:style-name="Heading_20_4">void copyMemory(u32 destAddress, u32 sourceAddress, u32 bytes)</text:p>
      <text:list xml:id="list3309395911" text:style-name="L42">
        <text:list-item>
          <text:p text:style-name="P312">Copies data from one address in memory (e.g. RAM or ROM) to another.</text:p>
        </text:list-item>
      </text:list>
      <text:p text:style-name="Heading_20_4">void zeroMemory(u32 startAddress, u32 bytes)</text:p>
      <text:list xml:id="list124737804258813" text:continue-numbering="true" text:style-name="L42">
        <text:list-item>
          <text:p text:style-name="P312">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24738127985078" text:continue-numbering="true" text:style-name="L42">
        <text:list-item>
          <text:p text:style-name="P312">Fills a part of memory by writing multiple copies of the given value there.</text:p>
        </text:list-item>
      </text:list>
      <text:p text:style-name="P33"/>
      <text:p text:style-name="P33"/>
      <text:h text:style-name="P214" text:outline-level="3"><text:bookmark-start text:name="__RefHeading___Toc1010_2121071810"/>Persistent Data Access<text:bookmark-end text:name="__RefHeading___Toc1010_2121071810"/></text:h>
      <text:p text:style-name="P32">Persistent data is stored in a file inside the user‘s data directory. It can be used for saving game progress, settings, etc.</text:p>
      <text:p text:style-name="P32">The persistent data file internally is built up of multiple packages with arbitrary strings as identifying names / keys. This way, you can store multiple different types of data inside the same persistent data file.</text:p>
      <text:p text:style-name="P151">u32 System.loadPersistentData(u32 targetAddress, <text:span text:style-name="T203">string</text:span> key, u32 maxBytes)</text:p>
      <text:list xml:id="list1536784652" text:style-name="L43">
        <text:list-item>
          <text:p text:style-name="P313">Loads data from the persistent data file.</text:p>
        </text:list-item>
        <text:list-item>
          <text:p text:style-name="P313">Pass a string as key that identifies which persistent data package you want to load.</text:p>
        </text:list-item>
        <text:list-item>
          <text:p text:style-name="P313">Returns the number of bytes written to the target address, this can be 0 if no persistent data existed with the given key.</text:p>
        </text:list-item>
      </text:list>
      <text:p text:style-name="P151"><text:soft-page-break/>void System.savePersistentData(u32 sourceAddress, <text:span text:style-name="T203">string</text:span> key, u32 bytes)</text:p>
      <text:list xml:id="list4239959386" text:style-name="L44">
        <text:list-item>
          <text:p text:style-name="P314">Saves data from memory into the persistent data file.</text:p>
        </text:list-item>
        <text:list-item>
          <text:p text:style-name="P314">Pass a string as key that identifies which persistent data package you want to overwrite. If the key is not used yet, a new package will be created.</text:p>
        </text:list-item>
      </text:list>
      <text:p text:style-name="P151">u32 SRAM.load(u32 address, u16 offset, u16 bytes)<text:line-break/><text:span text:style-name="T18">void SRAM.save(u32 address, u16 offset, u16 bytes)</text:span></text:p>
      <text:list xml:id="list124738404552323" text:continue-numbering="true" text:style-name="L44">
        <text:list-item>
          <text:p text:style-name="P314">Deprecated. (This was part of the old SRAM-emulating system that got used before the more flexible persistent data functions were a thing.)</text:p>
        </text:list-item>
      </text:list>
      <text:p text:style-name="P98"/>
      <text:h text:style-name="Heading_20_3" text:outline-level="3"><text:bookmark-start text:name="__RefHeading___Toc1012_2121071810"/>Raw Data Loading<text:bookmark-end text:name="__RefHeading___Toc1012_2121071810"/></text:h>
      <text:p text:style-name="P153">bool System.hasExternalRawData(<text:span text:style-name="T204">string</text:span> key)</text:p>
      <text:list xml:id="list3659381872" text:style-name="L45">
        <text:list-item>
          <text:p text:style-name="P315">Returns true if there is a raw data file registered under the given key<text:span text:style-name="T329"> string</text:span>.</text:p>
        </text:list-item>
      </text:list>
      <text:p text:style-name="P153">u32 System.loadExternalRawData(<text:span text:style-name="T204">string</text:span> key, u32 targetAddress)</text:p>
      <text:list xml:id="list124738800043520" text:continue-numbering="true" text:style-name="L45">
        <text:list-item>
          <text:p text:style-name="P315">Loads data from a raw data file into memory.</text:p>
        </text:list-item>
        <text:list-item>
          <text:p text:style-name="P315">Returns the number of bytes loaded. This can be zero if no raw data was registered under the given key.</text:p>
        </text:list-item>
      </text:list>
      <text:p text:style-name="P181">u32 System.loadExternalRawData(<text:span text:style-name="T204">string</text:span> key, u32 targetAddress, u32 offset, u32 maxBytes, bool loadOriginalData, bool loadModdedData)</text:p>
      <text:list xml:id="list124738516798762" text:continue-numbering="true" text:style-name="L45">
        <text:list-item>
          <text:p text:style-name="P315">Same as above, but with more parameters.</text:p>
        </text:list-item>
        <text:list-item>
          <text:p text:style-name="P315">Parameters offset and maxBytes determine which part of the raw data to load. You can set maxBytes to zero to load everything starting at offset.</text:p>
        </text:list-item>
        <text:list-item>
          <text:p text:style-name="P315">Parameters loadOriginalData and loadModdedData can limit raw data loading to keys defined as part of the game itself or a mod for that game, respectively.</text:p>
        </text:list-item>
      </text:list>
      <text:p text:style-name="P181"><text:soft-page-break/>bool System.hasExternalPaletteData(<text:span text:style-name="T204">string</text:span> key, u8 line)</text:p>
      <text:list xml:id="list1533618267" text:style-name="L46">
        <text:list-item>
          <text:p text:style-name="P316">Returns true if there is a custom palette defined in the game‘s or mod‘s palettes data directory with the given key.</text:p>
        </text:list-item>
        <text:list-item>
          <text:p text:style-name="P316">Use the palette‘s file name (without extension .png) as key.</text:p>
        </text:list-item>
      </text:list>
      <text:p text:style-name="P182">u16 System.loadExternalPaletteData(<text:span text:style-name="T204">string</text:span> key, u8 line, u32 targetAddress, u8 maxColors)</text:p>
      <text:list xml:id="list124738931534272" text:continue-numbering="true" text:style-name="L46">
        <text:list-item>
          <text:p text:style-name="P316">Loads data from a custom palette defined in the game‘s or mod‘s palettes data directory.</text:p>
        </text:list-item>
        <text:list-item>
          <text:p text:style-name="P317">Returns the number of colors loaded.</text:p>
        </text:list-item>
        <text:list-item>
          <text:p text:style-name="P317">Colors will get loaded in 32-bit ABGR format, i.e. with one byte per channel, and red in the least significant byte.</text:p>
        </text:list-item>
      </text:list>
      <text:p text:style-name="P99"/>
      <text:h text:style-name="Heading_20_3" text:outline-level="3"><text:bookmark-start text:name="__RefHeading___Toc1014_2121071810"/>Game Resolution<text:bookmark-end text:name="__RefHeading___Toc1014_2121071810"/></text:h>
      <text:p text:style-name="P157">u16 getScreenWidth()</text:p>
      <text:list xml:id="list2783794771" text:style-name="L47">
        <text:list-item>
          <text:p text:style-name="P319">Re<text:span text:style-name="T39">turns the width in pixels of the simulated game screen.</text:span></text:p>
        </text:list-item>
      </text:list>
      <text:p text:style-name="P157">u16 getScreenHeight()</text:p>
      <text:list xml:id="list124738952805636" text:continue-numbering="true" text:style-name="L47">
        <text:list-item>
          <text:p text:style-name="P319">Re<text:span text:style-name="T39">turns the height in pixels of the simulated game screen.</text:span></text:p>
        </text:list-item>
      </text:list>
      <text:p text:style-name="P157">u16 getScreenExtend()</text:p>
      <text:list xml:id="list124738263509662" text:continue-numbering="true" text:style-name="L47">
        <text:list-item>
          <text:p text:style-name="P319">Re<text:span text:style-name="T39">turns the additional pixels on each side of the screen for widescreen display.</text:span></text:p>
        </text:list-item>
        <text:list-item>
          <text:p text:style-name="P319"><text:span text:style-name="T39">This is calculated as:<text:line-break/></text:span><text:span text:style-name="Code"><text:span text:style-name="T39">(getScreenWidth() - 320) / 2</text:span></text:span></text:p>
        </text:list-item>
      </text:list>
      <text:p text:style-name="Heading_20_4"/>
      <text:h text:style-name="P215" text:outline-level="3"/>
      <text:h text:style-name="P223" text:outline-level="3"><text:bookmark-start text:name="__RefHeading___Toc1016_2121071810"/>Input<text:bookmark-end text:name="__RefHeading___Toc1016_2121071810"/></text:h>
      <text:p text:style-name="P155">u16 Input.getController(u8 controllerIndex)</text:p>
      <text:list xml:id="list2904146626" text:style-name="L48">
        <text:list-item>
          <text:p text:style-name="P321">Re<text:span text:style-name="T39">turns </text:span>a<text:span text:style-name="T105"> controller's input bitmask, with each bit representing a button or d-pad direction</text:span><text:span text:style-name="T39">.</text:span></text:p>
        </text:list-item>
      </text:list>
      <text:p text:style-name="P179">u16 Input.getController<text:span text:style-name="T265">Previous</text:span>(u8 controllerIndex)</text:p>
      <text:list xml:id="list124739490353667" text:continue-numbering="true" text:style-name="L48">
        <text:list-item>
          <text:p text:style-name="P322">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155">u8 <text:span text:style-name="T264">Input.</text:span>buttonDown(u8 index)</text:p>
      <text:list xml:id="list124738981004402" text:continue-list="list124738263509662" text:style-name="L47">
        <text:list-item>
          <text:p text:style-name="P318">Re<text:span text:style-name="T39">turns true if the button with the given index is held down at the moment.</text:span></text:p>
        </text:list-item>
        <text:list-item>
          <text:p text:style-name="P323">Index ranges from 0x00 to 0x0f for player 1‘s input. Add 0x10 to query player 2‘s input instead.</text:p>
        </text:list-item>
      </text:list>
      <text:p text:style-name="P178">u8 <text:span text:style-name="T264">Input.</text:span>buttonPressed(u8 index)</text:p>
      <text:list xml:id="list124737954048138" text:continue-numbering="true" text:style-name="L47">
        <text:list-item>
          <text:p text:style-name="P320">Re<text:span text:style-name="T39">turns true if the button with the given index was just pressed this frame, i.e. is now held down but wasn‘t before.</text:span></text:p>
        </text:list-item>
      </text:list>
      <text:p text:style-name="P62"/>
      <text:p text:style-name="P62"/>
      <text:h text:style-name="Heading_20_3" text:outline-level="3"><text:bookmark-start text:name="__RefHeading___Toc1018_2121071810"/>Miscellaneous<text:bookmark-end text:name="__RefHeading___Toc1018_2121071810"/></text:h>
      <text:p text:style-name="P152">u32 System.rand()</text:p>
      <text:list xml:id="list1149121401" text:style-name="L49">
        <text:list-item>
          <text:p text:style-name="P324">Returns a random <text:span text:style-name="T19">u32 </text:span>number.</text:p>
        </text:list-item>
        <text:list-item>
          <text:p text:style-name="P325">Usage of this function breaks determinism of scripts, which can make debugging much harder. E.g. game recordings including a call to „System.rand“ won‘t work properly and input recordings won‘t produce the same results each time.</text:p>
        </text:list-item>
        <text:list-item>
          <text:p text:style-name="P325">For that reason, if you need random number, better rely on a script-implemented pseudo-random number generator.</text:p>
        </text:list-item>
      </text:list>
      <text:p text:style-name="P173">void setWorldSpaceOffset(s32 px, s32 py)</text:p>
      <text:list xml:id="list1654390116" text:style-name="L50">
        <text:list-item>
          <text:p text:style-name="P328">Set the position of the upper left corner of the screen inside the world space coordinate system.</text:p>
        </text:list-item>
        <text:list-item>
          <text:p text:style-name="P328">This makes sense to set in 2D scrolling games to be able to use world space coordinates instead of screen space coordinates e.g. when drawing custom sprites.</text:p>
        </text:list-item>
      </text:list>
      <text:p text:style-name="P224"><text:soft-page-break/>s64 System.getGlobalVariableValueByName(string variableName)</text:p>
      <text:list xml:id="list2049048953" text:style-name="L80">
        <text:list-item>
          <text:p text:style-name="P278">Returns the value of a global variable, given by its name.</text:p>
        </text:list-item>
        <text:list-item>
          <text:p text:style-name="P278">The variable name must refer to an actual global variable - not a local variable, constant or define, or anything else.</text:p>
        </text:list-item>
        <text:list-item>
          <text:p text:style-name="P278">This function will return a s64 no matter what the data type of the global variable is. You might need to cast the result to the right type.</text:p>
        </text:list-item>
        <text:list-item>
          <text:p text:style-name="P278">Whenever possible, use global variables directly, instead of relying on this function.</text:p>
        </text:list-item>
      </text:list>
      <text:p text:style-name="P224">void System.setGlobalVariableValueByName(string variableName, s64 <text:span text:style-name="T211">value</text:span>)</text:p>
      <text:list xml:id="list124738417990933" text:continue-numbering="true" text:style-name="L80">
        <text:list-item>
          <text:p text:style-name="P278">Sets the value of a global variable, given by its name.</text:p>
        </text:list-item>
        <text:list-item>
          <text:p text:style-name="P278">The variable name must refer to an actual global variable - not a local variable, or anything else.</text:p>
        </text:list-item>
        <text:list-item>
          <text:p text:style-name="P278">This function <text:span text:style-name="T393">works with all integer types as values</text:span>.</text:p>
        </text:list-item>
        <text:list-item>
          <text:p text:style-name="P278">Whenever possible, use global variables directly, instead of relying on this function.</text:p>
        </text:list-item>
      </text:list>
      <text:p text:style-name="P343"/>
      <text:p text:style-name="P52"/>
      <text:h text:style-name="P216" text:outline-level="3"><text:bookmark-start text:name="__RefHeading___Toc1020_2121071810"/>Debugging<text:bookmark-end text:name="__RefHeading___Toc1020_2121071810"/></text:h>
      <text:p text:style-name="P154">Log = ...</text:p>
      <text:list xml:id="list2569181017" text:style-name="L51">
        <text:list-item>
          <text:p text:style-name="P331">Not a function actually, but some kind of global variable. Though it can only be written to.</text:p>
        </text:list-item>
        <text:list-item>
          <text:p text:style-name="P330"><text:span text:style-name="T20">This is a q</text:span>uick way of logging <text:span text:style-name="T20">an integer value (up to </text:span><text:span text:style-name="T266">64</text:span><text:span text:style-name="T20">-bit) onto the screen.</text:span></text:p>
        </text:list-item>
        <text:list-item>
          <text:p text:style-name="P330"><text:span text:style-name="T20">Usage example: <text:s text:c="2"/></text:span><text:span text:style-name="Code"><text:span text:style-name="T20">Log = D0.u16</text:span></text:span></text:p>
        </text:list-item>
        <text:list-item>
          <text:p text:style-name="P330">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3">void debugLog(<text:span text:style-name="T205">string</text:span> <text:span text:style-name="T213">text</text:span>)</text:p>
      <text:list xml:id="list370168886" text:style-name="L52">
        <text:list-item>
          <text:p text:style-name="P332">Writes the <text:span text:style-name="T330">passed </text:span>string to the debug log.</text:p>
        </text:list-item>
        <text:list-item>
          <text:p text:style-name="P332">This is the more sophisticated version of the Log variable, this time as an actual function.</text:p>
        </text:list-item>
      </text:list>
      <text:p text:style-name="P149">void debugLogColors(<text:span text:style-name="T214">string</text:span> name, u32 startAddress, u8 numColors)</text:p>
      <text:list xml:id="list124737727195719" text:continue-numbering="true" text:style-name="L52">
        <text:list-item>
          <text:p text:style-name="P334">Outputs multiple colors as palette debug box on the screen.</text:p>
        </text:list-item>
        <text:list-item>
          <text:p text:style-name="P334"><text:soft-page-break/>It will only be visible for a single frame, so you might want to step frame by frame, or run until a logging occurs.</text:p>
        </text:list-item>
      </text:list>
      <text:p text:style-name="P150">void System.writeDisplayLine(<text:span text:style-name="T214">string</text:span> <text:span text:style-name="T215">text</text:span>)</text:p>
      <text:list xml:id="list3163576902" text:style-name="L53">
        <text:list-item>
          <text:p text:style-name="P335">Writes text into the display line at the bottom of the screen.</text:p>
        </text:list-item>
        <text:list-item>
          <text:p text:style-name="P335">Text written to the display line will stay there briefly before fading out.</text:p>
        </text:list-item>
      </text:list>
      <text:p text:style-name="P177"><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2">string</text:span><text:span text:style-name="T24"> text</text:span><text:span text:style-name="T21">)</text:span></text:p>
      <text:list xml:id="list124737765271369" text:continue-list="list124737727195719" text:style-name="L52">
        <text:list-item>
          <text:p text:style-name="P333"><text:span text:style-name="T17">T</text:span>rigger<text:span text:style-name="T17">s an error message box if the condition is false.</text:span></text:p>
        </text:list-item>
        <text:list-item>
          <text:p text:style-name="P336">With the text parameter, you can define a custom text to display as error message.</text:p>
        </text:list-item>
      </text:list>
      <text:p text:style-name="P176">void debugWatch(u32 ramAddress, u16 bytes)</text:p>
      <text:list xml:id="list986186544" text:style-name="L54">
        <text:list-item>
          <text:p text:style-name="P337">Adds a debug watch on the given address in RAM or shared memory.</text:p>
        </text:list-item>
      </text:list>
      <text:p text:style-name="P159">void debugDumpToFile(<text:span text:style-name="T206">string</text:span> filename, u32 startAddress, u32 bytes)</text:p>
      <text:list xml:id="list124739128785054" text:continue-numbering="true" text:style-name="L54">
        <text:list-item>
          <text:p text:style-name="P338"><text:span text:style-name="T43">Save parts of memory to a file</text:span>. <text:span text:style-name="T43">The filename parameter must be a string.</text:span></text:p>
        </text:list-item>
        <text:list-item>
          <text:p text:style-name="P339">The file will be created in the game‘s working directory, which is usually the executable directory.</text:p>
        </text:list-item>
      </text:list>
      <text:p text:style-name="P173">void <text:span text:style-name="T201">D</text:span>ebug<text:span text:style-name="T292">.d</text:span>rawRect(s32 px, s32 py, s32 sx, s32 sy)<text:line-break/>void <text:span text:style-name="T201">D</text:span>ebug<text:span text:style-name="T201">.d</text:span>rawRect(s32 px, s32 py, s32 sx, s32 sy, u32 color)</text:p>
      <text:list xml:id="list4128360371" text:style-name="L55">
        <text:list-item>
          <text:p text:style-name="P329">Draw a rectangle on the screen for debugging purposes.</text:p>
        </text:list-item>
        <text:list-item>
          <text:p text:style-name="P340">Uses world space coordinates.</text:p>
        </text:list-item>
        <text:list-item>
          <text:p text:style-name="P341">The optional color parameter is using the 0xRRGGBBAA format.</text:p>
        </text:list-item>
      </text:list>
      <text:p text:style-name="P52"/>
      <text:p text:style-name="P63"/>
      <text:h text:style-name="P217" text:outline-level="3"><text:bookmark-start text:name="__RefHeading___Toc1022_2121071810"/><text:soft-page-break/>Control Flow<text:bookmark-end text:name="__RefHeading___Toc1022_2121071810"/></text:h>
      <text:p text:style-name="P156">void yieldExecution()</text:p>
      <text:list xml:id="list220134528" text:style-name="L56">
        <text:list-item>
          <text:p text:style-name="P342">Signals the end of the current frame. The script will continue after this call in the next frame.</text:p>
        </text:list-item>
        <text:list-item>
          <text:p text:style-name="P342">Best practise: Call this only in a single script function that acts as a general function ending a frame. When modding a game, you usually wouldn‘t use this at all.</text:p>
        </text:list-item>
      </text:list>
      <text:p text:style-name="Heading_20_4">void System.callFunctionByName(string functionName)</text:p>
      <text:list xml:id="list3561883517" text:style-name="L79">
        <text:list-item>
          <text:p text:style-name="P406">Calls <text:span text:style-name="T392">a script function directly by its name.</text:span></text:p>
        </text:list-item>
        <text:list-item>
          <text:p text:style-name="P327">The parameter must be the name of the script function to <text:span text:style-name="T186">call</text:span>. This only works for functions without parameters and return values.</text:p>
        </text:list-item>
        <text:list-item>
          <text:p text:style-name="P407"><text:span text:style-name="T392">If the function does not exist, nothing happens.</text:span></text:p>
        </text:list-item>
      </text:list>
      <text:p text:style-name="P152">void System.setupCallFrame(<text:span text:style-name="T207">string</text:span> functionName)</text:p>
      <text:list xml:id="list3662296553" text:style-name="L57">
        <text:list-item>
          <text:p text:style-name="P326">Creates a new entry on the call stack, at the start of the given script function.</text:p>
        </text:list-item>
        <text:list-item>
          <text:p text:style-name="P326">The parameter must be the name of the script function to use. This only works for functions without parameters and return values.</text:p>
        </text:list-item>
      </text:list>
      <text:p text:style-name="P184">void System.setupCallFrame(<text:span text:style-name="T207">string</text:span> functionName, <text:span text:style-name="T207">string</text:span> labelName)</text:p>
      <text:list xml:id="list124738052119615" text:continue-numbering="true" text:style-name="L57">
        <text:list-item>
          <text:p text:style-name="P326">Creates a new entry on the call stack, at a label inside the given script function.</text:p>
        </text:list-item>
        <text:list-item>
          <text:p text:style-name="P326">The parameters must both be a strings, the function name (see above), and the name of the label.</text:p>
        </text:list-item>
      </text:list>
      <text:h text:style-name="P218" text:outline-level="3"/>
      <text:h text:style-name="Heading_20_3" text:outline-level="3"><text:bookmark-start text:name="__RefHeading___Toc1024_2121071810"/>Direct VRAM Access<text:bookmark-end text:name="__RefHeading___Toc1024_2121071810"/></text:h>
      <text:p text:style-name="P158">u16 getVRAM(u16 vramAddress)</text:p>
      <text:list xml:id="list1475103594" text:style-name="L58">
        <text:list-item>
          <text:p text:style-name="P344">Reads a u16 value (2 bytes) from the given VRAM address.</text:p>
        </text:list-item>
      </text:list>
      <text:p text:style-name="P158">void setVRAM(u16 vramAddress, u16 value)</text:p>
      <text:list xml:id="list124738632646387" text:continue-numbering="true" text:style-name="L58">
        <text:list-item>
          <text:p text:style-name="P345"><text:span text:style-name="T42">Write</text:span>s a u16 value (2 bytes) <text:span text:style-name="T42">to</text:span> the given VRAM address.</text:p>
        </text:list-item>
      </text:list>
      <text:h text:style-name="Heading_20_3" text:outline-level="3"><text:soft-page-break/></text:h>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2894967563" text:style-name="L59">
        <text:list-item>
          <text:p text:style-name="P346">Set the VRAM address to use for subsequent <text:span text:style-name="T40">calls to VDP.readData* and VDP.writeData*.</text:span></text:p>
        </text:list-item>
      </text:list>
      <text:p text:style-name="Heading_20_4">void VDP.setupVSRAMWrite(u16 vsramAddress)</text:p>
      <text:list xml:id="list124738192532240" text:continue-numbering="true" text:style-name="L59">
        <text:list-item>
          <text:p text:style-name="P346">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24739254718672" text:continue-numbering="true" text:style-name="L59">
        <text:list-item>
          <text:p text:style-name="P346">Set the address <text:span text:style-name="T40">in CRAM (colors) </text:span>to use for subsequent <text:span text:style-name="T40">calls to VDP.readData* and VDP.writeData*.</text:span></text:p>
        </text:list-item>
      </text:list>
      <text:p text:style-name="Heading_20_4">void VDP.setWriteIncrement(u16 increment)</text:p>
      <text:list xml:id="list124737692704824" text:continue-numbering="true" text:style-name="L59">
        <text:list-item>
          <text:p text:style-name="P347">Set the <text:span text:style-name="T41">number of bytes to advance after each call to VDP.readData16 and VDP.writeData16.</text:span></text:p>
        </text:list-item>
      </text:list>
      <text:p text:style-name="Heading_20_4">u16 VDP.readData16()</text:p>
      <text:list xml:id="list124738970279054" text:continue-numbering="true" text:style-name="L59">
        <text:list-item>
          <text:p text:style-name="P348">Read a u16 (i.e. 2 bytes) from VRAM / VSRAM / CRAM at the address previously defined with one of the calls above.</text:p>
        </text:list-item>
        <text:list-item>
          <text:p text:style-name="P348">The address will be increased by the current write increment in each call, so multiple calls to this function read from different addresses each time.</text:p>
        </text:list-item>
      </text:list>
      <text:p text:style-name="Heading_20_4">u32 VDP.readData32()</text:p>
      <text:list xml:id="list124739035542351" text:continue-numbering="true" text:style-name="L59">
        <text:list-item>
          <text:p text:style-name="P348">Same as VDP.readData16, but reads a u32 (i.e. 4 bytes).</text:p>
        </text:list-item>
        <text:list-item>
          <text:p text:style-name="P348">Note that internally, this is two calls to VDP.readData16, so write increment is applied once in between and once afterwards.</text:p>
        </text:list-item>
      </text:list>
      <text:p text:style-name="Heading_20_4">void VDP.writeData16(u16 value)</text:p>
      <text:list xml:id="list124738585393523" text:continue-numbering="true" text:style-name="L59">
        <text:list-item>
          <text:p text:style-name="P348">Write a u16 value to VRAM / VSRAM / CRAM. See VDP.readData16 for more information.</text:p>
        </text:list-item>
      </text:list>
      <text:p text:style-name="Heading_20_4"><text:soft-page-break/>void VDP.writeData32(u32 value)</text:p>
      <text:list xml:id="list124737865032073" text:continue-numbering="true" text:style-name="L59">
        <text:list-item>
          <text:p text:style-name="P348">Write a u32 value to VRAM / VSRAM / CRAM. See VDP.readData32 for more information.</text:p>
        </text:list-item>
      </text:list>
      <text:p text:style-name="Heading_20_4">void VDP.copyToVRAM(u32 address, u16 bytes)</text:p>
      <text:list xml:id="list3313026057" text:style-name="L60">
        <text:list-item>
          <text:p text:style-name="P349">Copy memory from the given address (in RAM, extended RAM, or ROM) into VRAM / CRAM / VSRAM.</text:p>
        </text:list-item>
        <text:list-item>
          <text:p text:style-name="P349">This acts like several subsequent calls to VDP.writeData16, so uses the previously defined VRAM / CRAM / VSRAM address.</text:p>
        </text:list-item>
      </text:list>
      <text:p text:style-name="P160">void VDP.zeroVRAM(u16 bytes)</text:p>
      <text:list xml:id="list124738962781532" text:continue-numbering="true" text:style-name="L60">
        <text:list-item>
          <text:p text:style-name="P352">Fill parts of VRAM with zeroes.</text:p>
        </text:list-item>
        <text:list-item>
          <text:p text:style-name="P350">This acts like several subsequent calls to VDP.writeData16, so uses the previously defined VRAM / CRAM / VSRAM address.</text:p>
        </text:list-item>
      </text:list>
      <text:p text:style-name="P160">void VDP.fillVRAMbyDMA(u16 fillValue, u16 vramAddress, u16 bytes)</text:p>
      <text:list xml:id="list124738591777150" text:continue-numbering="true" text:style-name="L60">
        <text:list-item>
          <text:p text:style-name="P352">Fill parts of VRAM with the given u16 value.</text:p>
        </text:list-item>
      </text:list>
      <text:p text:style-name="Heading_20_4">void VDP.copyToVRAMbyDMA(u32 sourceAddress, u16 vramAddress, u16 bytes)</text:p>
      <text:list xml:id="list124739197962547" text:continue-numbering="true" text:style-name="L60">
        <text:list-item>
          <text:p text:style-name="P351">Copy memory from the given address (in RAM, extended RAM, or ROM) into VRAM.</text:p>
        </text:list-item>
        <text:list-item>
          <text:p text:style-name="P353">This is a more handy version of the VDP.setupVRAMWrite + VDP.copyToVRAM combination.</text:p>
        </text:list-item>
      </text:list>
      <text:p text:style-name="Heading_20_4">void VDP.copyToCRAMbyDMA(u32 sourceAddress, u16 vramAddress, u16 bytes)</text:p>
      <text:list xml:id="list124739064962326" text:continue-numbering="true" text:style-name="L60">
        <text:list-item>
          <text:p text:style-name="P351">Copy memory from the given address (in RAM, extended RAM, or ROM) into CRAM.</text:p>
        </text:list-item>
        <text:list-item>
          <text:p text:style-name="P353">This is a more handy version of the VDP.setupVRAMWrite + VDP.copyToCRAM combination.</text:p>
        </text:list-item>
      </text:list>
      <text:p text:style-name="P161">void VDP.Config.setActiveDisplay(u8 enable)</text:p>
      <text:list xml:id="list1598749353" text:style-name="L61">
        <text:list-item>
          <text:p text:style-name="P354">Enables or disables <text:span text:style-name="T77">rendering.</text:span></text:p>
        </text:list-item>
        <text:list-item>
          <text:p text:style-name="P355">Only a blank screen in the backdrop color (black by default) will be shown while rendering is disabled.</text:p>
        </text:list-item>
      </text:list>
      <text:p text:style-name="Heading_20_4">void VDP.Config.setNameTableBasePlaneB(u16 vramAddress)</text:p>
      <text:list xml:id="list124738238803668" text:continue-numbering="true" text:style-name="L61">
        <text:list-item>
          <text:p text:style-name="P355">Define the plane B name table base in VRAM.</text:p>
        </text:list-item>
      </text:list>
      <text:p text:style-name="Heading_20_4"><text:soft-page-break/>void VDP.Config.setNameTableBasePlaneA(u16 vramAddress)</text:p>
      <text:list xml:id="list124738305938436" text:continue-numbering="true" text:style-name="L61">
        <text:list-item>
          <text:p text:style-name="P355">Define the plane A name table base in VRAM.</text:p>
        </text:list-item>
      </text:list>
      <text:p text:style-name="Heading_20_4">void VDP.Config.setNameTableBasePlaneW(u16 vramAddress)</text:p>
      <text:list xml:id="list124737994747220" text:continue-numbering="true" text:style-name="L61">
        <text:list-item>
          <text:p text:style-name="P355">Define the plane W name table base in VRAM.</text:p>
        </text:list-item>
      </text:list>
      <text:p text:style-name="Heading_20_4">void VDP.Config.setVerticalScrolling(<text:span text:style-name="T77">bool</text:span> verticalScrolling, u8 horizontalScrollMask)</text:p>
      <text:list xml:id="list124737736080414" text:continue-numbering="true" text:style-name="L61">
        <text:list-item>
          <text:p text:style-name="P355">Enable or disable vertical scroll mode, i.e. usage of multiple scroll offsets in vertical direction stored in VSRAM.</text:p>
        </text:list-item>
        <text:list-item>
          <text:p text:style-name="P355">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3024325519" text:style-name="L62">
        <text:list-item>
          <text:p text:style-name="P356">Sets the palette index to be used as backdrop color.</text:p>
        </text:list-item>
      </text:list>
      <text:p text:style-name="Heading_20_4">void VDP.Config.setRenderingModeConfiguration(u8 shadowHighlightPalette)</text:p>
      <text:list xml:id="list1180080422" text:style-name="L63">
        <text:list-item>
          <text:p text:style-name="P357">Switches to other rendering modes. Not yet supported!</text:p>
        </text:list-item>
      </text:list>
      <text:p text:style-name="P162">void VDP.Config.setPlayfieldSizeInPixels(u16 width, u16 height)</text:p>
      <text:list xml:id="list124737672756712" text:continue-numbering="true" text:style-name="L63">
        <text:list-item>
          <text:p text:style-name="P357">Defines the size in pixels of plane A and plane B.</text:p>
        </text:list-item>
        <text:list-item>
          <text:p text:style-name="P357">Use only powers of two, between 256 and 1024 pixels for width and height.</text:p>
        </text:list-item>
      </text:list>
      <text:p text:style-name="P162">void VDP.Config.setPlayfieldSizeInPatterns(u16 width, u16 height)</text:p>
      <text:list xml:id="list124738285887498" text:continue-numbering="true" text:style-name="L63">
        <text:list-item>
          <text:p text:style-name="P357">Same as VDP.Config.setPlayfieldSizeInPatterns, but using patterns as input, with one pattern being 8 pixels in size.</text:p>
        </text:list-item>
        <text:list-item>
          <text:p text:style-name="P357">Valid values are powers of two, between 32 and 128 patterns for width and height.</text:p>
        </text:list-item>
      </text:list>
      <text:p text:style-name="Heading_20_4">void VDP.Config.setupWindowPlane(<text:span text:style-name="T79">bool</text:span> useWindowPlane, u16 splitY)</text:p>
      <text:list xml:id="list124739090433828" text:continue-numbering="true" text:style-name="L63">
        <text:list-item>
          <text:p text:style-name="P358"><text:span text:style-name="T79">Setup usage of plane W</text:span>.</text:p>
        </text:list-item>
        <text:list-item>
          <text:p text:style-name="P360">If plane W is enabled, the screen will get split horizontally at pixel position splitY, with plane W being shown above and plane A shown below.</text:p>
        </text:list-item>
      </text:list>
      <text:p text:style-name="Heading_20_4"><text:soft-page-break/>void VDP.Config.setPlaneWScrollOffset(u16 x, u8 y)</text:p>
      <text:list xml:id="list124738353223143" text:continue-numbering="true" text:style-name="L63">
        <text:list-item>
          <text:p text:style-name="P358"><text:span text:style-name="T79">Set plane W scroll offset</text:span>.</text:p>
        </text:list-item>
      </text:list>
      <text:p text:style-name="P45"/>
      <text:p text:style-name="P45"/>
      <text:h text:style-name="P219"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124738208238076" text:continue-numbering="true" text:style-name="L63">
        <text:list-item>
          <text:p text:style-name="P361">Set a palette entry directly without using the usual VDP mechanisms (involving CRAM).</text:p>
        </text:list-item>
        <text:list-item>
          <text:p text:style-name="P361">This way, you can access all entries up to index 0xff and write a 32-bit color value in ABGR format (i.e. least significant byte is red). Note that the alpha channel will get ignored.</text:p>
        </text:list-item>
        <text:list-item>
          <text:p text:style-name="P361">This function needs to be called in each frame again, otherwise will only have an effect for a single frame.</text:p>
        </text:list-item>
      </text:list>
      <text:p text:style-name="Heading_20_4">void Renderer.setPaletteEntryPacked(u8 index, u16 color)</text:p>
      <text:list xml:id="list124737849683734" text:continue-numbering="true" text:style-name="L63">
        <text:list-item>
          <text:p text:style-name="P361">Same as Renderer.setPaletteEntry, but using the packed 16-bit color format.</text:p>
        </text:list-item>
        <text:list-item>
          <text:p text:style-name="P359"><text:span text:style-name="T80">Depending on its topmost bit, a color value can be one of the following</text:span>:</text:p>
          <text:list>
            <text:list-item>
              <text:p text:style-name="P359"><text:span text:style-name="T80">the 9-bit VDP </text:span>colors <text:span text:style-name="T80">format <text:s text:c="4"/></text:span>0000 BBB0 GGG0 RRR0</text:p>
            </text:list-item>
            <text:list-item>
              <text:p text:style-name="P359"><text:span text:style-name="T80">or an extended 15-bit format <text:s text:c="2"/></text:span>1BBB BBGG GGGR RRRR</text:p>
            </text:list-item>
          </text:list>
        </text:list-item>
      </text:list>
      <text:p text:style-name="Heading_20_4">void Renderer.enableSecondaryPalette(u8 line)</text:p>
      <text:list xml:id="list124739540997898" text:continue-numbering="true" text:style-name="L63">
        <text:list-item>
          <text:p text:style-name="P361">Enables a secondary palette to be used below the given pixel line.</text:p>
        </text:list-item>
        <text:list-item>
          <text:p text:style-name="P361">This is used e.g. in Sonic game projects for the split between normal and underwater colors.</text:p>
        </text:list-item>
        <text:list-item>
          <text:p text:style-name="P361">This function needs to be called in each frame again, otherwise will only have an effect for a single frame.</text:p>
        </text:list-item>
      </text:list>
      <text:p text:style-name="Heading_20_4">void Renderer.setSecondaryPaletteEntryPacked(u8 index, u16 color)</text:p>
      <text:list xml:id="list124738911982489" text:continue-numbering="true" text:style-name="L63">
        <text:list-item>
          <text:p text:style-name="P361">Same as Renderer.setPaletteEntryPacked, but for the secondary palette.</text:p>
        </text:list-item>
      </text:list>
      <text:p text:style-name="Heading_20_4">void Renderer.setScrollOffsetH(u8 setIndex, u16 lineNumber, u16 value)</text:p>
      <text:list xml:id="list124738214621197" text:continue-numbering="true" text:style-name="L63">
        <text:list-item>
          <text:p text:style-name="P363">Sets a horizontal scroll offset directly<text:span text:style-name="T80"> without using the usual VDP mechanisms.</text:span></text:p>
        </text:list-item>
        <text:list-item>
          <text:p text:style-name="P365"><text:soft-page-break/>This allows you to access the usual plane A (setIndex == 1) and B (setIndex == 0) scroll offsets, but also additional scroll offset sets (indices 0x02 and 0x03) that can be useful for custom planes, see Renderer.setupPlane.</text:p>
        </text:list-item>
        <text:list-item>
          <text:p text:style-name="P362">This function needs to be called in each frame again, otherwise will only have an effect for a single frame.</text:p>
        </text:list-item>
      </text:list>
      <text:p text:style-name="Heading_20_4">void Renderer.setScrollOffsetV(u8 setIndex, u16 rowNumber, u16 value)</text:p>
      <text:list xml:id="list124738343740940" text:continue-numbering="true" text:style-name="L63">
        <text:list-item>
          <text:p text:style-name="P364">Sets a <text:span text:style-name="T81">vertical</text:span> scroll offset directly<text:span text:style-name="T80"> without using the usual VDP mechanisms.</text:span></text:p>
        </text:list-item>
        <text:list-item>
          <text:p text:style-name="P365">See Renderer.setScrollOffsetH for more info.</text:p>
        </text:list-item>
      </text:list>
      <text:p text:style-name="Heading_20_4">void Renderer.setHorizontalScrollNoRepeat(u8 setIndex, <text:span text:style-name="T81">bool</text:span> enable)</text:p>
      <text:list xml:id="list124738219950274" text:continue-numbering="true" text:style-name="L63">
        <text:list-item>
          <text:p text:style-name="P365">Enables or disables the "NoRepeat" mode for horizontal scrolling, for the given scroll offset set.</text:p>
        </text:list-item>
        <text:list-item>
          <text:p text:style-name="P365">If enabled, horizontal scrolling will not wrap back inside the plane, but fill everything outside with empty / transparent pixels.</text:p>
        </text:list-item>
      </text:list>
      <text:p text:style-name="Heading_20_4">void Renderer.setVerticalScrollOffsetBias(s16 bias)</text:p>
      <text:list xml:id="list124739066789641" text:continue-numbering="true" text:style-name="L63">
        <text:list-item>
          <text:p text:style-name="P365">Set a bias value that the renderer will add to the screen x-position when determining which vertical scrolling offset should be used.</text:p>
        </text:list-item>
        <text:list-item>
          <text:p text:style-name="P365">Only used in vertical scroll mode.</text:p>
        </text:list-item>
      </text:list>
      <text:p text:style-name="Heading_20_4">void Renderer.enforceClearScreen(<text:span text:style-name="T81">bool</text:span> enable)</text:p>
      <text:list xml:id="list124738306283559" text:continue-numbering="true" text:style-name="L63">
        <text:list-item>
          <text:p text:style-name="P365">If enabled, the screen will get completely cleared each frame.</text:p>
        </text:list-item>
        <text:list-item>
          <text:p text:style-name="P365">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3103591604" text:style-name="L64">
        <text:list-item>
          <text:p text:style-name="P366">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2491070085" text:style-name="L65">
        <text:list-item>
          <text:p text:style-name="P367">Define a custom plane for a particular rectangle on the screen.</text:p>
        </text:list-item>
        <text:list-item>
          <text:p text:style-name="P367">Parameters:</text:p>
          <text:list>
            <text:list-item>
              <text:p text:style-name="P367">px, py, width, height define the rectangle on screen</text:p>
            </text:list-item>
            <text:list-item>
              <text:p text:style-name="P367"><text:soft-page-break/>planeIndex refers to: 0x00 = plane B non-prio layer, 0x01 = plane A non-prio layer, 0x02 and 0x03 = plane B / A priority layers</text:p>
            </text:list-item>
            <text:list-item>
              <text:p text:style-name="P367">scrollOffsets is the index of one of the scroll offset set to use, usually 0x00 (plane B offsets) or 0x01 (plane A offsets), but can as well be a custom set (0x02 and 0x03)</text:p>
            </text:list-item>
            <text:list-item>
              <text:p text:style-name="P367">renderQueue defines when this plane will get rendered in relation to other planes and sprites</text:p>
            </text:list-item>
          </text:list>
        </text:list-item>
        <text:list-item>
          <text:p text:style-name="P367">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092995947" text:style-name="L66">
        <text:list-item>
          <text:p text:style-name="P368">Removed previously defined custom planes and restores the default planes again.</text:p>
        </text:list-item>
      </text:list>
      <text:p text:style-name="Heading_20_4">void Renderer.resetSprites()</text:p>
      <text:list xml:id="list3773928108" text:style-name="L67">
        <text:list-item>
          <text:p text:style-name="P369">Clears the list of sprites to be rendered.</text:p>
        </text:list-item>
        <text:list-item>
          <text:p text:style-name="P369">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2868689952" text:style-name="L68">
        <text:list-item>
          <text:p text:style-name="P370">Draws a sprite <text:span text:style-name="T83">like</text:span> the VDP does <text:span text:style-name="T83">on original Mega Drive / Genesis hardware (VDP using its data in the sprite attributes table = SAT)</text:span>.</text:p>
        </text:list-item>
        <text:list-item>
          <text:p text:style-name="P371">Parameters:</text:p>
          <text:list>
            <text:list-item>
              <text:p text:style-name="P371">px and py is the position on screen. Note that this is using actual screen coordinates (without the 0x80 offset preset in the SAT)</text:p>
            </text:list-item>
            <text:list-item>
              <text:p text:style-name="P371">encodedSize is a byte of the format 00WW00HH, where WW is the width and HH is the height between 00 (1 pattern = 8 pixels) and 11 (4 patterns = 32 pixels)</text:p>
            </text:list-item>
            <text:list-item>
              <text:p text:style-name="P371">patternIndex is an encoded reference to the patterns to use for drawing; same format as in SAT</text:p>
            </text:list-item>
            <text:list-item>
              <text:p text:style-name="P372">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2890744969" text:style-name="L69">
        <text:list-item>
          <text:p text:style-name="P376">Same as Renderer.drawVdpSprite, but supporting an additional alpha transparency value (0xff for full opacity).</text:p>
        </text:list-item>
      </text:list>
      <text:p text:style-name="Heading_20_4"><text:soft-page-break/>void Renderer.drawVdpSpriteTint<text:span text:style-name="T284">ed</text:span>(s16 px, s16 py, u8 encodedSize, u16 patternIndex, u16 renderQueue, u32 tintColor, u32 addedColor)</text:p>
      <text:list xml:id="list124739049135486" text:continue-numbering="true" text:style-name="L69">
        <text:list-item>
          <text:p text:style-name="P377">Same as Renderer.drawVdpSprite, but <text:span text:style-name="T86">supporting a multiplicative tint color and an additive colo</text:span><text:span text:style-name="T286">r</text:span></text:p>
        </text:list-item>
        <text:list-item>
          <text:p text:style-name="P377"><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124737727169546" text:continue-numbering="true" text:style-name="L69">
        <text:list-item>
          <text:p text:style-name="P378">Check if there is a custom / modded sprite with the given key. The key must be a string here.</text:p>
        </text:list-item>
      </text:list>
      <text:p text:style-name="P47"/>
      <text:p text:style-name="P163">void Renderer.drawCustomSprite(u64 key, s16 px, s16 py, u8 atex, u8 flags, u16 renderQueue)<text:line-break/>void Renderer.drawCustomSprite(u64 key, s16 px, s16 py, u8 atex, u8 flags, u16 renderQueue, u8 angle, u8 alpha)<text:line-break/>void Renderer.drawCustomSprite<text:span text:style-name="T285">Tinted</text:span>(u64 key, s16 px, s16 py, u8 atex, u8 flags, u16 renderQueue, u8 angle, u32 tint<text:span text:style-name="T285">Color</text:span>, s32 scale)</text:p>
      <text:list xml:id="list124738506839716" text:continue-numbering="true" text:style-name="L69">
        <text:list-item>
          <text:p text:style-name="P378">Draw a custom / modded sprite.</text:p>
        </text:list-item>
        <text:list-item>
          <text:p text:style-name="P378">Parameters:</text:p>
          <text:list>
            <text:list-item>
              <text:p text:style-name="P378">key is a string referencing a custom sprite loaded from a PNG or BMP file, or it‘s the result of a Renderer.setupCustom*Sprite call</text:p>
            </text:list-item>
            <text:list-item>
              <text:p text:style-name="P378">px and py denote the position where to draw the sprite on the screen</text:p>
            </text:list-item>
            <text:list-item>
              <text:p text:style-name="P379">atex is an offset added to palette indices inside palette sprites (not used for <text:span text:style-name="T87">component</text:span> sprites loaded from PNGs)</text:p>
            </text:list-item>
            <text:list-item>
              <text:p text:style-name="P378">flags is a combination of:</text:p>
              <text:list>
                <text:list-item>
                  <text:p text:style-name="P378">0x01 = flip horizontally</text:p>
                </text:list-item>
                <text:list-item>
                  <text:p text:style-name="P378">0x02 = flip vertically</text:p>
                </text:list-item>
                <text:list-item>
                  <text:p text:style-name="P378">0x20 = interpret px/py as world space coordinates (see setWorldSpaceOffset) instead of a screen position</text:p>
                </text:list-item>
                <text:list-item>
                  <text:p text:style-name="P378">0x40 = draw sprite with priority flag</text:p>
                </text:list-item>
                <text:list-item>
                  <text:p text:style-name="P378">0x80 = ignore global tint and added color, even if this is an <text:span text:style-name="T87">component</text:span> sprite, where those would usually be applied automatically</text:p>
                </text:list-item>
              </text:list>
            </text:list-item>
            <text:list-item>
              <text:p text:style-name="P381">angle <text:span text:style-name="T221">is the rotation angle to draw, covering the full u8 range (0 is 0°, and 0xff is just below 360°)</text:span></text:p>
            </text:list-item>
            <text:list-item>
              <text:p text:style-name="P381">alpha <text:span text:style-name="T222">is an alpha transparence value between 0 (completely invisible) and 0xff (fully opaque)</text:span></text:p>
            </text:list-item>
            <text:list-item>
              <text:p text:style-name="P374"><text:span text:style-name="T220">tin</text:span><text:span text:style-name="T115">t</text:span><text:span text:style-name="T135">Color</text:span><text:span text:style-name="T115"> </text:span><text:span text:style-name="T116">can be used to change the sprites colors by channel-wise multiplication</text:span></text:p>
              <text:list>
                <text:list-item>
                  <text:p text:style-name="P382"><text:soft-page-break/><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74"><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75"><text:span text:style-name="T220">scale is a scaling factor for the sprite as a </text:span><text:a xlink:type="simple" xlink:href="#Fixed point numbers" text:style-name="Internet_20_link" text:visited-style-name="Visited_20_Internet_20_Link"><text:span text:style-name="T220">16.16 fixed point number</text:span></text:a><text:span text:style-name="T220"> – i.e. a value of 0x</text:span><text:span text:style-name="T115">2</text:span><text:span text:style-name="T220">0000 would draw the sprite </text:span><text:span text:style-name="T115">in double size</text:span></text:p>
            </text:list-item>
          </text:list>
        </text:list-item>
      </text:list>
      <text:p text:style-name="P172">void Renderer.drawCustomSprite<text:span text:style-name="T218">WithTransform</text:span>(u64 key, s16 px, s16 py, u8 atex, u8 flags, u16 renderQueue, u32 tint<text:span text:style-name="T286">Color</text:span>, s32 <text:span text:style-name="T199">m</text:span><text:span text:style-name="T200">11, s32 </text:span><text:span text:style-name="T199">m</text:span><text:span text:style-name="T200">12, s32 </text:span><text:span text:style-name="T199">m</text:span><text:span text:style-name="T200">21, s32 </text:span><text:span text:style-name="T199">m</text:span><text:span text:style-name="T200">22</text:span>)</text:p>
      <text:list xml:id="list1933190170" text:style-name="L70">
        <text:list-item>
          <text:p text:style-name="P380">Draw a custom / modded sprite, <text:span text:style-name="T223">this time with a custom 2x2 transformation matrix</text:span>.</text:p>
        </text:list-item>
        <text:list-item>
          <text:p text:style-name="P383">Parameters are the same as for the third Renderer.drawCustomSprite variant, except:</text:p>
          <text:list>
            <text:list-item>
              <text:p text:style-name="P383">angle and scale are replaced by the four entries of a 2x2 matrix (m11, m12, m21, m22 in row-first order)</text:p>
            </text:list-item>
            <text:list-item>
              <text:p text:style-name="P383">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24739158895866" text:continue-list="list124738506839716" text:style-name="L69">
        <text:list-item>
          <text:p text:style-name="P378">Creates a custom sprite from the ROM or RAM.</text:p>
        </text:list-item>
        <text:list-item>
          <text:p text:style-name="P378">These functions are somewhat game-specific, see the existing scripts for examples.</text:p>
        </text:list-item>
      </text:list>
      <text:p text:style-name="Heading_20_4">void Renderer.addSpriteMask(s16 px, s16 py, s16 width, s16 height, u16 renderQueue, u8 priorityFlag)</text:p>
      <text:list xml:id="list124739429687455" text:continue-numbering="true" text:style-name="L69">
        <text:list-item>
          <text:p text:style-name="P384">Add a mask that hides all sprites with a lower render queue.</text:p>
        </text:list-item>
      </text:list>
      <text:p text:style-name="Heading_20_4">void Renderer.addSpriteMaskWorld(s16 px, s16 py, s16 width, s16 height, u16 renderQueue, u8 priorityFlag)</text:p>
      <text:list xml:id="list124739163676996" text:continue-numbering="true" text:style-name="L69">
        <text:list-item>
          <text:p text:style-name="P384">Same as Renderer.addSpriteMask, but uses world space coordinates.</text:p>
        </text:list-item>
      </text:list>
      <text:p text:style-name="Heading_20_4">void Renderer.resetViewport(u16 renderQueue)</text:p>
      <text:list xml:id="list563330636" text:style-name="L71">
        <text:list-item>
          <text:p text:style-name="P385">Reset a previous reduction of the viewport to a smaller portion of the screen, see Renderer.setViewport.</text:p>
        </text:list-item>
      </text:list>
      <text:p text:style-name="Heading_20_4">void Renderer.setViewport(s16 px, s16 py, s16 width, s16 height, u16 renderQueue)</text:p>
      <text:list xml:id="list124738746793336" text:continue-numbering="true" text:style-name="L71">
        <text:list-item>
          <text:p text:style-name="P385">Reduce the viewport to a smaller portion of the screen.</text:p>
        </text:list-item>
      </text:list>
      <text:p text:style-name="Heading_20_4"><text:soft-page-break/>void Renderer.setGlobalComponentTint(s16 tintR, s16 tintG, s16 tintB, s16 addedR, s16 addedG, s16 addedB)</text:p>
      <text:list xml:id="list124737646218543" text:continue-numbering="true" text:style-name="L71">
        <text:list-item>
          <text:p text:style-name="P385">Define the global tint color and added color, which will get applied to component sprites.</text:p>
        </text:list-item>
        <text:list-item>
          <text:p text:style-name="P385">For tintR/G/B, a value of 0x100 would be a neutral value that does not introduce any change to the colors.</text:p>
        </text:list-item>
        <text:list-item>
          <text:p text:style-name="P386">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87">.</text:span>drawText(<text:span text:style-name="T331">string</text:span> fontKey, <text:span text:style-name="T287">s</text:span>32 px, <text:span text:style-name="T287">s</text:span>32 py, <text:span text:style-name="T208">string</text:span> text, u32 tintColor, <text:span text:style-name="T287">u</text:span>8 alignment, <text:span text:style-name="T287">s</text:span>8 spacing, u16 renderQueue, bool useWorldSpace)</text:p>
      <text:list xml:id="list124738948080305" text:continue-numbering="true" text:style-name="L71">
        <text:list-item>
          <text:p text:style-name="P387">D<text:span text:style-name="T137">raw text to the screen</text:span>.</text:p>
        </text:list-item>
        <text:list-item>
          <text:p text:style-name="P388">Parameters:</text:p>
          <text:list>
            <text:list-item>
              <text:p text:style-name="P392">fontKey is <text:span text:style-name="T152">t</text:span>he name of the font to use, e.g. "smallfont".<text:span text:style-name="T288"> This is the font's file name without path or extension</text:span><text:span text:style-name="T289">.</text:span></text:p>
            </text:list-item>
            <text:list-item>
              <text:p text:style-name="P387"><text:span text:style-name="T289">px and py </text:span><text:span text:style-name="T138">define</text:span><text:span text:style-name="T289"> the anchor position where to draw the text.</text:span></text:p>
            </text:list-item>
            <text:list-item>
              <text:p text:style-name="P388">text is the actual text string to draw.</text:p>
            </text:list-item>
            <text:list-item>
              <text:p text:style-name="P388">tintColor is the color to apply when rendering the text, using 0xRRGGBBAA (red, green, blue, alpha) format.</text:p>
            </text:list-item>
            <text:list-item>
              <text:p text:style-name="P388">alignment can be one of the following:</text:p>
              <text:list>
                <text:list-item>
                  <text:p text:style-name="P388">1: <text:span text:style-name="T290">Left </text:span><text:span text:style-name="T139">/</text:span><text:span text:style-name="T290"> top aligned text </text:span><text:span text:style-name="T291">(</text:span><text:span text:style-name="T290">i.e. t</text:span>he anchor position <text:span text:style-name="T291">at </text:span>px, py is the upper left corner of the text<text:span text:style-name="T291">)</text:span></text:p>
                </text:list-item>
                <text:list-item>
                  <text:p text:style-name="P389"><text:span text:style-name="T139">2</text:span><text:span text:style-name="T105">: </text:span><text:span text:style-name="T139">Horizontally centered / top aligned text</text:span></text:p>
                </text:list-item>
                <text:list-item>
                  <text:p text:style-name="P276">3: Right / top aligned text</text:p>
                </text:list-item>
                <text:list-item>
                  <text:p text:style-name="P389"><text:span text:style-name="T290">4</text:span>: <text:span text:style-name="T290">Left aligned </text:span><text:span text:style-name="T139">/</text:span><text:span text:style-name="T290"> </text:span><text:span text:style-name="T139">vertically centered</text:span><text:span text:style-name="T290"> text</text:span></text:p>
                </text:list-item>
                <text:list-item>
                  <text:p text:style-name="P389"><text:span text:style-name="T139">5</text:span><text:span text:style-name="T105">: </text:span><text:span text:style-name="T139">Horizontally and vertically centered text</text:span></text:p>
                </text:list-item>
                <text:list-item>
                  <text:p text:style-name="P389"><text:span text:style-name="T140">6</text:span><text:span text:style-name="T139">: Right aligned / vertically centered text</text:span></text:p>
                </text:list-item>
                <text:list-item>
                  <text:p text:style-name="P390"><text:span text:style-name="T291">7:</text:span> <text:span text:style-name="T290">Left </text:span><text:span text:style-name="T139">/</text:span><text:span text:style-name="T290"> </text:span><text:span text:style-name="T291">bot</text:span><text:span text:style-name="T290">to</text:span><text:span text:style-name="T291">m</text:span><text:span text:style-name="T290"> aligned text</text:span></text:p>
                </text:list-item>
                <text:list-item>
                  <text:p text:style-name="P391"><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391"><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77">spacing can be used to add additional space between characters. It's measured in pixels and can also be negative. Use the default value of 0 for standard spacing.</text:p>
            </text:list-item>
            <text:list-item>
              <text:p text:style-name="P373"><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393"><text:soft-page-break/><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48"/>
      <text:p text:style-name="P48"/>
      <text:h text:style-name="Heading_20_3" text:outline-level="3"><text:bookmark-start text:name="__RefHeading___Toc2207_162115476"/>Audio Playback<text:bookmark-end text:name="__RefHeading___Toc2207_162115476"/></text:h>
      <text:p text:style-name="Heading_20_4">void Audio.playAudio<text:span text:style-name="T100">(u64 sfxId)</text:span></text:p>
      <text:list xml:id="list3913310232" text:style-name="L72">
        <text:list-item>
          <text:p text:style-name="P394">Starts playback of a sound effect or music track.</text:p>
        </text:list-item>
        <text:list-item>
          <text:p text:style-name="P394">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394">Some sound IDs use a defined channel, which means it can only be played once at a time. Starting a new sound of a channel will stop playback of other sounds using the same channel.</text:p>
        </text:list-item>
      </text:list>
      <text:p text:style-name="P169">bool Audio.isPlayingAudio(u64 sfxId)</text:p>
      <text:list xml:id="list179955243" text:style-name="L73">
        <text:list-item>
          <text:p text:style-name="P397">Checks if a sound effect or music track with the given sound ID is already playing.</text:p>
        </text:list-item>
      </text:list>
      <text:p text:style-name="P169">void Audio.stopChannel(u8 channel)</text:p>
      <text:list xml:id="list1113006778" text:style-name="L74">
        <text:list-item>
          <text:p text:style-name="P398">Stops the sound / music using the given channel.</text:p>
        </text:list-item>
        <text:list-item>
          <text:p text:style-name="P398">Can be used to e.g. stop the music, which is usually taking channel 0.</text:p>
        </text:list-item>
      </text:list>
      <text:p text:style-name="P169">void Audio.fadeOutChannel(u8 channel, u16 length)</text:p>
      <text:list xml:id="list124737947165917" text:continue-numbering="true" text:style-name="L74">
        <text:list-item>
          <text:p text:style-name="P398">Fades out and afterwards stops the sound / music using the given channel.</text:p>
        </text:list-item>
        <text:list-item>
          <text:p text:style-name="P398">The length parameter is expressed in 1/256 seconds, so a value of 0x280 would refer to 2.5 seconds of fade-out time.</text:p>
        </text:list-item>
      </text:list>
      <text:p text:style-name="P169">void Audio.fadeInChannel(u8 channel, u16 length)</text:p>
      <text:list xml:id="list124739518008124" text:continue-numbering="true" text:style-name="L74">
        <text:list-item>
          <text:p text:style-name="P398">Fades in the sound / music using the given channel. This only really makes sense for sounds / music that are right in the middle of fading out.</text:p>
        </text:list-item>
      </text:list>
      <text:p text:style-name="P170"><text:soft-page-break/>void Audio.<text:span text:style-name="T101">pushBack</text:span>Channel(u8 channel)</text:p>
      <text:list xml:id="list124738861351895" text:continue-numbering="true" text:style-name="L74">
        <text:list-item>
          <text:p text:style-name="P399">Pauses playback of the given channel, so that a different sound / music using the same channel can be started. When its playback stops, the old sound / music will fade in and continue.</text:p>
        </text:list-item>
        <text:list-item>
          <text:p text:style-name="P399">A use-case for this would be the extra life jingle in Sonic games, which are meant to pause but not stop the main music, and let it continue as soon as the jingle finished playing.</text:p>
        </text:list-item>
      </text:list>
      <text:p text:style-name="P185"><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2777308562" text:style-name="L75">
        <text:list-item>
          <text:p text:style-name="P400">These <text:span text:style-name="T102">are highly specialized functions only added to handle sped-up versions of music tracks in S3&amp;K. See usage there for examples.</text:span></text:p>
        </text:list-item>
      </text:list>
      <text:p text:style-name="Text_20_body"/>
      <text:p text:style-name="Text_20_body"/>
      <text:h text:style-name="P220" text:outline-level="3"><text:bookmark-start text:name="__RefHeading___Toc2792_4270347240"/>Modding<text:bookmark-end text:name="__RefHeading___Toc2792_4270347240"/></text:h>
      <text:p text:style-name="P174"><text:span text:style-name="T262">bool</text:span> Mods.isModActive(<text:span text:style-name="T209">string</text:span> modName)</text:p>
      <text:list xml:id="list124739048029416" text:continue-list="list3913310232" text:style-name="L72">
        <text:list-item>
          <text:p text:style-name="P395"><text:span text:style-name="T121">Checks whether a mod is active</text:span>.</text:p>
        </text:list-item>
        <text:list-item>
          <text:p text:style-name="P401">The parameter is the mod’s display name, i.e. the "<text:span text:style-name="T105">M</text:span>eta<text:span text:style-name="T105">D</text:span>ata" → "Name" field inside the mod’s "mod.json" file.</text:p>
        </text:list-item>
      </text:list>
      <text:p text:style-name="P175">s32 Mods.getModPriority(<text:span text:style-name="T210">string</text:span> modName)</text:p>
      <text:list xml:id="list124737690178621" text:continue-numbering="true" text:style-name="L72">
        <text:list-item>
          <text:p text:style-name="P396"><text:span text:style-name="T122">Returns the mod’s loading priority as set by the user</text:span>. <text:span text:style-name="T263">This is 0 for the lowest prioritized mod, and increasing for the mods with higher priorities</text:span><text:span text:style-name="T122">. For inactive mods or unknown mod names, -1 is returned.</text:span></text:p>
        </text:list-item>
        <text:list-item>
          <text:p text:style-name="P402">The parameter is the mod’s display name, i.e. the "<text:span text:style-name="T105">M</text:span>eta<text:span text:style-name="T105">D</text:span>ata" → "Name" field inside the mod’s "mod.json" file.</text:p>
        </text:list-item>
      </text:list>
      <text:p text:style-name="P53"/>
      <text:p text:style-name="P51"/>
      <text:h text:style-name="P221" text:outline-level="3"><text:bookmark-start text:name="__RefHeading___Toc1755_1307342976"/>Undocumented<text:bookmark-end text:name="__RefHeading___Toc1755_1307342976"/></text:h>
      <text:p text:style-name="P408"><text:span text:style-name="T103">The</text:span><text:span text:style-name="T342">re </text:span><text:span text:style-name="T162">exist some more</text:span><text:span text:style-name="T103"> functions </text:span><text:span text:style-name="T162">that</text:span><text:span text:style-name="T103"> can be used, but there‘s no </text:span><text:span text:style-name="T395">document</text:span><text:span text:style-name="T103">ion.</text:span><text:span text:style-name="T342"> You can find the full list of ava</text:span><text:span text:style-name="T394">i</text:span><text:span text:style-name="T342">lable functions in the Sonic 3 A.I.R. scripts under "_reference/cpp_core_functions.lemon".</text:span><text:span text:style-name="T103"><text:line-break/></text:span><text:span text:style-name="T342">To get idea what they're for and how they are used,</text:span><text:span text:style-name="T103"> </text:span><text:span text:style-name="T187">you might find results by</text:span><text:span text:style-name="T342"> </text:span><text:span text:style-name="T103">search</text:span><text:span text:style-name="T396">ing</text:span><text:span text:style-name="T103"> for their usage in scripts</text:span><text:span text:style-name="T395">.</text:span></text:p>
      <text:h text:style-name="P198"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46">Most script functions meant for rendering something on the screen – e.g. sprites and planes – have a render queue parameter.</text:p>
      <text:p text:style-name="P46">This is used to determine the order of rendering <text:span text:style-name="T46">independent</text:span> of the order of script calls.</text:p>
      <text:p text:style-name="P46">Render queues in theory range from 0x0000 to 0xffff, with lower values getting rendered first, and higher values overwriting them. In other words, if you want to render something in fron of everything else, use a high render queue like 0xf000.</text:p>
      <text:p text:style-name="P46"/>
      <text:p text:style-name="P46">Common render queue values:</text:p>
      <text:list xml:id="list4238975640" text:style-name="L76">
        <text:list-item>
          <text:p text:style-name="P403">0x1000 for plane B non-prio layer</text:p>
        </text:list-item>
        <text:list-item>
          <text:p text:style-name="P403">0x1800 is where background blur gets applied to everything in lower render queues</text:p>
        </text:list-item>
        <text:list-item>
          <text:p text:style-name="P403">0x2000 for plane A / W non-prio layer</text:p>
        </text:list-item>
        <text:list-item>
          <text:p text:style-name="P403">0x3000 for plane B priority layer</text:p>
        </text:list-item>
        <text:list-item>
          <text:p text:style-name="P403">0x4000 for plane A / W priority layer</text:p>
        </text:list-item>
        <text:list-item>
          <text:p text:style-name="P403">0x9000 .. 0xa000 for game object sprites</text:p>
        </text:list-item>
        <text:list-item>
          <text:p text:style-name="P403">0xe000 for UI <text:span text:style-name="T85">elements</text:span></text:p>
        </text:list-item>
      </text:list>
      <text:p text:style-name="P46"/>
      <text:p text:style-name="P46"/>
      <text:h text:style-name="P222" text:outline-level="3"><text:bookmark-start text:name="__RefHeading___Toc1761_1307342976"/>Palette <text:span text:style-name="T332">Sprites </text:span>vs. Component Sprites<text:bookmark-end text:name="__RefHeading___Toc1761_1307342976"/></text:h>
      <text:p text:style-name="Heading_20_4">Palette sprites</text:p>
      <text:list xml:id="list1454516143" text:style-name="L77">
        <text:list-item>
          <text:p text:style-name="P404"><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04"><text:span text:style-name="T88">Palette sprites </text:span>are internally stored as <text:span text:style-name="T88">one 8-bit index per pixel, i.e. as indexed image</text:span>. The<text:span text:style-name="T88">y</text:span> won‘t work without a palette.</text:p>
        </text:list-item>
      </text:list>
      <text:p text:style-name="P50"/>
      <text:p text:style-name="Heading_20_4"><text:soft-page-break/>Component sprites</text:p>
      <text:list xml:id="list240218184" text:style-name="L78">
        <text:list-item>
          <text:p text:style-name="P405">These are loaded from 32-bit PNGs.</text:p>
        </text:list-item>
        <text:list-item>
          <text:p text:style-name="P405">Component sprites are internally stored in 32-bit ABGR format, i.e. with 8 bits per red, green and blue channel and an 8-bit alpha channel that usually will get alpha blended when being rendered.</text:p>
        </text:list-item>
        <text:list-item>
          <text:p text:style-name="P405">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49"/>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Courier New', monospace"/>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2178535508496">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5-08T12:47:37.205000000</dc:date>
    <meta:editing-duration>PT18H51M40S</meta:editing-duration>
    <meta:editing-cycles>684</meta:editing-cycles>
    <meta:generator>LibreOffice/7.1.4.2$Windows_X86_64 LibreOffice_project/a529a4fab45b75fefc5b6226684193eb000654f6</meta:generator>
    <meta:document-statistic meta:table-count="1" meta:image-count="0" meta:object-count="0" meta:page-count="47" meta:paragraph-count="866" meta:word-count="10327" meta:character-count="61634" meta:non-whitespace-character-count="51799"/>
  </office:meta>
</office:document-meta>
</file>